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4.045cm"/>
    </style:style>
    <style:style style:name="co5" style:family="table-column">
      <style:table-column-properties fo:break-before="auto" style:column-width="3.082cm"/>
    </style:style>
    <style:style style:name="co6" style:family="table-column">
      <style:table-column-properties fo:break-before="auto" style:column-width="4.771cm"/>
    </style:style>
    <style:style style:name="co7" style:family="table-column">
      <style:table-column-properties fo:break-before="auto" style:column-width="3.298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4.881cm"/>
    </style:style>
    <style:style style:name="co11" style:family="table-column">
      <style:table-column-properties fo:break-before="auto" style:column-width="5.106cm"/>
    </style:style>
    <style:style style:name="co12" style:family="table-column">
      <style:table-column-properties fo:break-before="auto" style:column-width="4.471cm"/>
    </style:style>
    <style:style style:name="co13" style:family="table-column">
      <style:table-column-properties fo:break-before="auto" style:column-width="4.66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1" table:default-cell-style-name="ce6"/>
        <table:table-column table:style-name="co6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11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>
            <text:p>Image </text:p>
          </table:table-cell>
          <table:table-cell table:style-name="ce5" office:value-type="string" calcext:value-type="string">
            <text:p>Detector</text:p>
          </table:table-cell>
          <table:table-cell table:style-name="ce5" office:value-type="string" calcext:value-type="string">
            <text:p>Keypoints</text:p>
          </table:table-cell>
          <table:table-cell table:style-name="ce5" office:value-type="string" calcext:value-type="string">
            <text:p>Neighbourhood</text:p>
          </table:table-cell>
          <table:table-cell table:style-name="ce5" office:value-type="string" calcext:value-type="string">
            <text:p>Detector time (ms)</text:p>
          </table:table-cell>
          <table:table-cell table:style-name="ce5" office:value-type="string" calcext:value-type="string">
            <text:p>Descriptor</text:p>
          </table:table-cell>
          <table:table-cell table:style-name="ce5" office:value-type="string" calcext:value-type="string">
            <text:p>Selector</text:p>
          </table:table-cell>
          <table:table-cell table:style-name="ce5" office:value-type="string" calcext:value-type="string">
            <text:p>Matched Keypoints</text:p>
          </table:table-cell>
          <table:table-cell table:style-name="ce5" office:value-type="string" calcext:value-type="string">
            <text:p>Descriptor time (ms)</text:p>
          </table:table-cell>
          <table:table-cell office:value-type="string" calcext:value-type="string">
            <text:p>Total Time (ms)</text:p>
          </table:table-cell>
          <table:table-cell table:style-name="ce5"/>
          <table:table-cell office:value-type="string" calcext:value-type="string">
            <text:p>% of Matched Keypoints</text:p>
          </table:table-cell>
          <table:table-cell table:style-name="ce5"/>
          <table:table-cell office:value-type="string" calcext:value-type="string">
            <text:p>Averag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2.2227" calcext:value-type="float">
            <text:p>32.2227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2]+[.I2]" office:value-type="float" office:value="32.2227" calcext:value-type="float">
            <text:p>32.2227</text:p>
          </table:table-cell>
          <table:table-cell table:style-name="ce5"/>
          <table:table-cell table:formula="of:=[.H2]*100/[.C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1.3974" calcext:value-type="float">
            <text:p>21.3974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5" calcext:value-type="float">
            <text:p>95</text:p>
          </table:table-cell>
          <table:table-cell office:value-type="float" office:value="1.461" calcext:value-type="float">
            <text:p>1.461</text:p>
          </table:table-cell>
          <table:table-cell table:formula="of:=[.E3]+[.I3]" office:value-type="float" office:value="22.8584" calcext:value-type="float">
            <text:p>22.8584</text:p>
          </table:table-cell>
          <table:table-cell table:style-name="ce5"/>
          <table:table-cell table:formula="of:=[.H3]*100/[.C3]" office:value-type="float" office:value="80.5084745762712" calcext:value-type="float">
            <text:p>80.5084745762712</text:p>
          </table:table-cell>
          <table:table-cell table:style-name="ce5"/>
          <table:table-cell table:formula="of:=AVERAGE([.E2:.E11])" office:value-type="float" office:value="19.59623" calcext:value-type="float">
            <text:p>19.59623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7906" calcext:value-type="float">
            <text:p>18.790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8" calcext:value-type="float">
            <text:p>88</text:p>
          </table:table-cell>
          <table:table-cell office:value-type="float" office:value="0.346443" calcext:value-type="float">
            <text:p>0.346443</text:p>
          </table:table-cell>
          <table:table-cell table:formula="of:=[.E4]+[.I4]" office:value-type="float" office:value="19.137043" calcext:value-type="float">
            <text:p>19.137043</text:p>
          </table:table-cell>
          <table:table-cell table:style-name="ce5"/>
          <table:table-cell table:formula="of:=[.H4]*100/[.C4]" office:value-type="float" office:value="71.5447154471545" calcext:value-type="float">
            <text:p>71.544715447154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7.2976" calcext:value-type="float">
            <text:p>17.297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0" calcext:value-type="float">
            <text:p>80</text:p>
          </table:table-cell>
          <table:table-cell office:value-type="float" office:value="0.334452" calcext:value-type="float">
            <text:p>0.334452</text:p>
          </table:table-cell>
          <table:table-cell table:formula="of:=[.E5]+[.I5]" office:value-type="float" office:value="17.632052" calcext:value-type="float">
            <text:p>17.632052</text:p>
          </table:table-cell>
          <table:table-cell table:style-name="ce5"/>
          <table:table-cell table:formula="of:=[.H5]*100/[.C5]" office:value-type="float" office:value="66.6666666666667" calcext:value-type="float">
            <text:p>66.666666666666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0.3162" calcext:value-type="float">
            <text:p>20.316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0" calcext:value-type="float">
            <text:p>90</text:p>
          </table:table-cell>
          <table:table-cell office:value-type="float" office:value="0.34665" calcext:value-type="float">
            <text:p>0.34665</text:p>
          </table:table-cell>
          <table:table-cell table:formula="of:=[.E6]+[.I6]" office:value-type="float" office:value="20.66285" calcext:value-type="float">
            <text:p>20.66285</text:p>
          </table:table-cell>
          <table:table-cell table:style-name="ce5"/>
          <table:table-cell table:formula="of:=[.H6]*100/[.C6]" office:value-type="float" office:value="75" calcext:value-type="float">
            <text:p>75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TOMASI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6293" calcext:value-type="float">
            <text:p>18.629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2" calcext:value-type="float">
            <text:p>82</text:p>
          </table:table-cell>
          <table:table-cell office:value-type="float" office:value="2.88249" calcext:value-type="float">
            <text:p>2.88249</text:p>
          </table:table-cell>
          <table:table-cell table:formula="of:=[.E7]+[.I7]" office:value-type="float" office:value="21.51179" calcext:value-type="float">
            <text:p>21.51179</text:p>
          </table:table-cell>
          <table:table-cell table:style-name="ce5"/>
          <table:table-cell table:formula="of:=[.H7]*100/[.C7]" office:value-type="float" office:value="72.5663716814159" calcext:value-type="float">
            <text:p>72.5663716814159</text:p>
          </table:table-cell>
          <table:table-cell table:style-name="ce5"/>
          <table:table-cell table:formula="of:=AVERAGE([.I3:.I11])" office:value-type="float" office:value="0.874769555555556" calcext:value-type="float">
            <text:p>0.874769555555556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TOMASI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6.8771" calcext:value-type="float">
            <text:p>16.877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79" calcext:value-type="float">
            <text:p>79</text:p>
          </table:table-cell>
          <table:table-cell office:value-type="float" office:value="1.29297" calcext:value-type="float">
            <text:p>1.29297</text:p>
          </table:table-cell>
          <table:table-cell table:formula="of:=[.E8]+[.I8]" office:value-type="float" office:value="18.17007" calcext:value-type="float">
            <text:p>18.17007</text:p>
          </table:table-cell>
          <table:table-cell table:style-name="ce5"/>
          <table:table-cell table:formula="of:=[.H8]*100/[.C8]" office:value-type="float" office:value="69.2982456140351" calcext:value-type="float">
            <text:p>69.298245614035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6.1754" calcext:value-type="float">
            <text:p>16.1754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0.333499" calcext:value-type="float">
            <text:p>0.333499</text:p>
          </table:table-cell>
          <table:table-cell table:formula="of:=[.E9]+[.I9]" office:value-type="float" office:value="16.508899" calcext:value-type="float">
            <text:p>16.508899</text:p>
          </table:table-cell>
          <table:table-cell table:style-name="ce5"/>
          <table:table-cell table:formula="of:=[.H9]*100/[.C9]" office:value-type="float" office:value="69.1056910569106" calcext:value-type="float">
            <text:p>69.1056910569106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ITOMASI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6.1505" calcext:value-type="float">
            <text:p>16.150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6" calcext:value-type="float">
            <text:p>86</text:p>
          </table:table-cell>
          <table:table-cell office:value-type="float" office:value="0.575014" calcext:value-type="float">
            <text:p>0.575014</text:p>
          </table:table-cell>
          <table:table-cell table:formula="of:=[.E10]+[.I10]" office:value-type="float" office:value="16.725514" calcext:value-type="float">
            <text:p>16.725514</text:p>
          </table:table-cell>
          <table:table-cell table:style-name="ce5"/>
          <table:table-cell table:formula="of:=[.H10]*100/[.C10]" office:value-type="float" office:value="77.4774774774775" calcext:value-type="float">
            <text:p>77.4774774774775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TOMASI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1055" calcext:value-type="float">
            <text:p>18.105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2" calcext:value-type="float">
            <text:p>82</text:p>
          </table:table-cell>
          <table:table-cell office:value-type="float" office:value="0.300408" calcext:value-type="float">
            <text:p>0.300408</text:p>
          </table:table-cell>
          <table:table-cell table:formula="of:=[.E11]+[.I11]" office:value-type="float" office:value="18.405908" calcext:value-type="float">
            <text:p>18.405908</text:p>
          </table:table-cell>
          <table:table-cell table:style-name="ce5"/>
          <table:table-cell table:formula="of:=[.H11]*100/[.C11]" office:value-type="float" office:value="73.2142857142857" calcext:value-type="float">
            <text:p>73.2142857142857</text:p>
          </table:table-cell>
          <table:table-cell table:style-name="ce5"/>
          <table:table-cell table:formula="of:=AVERAGE([.L3:.L11])" office:value-type="float" office:value="72.8202142482463" calcext:value-type="float">
            <text:p>72.8202142482463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.7413" calcext:value-type="float">
            <text:p>25.7413</text:p>
          </table:table-cell>
          <table:table-cell table:style-name="ce5" office:value-type="string" calcext:value-type="string">
            <text:p>BRIEF</text:p>
          </table:table-cell>
          <table:table-cell table:style-name="ce5" table:number-columns-repeated="3"/>
          <table:table-cell table:formula="of:=[.E12]+[.I12]" office:value-type="float" office:value="25.7413" calcext:value-type="float">
            <text:p>25.7413</text:p>
          </table:table-cell>
          <table:table-cell table:style-name="ce5"/>
          <table:table-cell table:formula="of:=[.H12]*100/[.C1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9.886" calcext:value-type="float">
            <text:p>19.88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1.92756" calcext:value-type="float">
            <text:p>1.92756</text:p>
          </table:table-cell>
          <table:table-cell table:formula="of:=[.E13]+[.I13]" office:value-type="float" office:value="21.81356" calcext:value-type="float">
            <text:p>21.81356</text:p>
          </table:table-cell>
          <table:table-cell table:style-name="ce5"/>
          <table:table-cell table:formula="of:=[.H13]*100/[.C13]" office:value-type="float" office:value="97.4576271186441" calcext:value-type="float">
            <text:p>97.4576271186441</text:p>
          </table:table-cell>
          <table:table-cell table:style-name="ce5"/>
          <table:table-cell table:formula="of:=AVERAGE([.E12:.E21])" office:value-type="float" office:value="16.92525" calcext:value-type="float">
            <text:p>16.925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8.2631" calcext:value-type="float">
            <text:p>18.263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1" calcext:value-type="float">
            <text:p>111</text:p>
          </table:table-cell>
          <table:table-cell office:value-type="float" office:value="0.325421" calcext:value-type="float">
            <text:p>0.325421</text:p>
          </table:table-cell>
          <table:table-cell table:formula="of:=[.E14]+[.I14]" office:value-type="float" office:value="18.588521" calcext:value-type="float">
            <text:p>18.588521</text:p>
          </table:table-cell>
          <table:table-cell table:style-name="ce5"/>
          <table:table-cell table:formula="of:=[.H14]*100/[.C14]" office:value-type="float" office:value="90.2439024390244" calcext:value-type="float">
            <text:p>90.2439024390244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.9254" calcext:value-type="float">
            <text:p>13.925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office:value-type="float" office:value="0.393036" calcext:value-type="float">
            <text:p>0.393036</text:p>
          </table:table-cell>
          <table:table-cell table:formula="of:=[.E15]+[.I15]" office:value-type="float" office:value="14.318436" calcext:value-type="float">
            <text:p>14.318436</text:p>
          </table:table-cell>
          <table:table-cell table:style-name="ce5"/>
          <table:table-cell table:formula="of:=[.H15]*100/[.C15]" office:value-type="float" office:value="86.6666666666667" calcext:value-type="float">
            <text:p>86.666666666666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.0777" calcext:value-type="float">
            <text:p>16.077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1" calcext:value-type="float">
            <text:p>101</text:p>
          </table:table-cell>
          <table:table-cell office:value-type="float" office:value="0.334269" calcext:value-type="float">
            <text:p>0.334269</text:p>
          </table:table-cell>
          <table:table-cell table:formula="of:=[.E16]+[.I16]" office:value-type="float" office:value="16.411969" calcext:value-type="float">
            <text:p>16.411969</text:p>
          </table:table-cell>
          <table:table-cell table:style-name="ce5"/>
          <table:table-cell table:formula="of:=[.H16]*100/[.C16]" office:value-type="float" office:value="84.1666666666667" calcext:value-type="float">
            <text:p>84.1666666666667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TOMASI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.2691" calcext:value-type="float">
            <text:p>13.269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2" calcext:value-type="float">
            <text:p>102</text:p>
          </table:table-cell>
          <table:table-cell office:value-type="float" office:value="0.506712" calcext:value-type="float">
            <text:p>0.506712</text:p>
          </table:table-cell>
          <table:table-cell table:formula="of:=[.E17]+[.I17]" office:value-type="float" office:value="13.775812" calcext:value-type="float">
            <text:p>13.775812</text:p>
          </table:table-cell>
          <table:table-cell table:style-name="ce5"/>
          <table:table-cell table:formula="of:=[.H17]*100/[.C17]" office:value-type="float" office:value="90.2654867256637" calcext:value-type="float">
            <text:p>90.2654867256637</text:p>
          </table:table-cell>
          <table:table-cell table:style-name="ce5"/>
          <table:table-cell table:formula="of:=AVERAGE([.I13:.I21])" office:value-type="float" office:value="0.733789" calcext:value-type="float">
            <text:p>0.73378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TOMASI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7.8565" calcext:value-type="float">
            <text:p>17.8565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2" calcext:value-type="float">
            <text:p>102</text:p>
          </table:table-cell>
          <table:table-cell office:value-type="float" office:value="2.12541" calcext:value-type="float">
            <text:p>2.12541</text:p>
          </table:table-cell>
          <table:table-cell table:formula="of:=[.E18]+[.I18]" office:value-type="float" office:value="19.98191" calcext:value-type="float">
            <text:p>19.98191</text:p>
          </table:table-cell>
          <table:table-cell table:style-name="ce5"/>
          <table:table-cell table:formula="of:=[.H18]*100/[.C18]" office:value-type="float" office:value="89.4736842105263" calcext:value-type="float">
            <text:p>89.473684210526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7.3232" calcext:value-type="float">
            <text:p>17.323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0" calcext:value-type="float">
            <text:p>100</text:p>
          </table:table-cell>
          <table:table-cell office:value-type="float" office:value="0.352603" calcext:value-type="float">
            <text:p>0.352603</text:p>
          </table:table-cell>
          <table:table-cell table:formula="of:=[.E19]+[.I19]" office:value-type="float" office:value="17.675803" calcext:value-type="float">
            <text:p>17.675803</text:p>
          </table:table-cell>
          <table:table-cell table:style-name="ce5"/>
          <table:table-cell table:formula="of:=[.H19]*100/[.C19]" office:value-type="float" office:value="81.3008130081301" calcext:value-type="float">
            <text:p>81.300813008130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ITOMASI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5.0612" calcext:value-type="float">
            <text:p>15.061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9" calcext:value-type="float">
            <text:p>109</text:p>
          </table:table-cell>
          <table:table-cell office:value-type="float" office:value="0.358403" calcext:value-type="float">
            <text:p>0.358403</text:p>
          </table:table-cell>
          <table:table-cell table:formula="of:=[.E20]+[.I20]" office:value-type="float" office:value="15.419603" calcext:value-type="float">
            <text:p>15.419603</text:p>
          </table:table-cell>
          <table:table-cell table:style-name="ce5"/>
          <table:table-cell table:formula="of:=[.H20]*100/[.C20]" office:value-type="float" office:value="98.1981981981982" calcext:value-type="float">
            <text:p>98.1981981981982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TOMASI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.849" calcext:value-type="float">
            <text:p>11.849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0" calcext:value-type="float">
            <text:p>100</text:p>
          </table:table-cell>
          <table:table-cell office:value-type="float" office:value="0.280687" calcext:value-type="float">
            <text:p>0.280687</text:p>
          </table:table-cell>
          <table:table-cell table:formula="of:=[.E21]+[.I21]" office:value-type="float" office:value="12.129687" calcext:value-type="float">
            <text:p>12.129687</text:p>
          </table:table-cell>
          <table:table-cell table:style-name="ce5"/>
          <table:table-cell table:formula="of:=[.H21]*100/[.C21]" office:value-type="float" office:value="89.2857142857143" calcext:value-type="float">
            <text:p>89.2857142857143</text:p>
          </table:table-cell>
          <table:table-cell table:style-name="ce5"/>
          <table:table-cell table:formula="of:=AVERAGE([.L13:.L21])" office:value-type="float" office:value="89.6731954799149" calcext:value-type="float">
            <text:p>89.673195479914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40.6259" calcext:value-type="float">
            <text:p>40.6259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22]+[.I22]" office:value-type="float" office:value="40.6259" calcext:value-type="float">
            <text:p>40.6259</text:p>
          </table:table-cell>
          <table:table-cell table:style-name="ce5"/>
          <table:table-cell table:formula="of:=[.H22]*100/[.C2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9.1177" calcext:value-type="float">
            <text:p>19.117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table:style-name="ce9" office:value-type="float" office:value="1.84427" calcext:value-type="float">
            <text:p>1.84427</text:p>
          </table:table-cell>
          <table:table-cell table:formula="of:=[.E23]+[.I23]" office:value-type="float" office:value="20.96197" calcext:value-type="float">
            <text:p>20.96197</text:p>
          </table:table-cell>
          <table:table-cell table:style-name="ce5"/>
          <table:table-cell table:formula="of:=[.H23]*100/[.C23]" office:value-type="float" office:value="88.135593220339" calcext:value-type="float">
            <text:p>88.135593220339</text:p>
          </table:table-cell>
          <table:table-cell table:style-name="ce5"/>
          <table:table-cell table:formula="of:=AVERAGE([.E22:.E31])" office:value-type="float" office:value="22.9487" calcext:value-type="float">
            <text:p>22.948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0.5639" calcext:value-type="float">
            <text:p>20.563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3" calcext:value-type="float">
            <text:p>103</text:p>
          </table:table-cell>
          <table:table-cell office:value-type="float" office:value="0.411939" calcext:value-type="float">
            <text:p>0.411939</text:p>
          </table:table-cell>
          <table:table-cell table:formula="of:=[.E24]+[.I24]" office:value-type="float" office:value="20.975839" calcext:value-type="float">
            <text:p>20.975839</text:p>
          </table:table-cell>
          <table:table-cell table:style-name="ce5"/>
          <table:table-cell table:formula="of:=[.H24]*100/[.C24]" office:value-type="float" office:value="83.739837398374" calcext:value-type="float">
            <text:p>83.739837398374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7.7321" calcext:value-type="float">
            <text:p>17.73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0" calcext:value-type="float">
            <text:p>100</text:p>
          </table:table-cell>
          <table:table-cell office:value-type="float" office:value="1.30246" calcext:value-type="float">
            <text:p>1.30246</text:p>
          </table:table-cell>
          <table:table-cell table:formula="of:=[.E25]+[.I25]" office:value-type="float" office:value="19.03456" calcext:value-type="float">
            <text:p>19.03456</text:p>
          </table:table-cell>
          <table:table-cell table:style-name="ce5"/>
          <table:table-cell table:formula="of:=[.H25]*100/[.C25]" office:value-type="float" office:value="83.3333333333333" calcext:value-type="float">
            <text:p>83.333333333333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7.5825" calcext:value-type="float">
            <text:p>17.582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2" calcext:value-type="float">
            <text:p>102</text:p>
          </table:table-cell>
          <table:table-cell office:value-type="float" office:value="3.31986" calcext:value-type="float">
            <text:p>3.31986</text:p>
          </table:table-cell>
          <table:table-cell table:formula="of:=[.E26]+[.I26]" office:value-type="float" office:value="20.90236" calcext:value-type="float">
            <text:p>20.90236</text:p>
          </table:table-cell>
          <table:table-cell table:style-name="ce5"/>
          <table:table-cell table:formula="of:=[.H26]*100/[.C26]" office:value-type="float" office:value="85" calcext:value-type="float">
            <text:p>85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TOMASI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0.9427" calcext:value-type="float">
            <text:p>20.942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3" calcext:value-type="float">
            <text:p>103</text:p>
          </table:table-cell>
          <table:table-cell office:value-type="float" office:value="0.28625" calcext:value-type="float">
            <text:p>0.28625</text:p>
          </table:table-cell>
          <table:table-cell table:formula="of:=[.E27]+[.I27]" office:value-type="float" office:value="21.22895" calcext:value-type="float">
            <text:p>21.22895</text:p>
          </table:table-cell>
          <table:table-cell table:style-name="ce5"/>
          <table:table-cell table:formula="of:=[.H27]*100/[.C27]" office:value-type="float" office:value="91.1504424778761" calcext:value-type="float">
            <text:p>91.1504424778761</text:p>
          </table:table-cell>
          <table:table-cell table:style-name="ce5"/>
          <table:table-cell table:formula="of:=AVERAGE([.I23:.I31])" office:value-type="float" office:value="1.43095722222222" calcext:value-type="float">
            <text:p>1.4309572222222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TOMASI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4.927" calcext:value-type="float">
            <text:p>24.92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8" calcext:value-type="float">
            <text:p>98</text:p>
          </table:table-cell>
          <table:table-cell office:value-type="float" office:value="3.61455" calcext:value-type="float">
            <text:p>3.61455</text:p>
          </table:table-cell>
          <table:table-cell table:formula="of:=[.E28]+[.I28]" office:value-type="float" office:value="28.54155" calcext:value-type="float">
            <text:p>28.54155</text:p>
          </table:table-cell>
          <table:table-cell table:style-name="ce5"/>
          <table:table-cell table:formula="of:=[.H28]*100/[.C28]" office:value-type="float" office:value="85.9649122807017" calcext:value-type="float">
            <text:p>85.964912280701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9.4137" calcext:value-type="float">
            <text:p>19.413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8" calcext:value-type="float">
            <text:p>98</text:p>
          </table:table-cell>
          <table:table-cell office:value-type="float" office:value="0.885412" calcext:value-type="float">
            <text:p>0.885412</text:p>
          </table:table-cell>
          <table:table-cell table:formula="of:=[.E29]+[.I29]" office:value-type="float" office:value="20.299112" calcext:value-type="float">
            <text:p>20.299112</text:p>
          </table:table-cell>
          <table:table-cell table:style-name="ce5"/>
          <table:table-cell table:formula="of:=[.H29]*100/[.C29]" office:value-type="float" office:value="79.6747967479675" calcext:value-type="float">
            <text:p>79.674796747967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ITOMASI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8.9241" calcext:value-type="float">
            <text:p>18.924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2" calcext:value-type="float">
            <text:p>102</text:p>
          </table:table-cell>
          <table:table-cell office:value-type="float" office:value="0.343053" calcext:value-type="float">
            <text:p>0.343053</text:p>
          </table:table-cell>
          <table:table-cell table:formula="of:=[.E30]+[.I30]" office:value-type="float" office:value="19.267153" calcext:value-type="float">
            <text:p>19.267153</text:p>
          </table:table-cell>
          <table:table-cell table:style-name="ce5"/>
          <table:table-cell table:formula="of:=[.H30]*100/[.C30]" office:value-type="float" office:value="91.8918918918919" calcext:value-type="float">
            <text:p>91.8918918918919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TOMASI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9.6574" calcext:value-type="float">
            <text:p>29.657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7" calcext:value-type="float">
            <text:p>97</text:p>
          </table:table-cell>
          <table:table-cell office:value-type="float" office:value="0.870821" calcext:value-type="float">
            <text:p>0.870821</text:p>
          </table:table-cell>
          <table:table-cell table:formula="of:=[.E31]+[.I31]" office:value-type="float" office:value="30.528221" calcext:value-type="float">
            <text:p>30.528221</text:p>
          </table:table-cell>
          <table:table-cell table:style-name="ce5"/>
          <table:table-cell table:formula="of:=[.H31]*100/[.C31]" office:value-type="float" office:value="86.6071428571429" calcext:value-type="float">
            <text:p>86.6071428571429</text:p>
          </table:table-cell>
          <table:table-cell table:style-name="ce5"/>
          <table:table-cell table:formula="of:=AVERAGE([.L23:.L31])" office:value-type="float" office:value="86.1664389119585" calcext:value-type="float">
            <text:p>86.166438911958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.7259" calcext:value-type="float">
            <text:p>25.7259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32]+[.I32]" office:value-type="float" office:value="25.7259" calcext:value-type="float">
            <text:p>25.7259</text:p>
          </table:table-cell>
          <table:table-cell table:style-name="ce5"/>
          <table:table-cell table:formula="of:=[.H32]*100/[.C3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9.4414" calcext:value-type="float">
            <text:p>19.441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0" calcext:value-type="float">
            <text:p>90</text:p>
          </table:table-cell>
          <table:table-cell table:style-name="ce9" office:value-type="float" office:value="5.64305" calcext:value-type="float">
            <text:p>5.64305</text:p>
          </table:table-cell>
          <table:table-cell table:formula="of:=[.E33]+[.I33]" office:value-type="float" office:value="25.08445" calcext:value-type="float">
            <text:p>25.08445</text:p>
          </table:table-cell>
          <table:table-cell table:style-name="ce5"/>
          <table:table-cell table:formula="of:=[.H33]*100/[.C33]" office:value-type="float" office:value="76.271186440678" calcext:value-type="float">
            <text:p>76.271186440678</text:p>
          </table:table-cell>
          <table:table-cell table:style-name="ce5"/>
          <table:table-cell table:formula="of:=AVERAGE([.E32:.E41])" office:value-type="float" office:value="14.296284" calcext:value-type="float">
            <text:p>14.29628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3.7627" calcext:value-type="float">
            <text:p>13.762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8" calcext:value-type="float">
            <text:p>88</text:p>
          </table:table-cell>
          <table:table-cell office:value-type="float" office:value="0.537122" calcext:value-type="float">
            <text:p>0.537122</text:p>
          </table:table-cell>
          <table:table-cell table:formula="of:=[.E34]+[.I34]" office:value-type="float" office:value="14.299822" calcext:value-type="float">
            <text:p>14.299822</text:p>
          </table:table-cell>
          <table:table-cell/>
          <table:table-cell table:formula="of:=[.H34]*100/[.C34]" office:value-type="float" office:value="71.5447154471545" calcext:value-type="float">
            <text:p>71.5447154471545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.675" calcext:value-type="float">
            <text:p>10.67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7" calcext:value-type="float">
            <text:p>87</text:p>
          </table:table-cell>
          <table:table-cell office:value-type="float" office:value="0.36727" calcext:value-type="float">
            <text:p>0.36727</text:p>
          </table:table-cell>
          <table:table-cell table:formula="of:=[.E35]+[.I35]" office:value-type="float" office:value="11.04227" calcext:value-type="float">
            <text:p>11.04227</text:p>
          </table:table-cell>
          <table:table-cell/>
          <table:table-cell table:formula="of:=[.H35]*100/[.C35]" office:value-type="float" office:value="72.5" calcext:value-type="float">
            <text:p>72.5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.2981" calcext:value-type="float">
            <text:p>10.298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9" calcext:value-type="float">
            <text:p>89</text:p>
          </table:table-cell>
          <table:table-cell office:value-type="float" office:value="1.39198" calcext:value-type="float">
            <text:p>1.39198</text:p>
          </table:table-cell>
          <table:table-cell table:formula="of:=[.E36]+[.I36]" office:value-type="float" office:value="11.69008" calcext:value-type="float">
            <text:p>11.69008</text:p>
          </table:table-cell>
          <table:table-cell/>
          <table:table-cell table:formula="of:=[.H36]*100/[.C36]" office:value-type="float" office:value="74.1666666666667" calcext:value-type="float">
            <text:p>74.1666666666667</text:p>
          </table:table-cell>
          <table:table-cell/>
          <table:table-cell office:value-type="string" calcext:value-type="string">
            <text:p>descriptor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TOMASI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.5615" calcext:value-type="float">
            <text:p>13.561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3" calcext:value-type="float">
            <text:p>83</text:p>
          </table:table-cell>
          <table:table-cell office:value-type="float" office:value="0.361804" calcext:value-type="float">
            <text:p>0.361804</text:p>
          </table:table-cell>
          <table:table-cell table:formula="of:=[.E37]+[.I37]" office:value-type="float" office:value="13.923304" calcext:value-type="float">
            <text:p>13.923304</text:p>
          </table:table-cell>
          <table:table-cell/>
          <table:table-cell table:formula="of:=[.H37]*100/[.C37]" office:value-type="float" office:value="73.4513274336283" calcext:value-type="float">
            <text:p>73.4513274336283</text:p>
          </table:table-cell>
          <table:table-cell/>
          <table:table-cell table:formula="of:=AVERAGE([.I33:.I41])" office:value-type="float" office:value="1.13319233333333" calcext:value-type="float">
            <text:p>1.13319233333333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TOMASI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9.96464" calcext:value-type="float">
            <text:p>9.9646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78" calcext:value-type="float">
            <text:p>78</text:p>
          </table:table-cell>
          <table:table-cell office:value-type="float" office:value="0.379049" calcext:value-type="float">
            <text:p>0.379049</text:p>
          </table:table-cell>
          <table:table-cell table:formula="of:=[.E38]+[.I38]" office:value-type="float" office:value="10.343689" calcext:value-type="float">
            <text:p>10.343689</text:p>
          </table:table-cell>
          <table:table-cell/>
          <table:table-cell table:formula="of:=[.H38]*100/[.C38]" office:value-type="float" office:value="68.421052631579" calcext:value-type="float">
            <text:p>68.421052631579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.3034" calcext:value-type="float">
            <text:p>11.303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1" calcext:value-type="float">
            <text:p>81</text:p>
          </table:table-cell>
          <table:table-cell office:value-type="float" office:value="0.777955" calcext:value-type="float">
            <text:p>0.777955</text:p>
          </table:table-cell>
          <table:table-cell table:formula="of:=[.E39]+[.I39]" office:value-type="float" office:value="12.081355" calcext:value-type="float">
            <text:p>12.081355</text:p>
          </table:table-cell>
          <table:table-cell/>
          <table:table-cell table:formula="of:=[.H39]*100/[.C39]" office:value-type="float" office:value="65.8536585365854" calcext:value-type="float">
            <text:p>65.8536585365854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ITOMASI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7.3233" calcext:value-type="float">
            <text:p>17.323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6" calcext:value-type="float">
            <text:p>86</text:p>
          </table:table-cell>
          <table:table-cell office:value-type="float" office:value="0.40958" calcext:value-type="float">
            <text:p>0.40958</text:p>
          </table:table-cell>
          <table:table-cell table:formula="of:=[.E40]+[.I40]" office:value-type="float" office:value="17.73288" calcext:value-type="float">
            <text:p>17.73288</text:p>
          </table:table-cell>
          <table:table-cell/>
          <table:table-cell table:formula="of:=[.H40]*100/[.C40]" office:value-type="float" office:value="77.4774774774775" calcext:value-type="float">
            <text:p>77.4774774774775</text:p>
          </table:table-cell>
          <table:table-cell/>
          <table:table-cell office:value-type="string" calcext:value-type="string">
            <text:p>%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TOMASI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0.9069" calcext:value-type="float">
            <text:p>10.906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4" calcext:value-type="float">
            <text:p>84</text:p>
          </table:table-cell>
          <table:table-cell office:value-type="float" office:value="0.330921" calcext:value-type="float">
            <text:p>0.330921</text:p>
          </table:table-cell>
          <table:table-cell table:formula="of:=[.E41]+[.I41]" office:value-type="float" office:value="11.237821" calcext:value-type="float">
            <text:p>11.237821</text:p>
          </table:table-cell>
          <table:table-cell/>
          <table:table-cell table:formula="of:=[.H41]*100/[.C41]" office:value-type="float" office:value="75" calcext:value-type="float">
            <text:p>75</text:p>
          </table:table-cell>
          <table:table-cell/>
          <table:table-cell table:formula="of:=AVERAGE([.L33:.L41])" office:value-type="float" office:value="72.742898292641" calcext:value-type="float">
            <text:p>72.742898292641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HITOMASI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.4754" calcext:value-type="float">
            <text:p>25.4754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42]+[.I42]" office:value-type="float" office:value="25.4754" calcext:value-type="float">
            <text:p>25.4754</text:p>
          </table:table-cell>
          <table:table-cell table:style-name="ce5"/>
          <table:table-cell table:formula="of:=[.H42]*100/[.C4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/>
          <table:table-cell table:style-name="ce11" table:number-columns-repeated="9"/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0.461377" calcext:value-type="float">
            <text:p>0.461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TOMASI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3.1034" calcext:value-type="float">
            <text:p>13.103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2" calcext:value-type="float">
            <text:p>112</text:p>
          </table:table-cell>
          <table:table-cell office:value-type="float" office:value="0.461377" calcext:value-type="float">
            <text:p>0.461377</text:p>
          </table:table-cell>
          <table:table-cell table:formula="of:=[.E43]+[.I43]" office:value-type="float" office:value="13.564777" calcext:value-type="float">
            <text:p>13.564777</text:p>
          </table:table-cell>
          <table:table-cell table:style-name="ce5"/>
          <table:table-cell table:formula="of:=[.H43]*100/[.C43]" office:value-type="float" office:value="94.9152542372881" calcext:value-type="float">
            <text:p>94.9152542372881</text:p>
          </table:table-cell>
          <table:table-cell/>
          <table:table-cell table:formula="of:=AVERAGE([.E42:.E51])" office:value-type="float" office:value="15.75535" calcext:value-type="float">
            <text:p>15.75535</text:p>
          </table:table-cell>
          <table:table-cell/>
          <table:table-cell table:style-name="ce11"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.0124" calcext:value-type="float">
            <text:p>11.012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9" calcext:value-type="float">
            <text:p>109</text:p>
          </table:table-cell>
          <table:table-cell office:value-type="float" office:value="0.38176" calcext:value-type="float">
            <text:p>0.38176</text:p>
          </table:table-cell>
          <table:table-cell table:formula="of:=[.E44]+[.I44]" office:value-type="float" office:value="11.39416" calcext:value-type="float">
            <text:p>11.39416</text:p>
          </table:table-cell>
          <table:table-cell table:style-name="ce5"/>
          <table:table-cell table:formula="of:=[.H44]*100/[.C44]" office:value-type="float" office:value="88.6178861788618" calcext:value-type="float">
            <text:p>88.6178861788618</text:p>
          </table:table-cell>
          <table:table-cell table:number-columns-repeated="3"/>
          <table:table-cell table:style-name="ce11"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.658" calcext:value-type="float">
            <text:p>13.65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office:value-type="float" office:value="0.366605" calcext:value-type="float">
            <text:p>0.366605</text:p>
          </table:table-cell>
          <table:table-cell table:formula="of:=[.E45]+[.I45]" office:value-type="float" office:value="14.024605" calcext:value-type="float">
            <text:p>14.024605</text:p>
          </table:table-cell>
          <table:table-cell/>
          <table:table-cell table:formula="of:=[.H45]*100/[.C45]" office:value-type="float" office:value="86.6666666666667" calcext:value-type="float">
            <text:p>86.6666666666667</text:p>
          </table:table-cell>
          <table:table-cell table:number-columns-repeated="3"/>
          <table:table-cell table:style-name="ce11"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TOMASI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5.1406" calcext:value-type="float">
            <text:p>15.140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3" calcext:value-type="float">
            <text:p>103</text:p>
          </table:table-cell>
          <table:table-cell office:value-type="float" office:value="0.438229" calcext:value-type="float">
            <text:p>0.438229</text:p>
          </table:table-cell>
          <table:table-cell table:formula="of:=[.E46]+[.I46]" office:value-type="float" office:value="15.578829" calcext:value-type="float">
            <text:p>15.578829</text:p>
          </table:table-cell>
          <table:table-cell/>
          <table:table-cell table:formula="of:=[.H46]*100/[.C46]" office:value-type="float" office:value="85.8333333333333" calcext:value-type="float">
            <text:p>85.8333333333333</text:p>
          </table:table-cell>
          <table:table-cell/>
          <table:table-cell office:value-type="string" calcext:value-type="string">
            <text:p>descriptor</text:p>
          </table:table-cell>
          <table:table-cell/>
          <table:table-cell table:style-name="ce11"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TOMASI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5.7294" calcext:value-type="float">
            <text:p>15.72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9" calcext:value-type="float">
            <text:p>99</text:p>
          </table:table-cell>
          <table:table-cell office:value-type="float" office:value="0.301412" calcext:value-type="float">
            <text:p>0.301412</text:p>
          </table:table-cell>
          <table:table-cell table:formula="of:=[.E47]+[.I47]" office:value-type="float" office:value="16.030812" calcext:value-type="float">
            <text:p>16.030812</text:p>
          </table:table-cell>
          <table:table-cell/>
          <table:table-cell table:formula="of:=[.H47]*100/[.C47]" office:value-type="float" office:value="87.6106194690265" calcext:value-type="float">
            <text:p>87.6106194690265</text:p>
          </table:table-cell>
          <table:table-cell/>
          <table:table-cell table:formula="of:=AVERAGE([.I43:.I51])" office:value-type="float" office:value="0.366892555555556" calcext:value-type="float">
            <text:p>0.366892555555556</text:p>
          </table:table-cell>
          <table:table-cell/>
          <table:table-cell table:style-name="ce11"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TOMASI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5.9664" calcext:value-type="float">
            <text:p>15.966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1" calcext:value-type="float">
            <text:p>101</text:p>
          </table:table-cell>
          <table:table-cell office:value-type="float" office:value="0.294143" calcext:value-type="float">
            <text:p>0.294143</text:p>
          </table:table-cell>
          <table:table-cell table:formula="of:=[.E48]+[.I48]" office:value-type="float" office:value="16.260543" calcext:value-type="float">
            <text:p>16.260543</text:p>
          </table:table-cell>
          <table:table-cell/>
          <table:table-cell table:formula="of:=[.H48]*100/[.C48]" office:value-type="float" office:value="88.5964912280702" calcext:value-type="float">
            <text:p>88.5964912280702</text:p>
          </table:table-cell>
          <table:table-cell table:number-columns-repeated="3"/>
          <table:table-cell table:style-name="ce11"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TOMASI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5.9501" calcext:value-type="float">
            <text:p>15.950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6" calcext:value-type="float">
            <text:p>96</text:p>
          </table:table-cell>
          <table:table-cell office:value-type="float" office:value="0.414024" calcext:value-type="float">
            <text:p>0.414024</text:p>
          </table:table-cell>
          <table:table-cell table:formula="of:=[.E49]+[.I49]" office:value-type="float" office:value="16.364124" calcext:value-type="float">
            <text:p>16.364124</text:p>
          </table:table-cell>
          <table:table-cell/>
          <table:table-cell table:formula="of:=[.H49]*100/[.C49]" office:value-type="float" office:value="78.0487804878049" calcext:value-type="float">
            <text:p>78.0487804878049</text:p>
          </table:table-cell>
          <table:table-cell table:number-columns-repeated="3"/>
          <table:table-cell table:style-name="ce11"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ITOMASI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5.912" calcext:value-type="float">
            <text:p>15.91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6" calcext:value-type="float">
            <text:p>106</text:p>
          </table:table-cell>
          <table:table-cell office:value-type="float" office:value="0.319428" calcext:value-type="float">
            <text:p>0.319428</text:p>
          </table:table-cell>
          <table:table-cell table:formula="of:=[.E50]+[.I50]" office:value-type="float" office:value="16.231428" calcext:value-type="float">
            <text:p>16.231428</text:p>
          </table:table-cell>
          <table:table-cell/>
          <table:table-cell table:formula="of:=[.H50]*100/[.C50]" office:value-type="float" office:value="95.4954954954955" calcext:value-type="float">
            <text:p>95.4954954954955</text:p>
          </table:table-cell>
          <table:table-cell/>
          <table:table-cell office:value-type="string" calcext:value-type="string">
            <text:p>%</text:p>
          </table:table-cell>
          <table:table-cell/>
          <table:table-cell table:style-name="ce11"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TOMASI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5.6058" calcext:value-type="float">
            <text:p>15.605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7" calcext:value-type="float">
            <text:p>97</text:p>
          </table:table-cell>
          <table:table-cell office:value-type="float" office:value="0.325055" calcext:value-type="float">
            <text:p>0.325055</text:p>
          </table:table-cell>
          <table:table-cell table:formula="of:=[.E51]+[.I51]" office:value-type="float" office:value="15.930855" calcext:value-type="float">
            <text:p>15.930855</text:p>
          </table:table-cell>
          <table:table-cell/>
          <table:table-cell table:formula="of:=[.H51]*100/[.C51]" office:value-type="float" office:value="86.6071428571429" calcext:value-type="float">
            <text:p>86.6071428571429</text:p>
          </table:table-cell>
          <table:table-cell/>
          <table:table-cell table:formula="of:=AVERAGE([.L43:.L51])" office:value-type="float" office:value="88.0435188837433" calcext:value-type="float">
            <text:p>88.0435188837433</text:p>
          </table:table-cell>
          <table:table-cell/>
          <table:table-cell table:style-name="ce11"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6618" calcext:value-type="float">
            <text:p>18.6618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52]+[.I52]" office:value-type="float" office:value="18.6618" calcext:value-type="float">
            <text:p>18.6618</text:p>
          </table:table-cell>
          <table:table-cell/>
          <table:table-cell table:formula="of:=[.H52]*100/[.C5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.089" calcext:value-type="float">
            <text:p>17.08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.74394" calcext:value-type="float">
            <text:p>4.74394</text:p>
          </table:table-cell>
          <table:table-cell table:formula="of:=[.E53]+[.I53]" office:value-type="float" office:value="21.83294" calcext:value-type="float">
            <text:p>21.83294</text:p>
          </table:table-cell>
          <table:table-cell table:style-name="ce5"/>
          <table:table-cell table:formula="of:=[.H53]*100/[.C53]" office:value-type="float" office:value="85.7142857142857" calcext:value-type="float">
            <text:p>85.7142857142857</text:p>
          </table:table-cell>
          <table:table-cell table:style-name="ce5"/>
          <table:table-cell table:formula="of:=AVERAGE([.E52:.E61])" office:value-type="float" office:value="18.43784" calcext:value-type="float">
            <text:p>18.4378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.1672" calcext:value-type="float">
            <text:p>17.167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0.087129" calcext:value-type="float">
            <text:p>0.087129</text:p>
          </table:table-cell>
          <table:table-cell table:formula="of:=[.E54]+[.I54]" office:value-type="float" office:value="17.254329" calcext:value-type="float">
            <text:p>17.254329</text:p>
          </table:table-cell>
          <table:table-cell table:style-name="ce5"/>
          <table:table-cell table:formula="of:=[.H54]*100/[.C54]" office:value-type="float" office:value="55.5555555555556" calcext:value-type="float">
            <text:p>55.5555555555556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.8279" calcext:value-type="float">
            <text:p>16.827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0.066444" calcext:value-type="float">
            <text:p>0.066444</text:p>
          </table:table-cell>
          <table:table-cell table:formula="of:=[.E55]+[.I55]" office:value-type="float" office:value="16.894344" calcext:value-type="float">
            <text:p>16.894344</text:p>
          </table:table-cell>
          <table:table-cell/>
          <table:table-cell table:formula="of:=[.H55]*100/[.C55]" office:value-type="float" office:value="66.6666666666667" calcext:value-type="float">
            <text:p>66.6666666666667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6.0718" calcext:value-type="float">
            <text:p>16.07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063902" calcext:value-type="float">
            <text:p>0.063902</text:p>
          </table:table-cell>
          <table:table-cell table:formula="of:=[.E56]+[.I56]" office:value-type="float" office:value="16.135702" calcext:value-type="float">
            <text:p>16.135702</text:p>
          </table:table-cell>
          <table:table-cell/>
          <table:table-cell table:formula="of:=[.H56]*100/[.C56]" office:value-type="float" office:value="57.6923076923077" calcext:value-type="float">
            <text:p>57.6923076923077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8.757" calcext:value-type="float">
            <text:p>28.75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0.103252" calcext:value-type="float">
            <text:p>0.103252</text:p>
          </table:table-cell>
          <table:table-cell table:formula="of:=[.E57]+[.I57]" office:value-type="float" office:value="28.860252" calcext:value-type="float">
            <text:p>28.860252</text:p>
          </table:table-cell>
          <table:table-cell/>
          <table:table-cell table:formula="of:=[.H57]*100/[.C57]" office:value-type="float" office:value="37.2093023255814" calcext:value-type="float">
            <text:p>37.2093023255814</text:p>
          </table:table-cell>
          <table:table-cell/>
          <table:table-cell table:formula="of:=AVERAGE([.I53:.I61])" office:value-type="float" office:value="0.597694222222222" calcext:value-type="float">
            <text:p>0.59769422222222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.8071" calcext:value-type="float">
            <text:p>13.807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0.085438" calcext:value-type="float">
            <text:p>0.085438</text:p>
          </table:table-cell>
          <table:table-cell table:formula="of:=[.E58]+[.I58]" office:value-type="float" office:value="13.892538" calcext:value-type="float">
            <text:p>13.892538</text:p>
          </table:table-cell>
          <table:table-cell/>
          <table:table-cell table:formula="of:=[.H58]*100/[.C58]" office:value-type="float" office:value="88.8888888888889" calcext:value-type="float">
            <text:p>88.888888888888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.7912" calcext:value-type="float">
            <text:p>18.791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072541" calcext:value-type="float">
            <text:p>0.072541</text:p>
          </table:table-cell>
          <table:table-cell table:formula="of:=[.E59]+[.I59]" office:value-type="float" office:value="18.863741" calcext:value-type="float">
            <text:p>18.863741</text:p>
          </table:table-cell>
          <table:table-cell/>
          <table:table-cell table:formula="of:=[.H59]*100/[.C59]" office:value-type="float" office:value="48.3870967741936" calcext:value-type="float">
            <text:p>48.387096774193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.0735" calcext:value-type="float">
            <text:p>17.073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23" calcext:value-type="float">
            <text:p>23</text:p>
          </table:table-cell>
          <table:table-cell office:value-type="float" office:value="0.076593" calcext:value-type="float">
            <text:p>0.076593</text:p>
          </table:table-cell>
          <table:table-cell table:formula="of:=[.E60]+[.I60]" office:value-type="float" office:value="17.150093" calcext:value-type="float">
            <text:p>17.150093</text:p>
          </table:table-cell>
          <table:table-cell/>
          <table:table-cell table:formula="of:=[.H60]*100/[.C60]" office:value-type="float" office:value="88.4615384615385" calcext:value-type="float">
            <text:p>88.4615384615385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.1319" calcext:value-type="float">
            <text:p>20.13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21" calcext:value-type="float">
            <text:p>21</text:p>
          </table:table-cell>
          <table:table-cell office:value-type="float" office:value="0.080009" calcext:value-type="float">
            <text:p>0.080009</text:p>
          </table:table-cell>
          <table:table-cell table:formula="of:=[.E61]+[.I61]" office:value-type="float" office:value="20.211909" calcext:value-type="float">
            <text:p>20.211909</text:p>
          </table:table-cell>
          <table:table-cell/>
          <table:table-cell table:formula="of:=[.H61]*100/[.C61]" office:value-type="float" office:value="61.7647058823529" calcext:value-type="float">
            <text:p>61.7647058823529</text:p>
          </table:table-cell>
          <table:table-cell/>
          <table:table-cell table:formula="of:=AVERAGE([.L53:.L61])" office:value-type="float" office:value="65.5933719957079" calcext:value-type="float">
            <text:p>65.593371995707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.2656" calcext:value-type="float">
            <text:p>18.2656</text:p>
          </table:table-cell>
          <table:table-cell office:value-type="string" calcext:value-type="string">
            <text:p>BRIEF</text:p>
          </table:table-cell>
          <table:table-cell table:style-name="ce5" table:number-columns-repeated="3"/>
          <table:table-cell table:formula="of:=[.E62]+[.I62]" office:value-type="float" office:value="18.2656" calcext:value-type="float">
            <text:p>18.2656</text:p>
          </table:table-cell>
          <table:table-cell/>
          <table:table-cell table:formula="of:=[.H62]*100/[.C6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.3718" calcext:value-type="float">
            <text:p>16.371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0.148524" calcext:value-type="float">
            <text:p>0.148524</text:p>
          </table:table-cell>
          <table:table-cell table:formula="of:=[.E63]+[.I63]" office:value-type="float" office:value="16.520324" calcext:value-type="float">
            <text:p>16.520324</text:p>
          </table:table-cell>
          <table:table-cell table:style-name="ce5"/>
          <table:table-cell table:formula="of:=[.H63]*100/[.C63]" office:value-type="float" office:value="100" calcext:value-type="float">
            <text:p>100</text:p>
          </table:table-cell>
          <table:table-cell table:style-name="ce5"/>
          <table:table-cell table:formula="of:=AVERAGE([.E62:.E71])" office:value-type="float" office:value="16.69364" calcext:value-type="float">
            <text:p>16.6936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.2132" calcext:value-type="float">
            <text:p>14.213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0.105379" calcext:value-type="float">
            <text:p>0.105379</text:p>
          </table:table-cell>
          <table:table-cell table:formula="of:=[.E64]+[.I64]" office:value-type="float" office:value="14.318579" calcext:value-type="float">
            <text:p>14.318579</text:p>
          </table:table-cell>
          <table:table-cell table:style-name="ce5"/>
          <table:table-cell table:formula="of:=[.H64]*100/[.C64]" office:value-type="float" office:value="61.1111111111111" calcext:value-type="float">
            <text:p>61.111111111111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.6368" calcext:value-type="float">
            <text:p>14.636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061611" calcext:value-type="float">
            <text:p>0.061611</text:p>
          </table:table-cell>
          <table:table-cell table:formula="of:=[.E65]+[.I65]" office:value-type="float" office:value="14.698411" calcext:value-type="float">
            <text:p>14.698411</text:p>
          </table:table-cell>
          <table:table-cell/>
          <table:table-cell table:formula="of:=[.H65]*100/[.C65]" office:value-type="float" office:value="71.4285714285714" calcext:value-type="float">
            <text:p>71.428571428571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.0235" calcext:value-type="float">
            <text:p>13.0235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0" calcext:value-type="float">
            <text:p>20</text:p>
          </table:table-cell>
          <table:table-cell office:value-type="float" office:value="0.075147" calcext:value-type="float">
            <text:p>0.075147</text:p>
          </table:table-cell>
          <table:table-cell table:formula="of:=[.E66]+[.I66]" office:value-type="float" office:value="13.098647" calcext:value-type="float">
            <text:p>13.098647</text:p>
          </table:table-cell>
          <table:table-cell/>
          <table:table-cell table:formula="of:=[.H66]*100/[.C66]" office:value-type="float" office:value="76.9230769230769" calcext:value-type="float">
            <text:p>76.9230769230769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7.1241" calcext:value-type="float">
            <text:p>27.124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4" calcext:value-type="float">
            <text:p>24</text:p>
          </table:table-cell>
          <table:table-cell office:value-type="float" office:value="0.098354" calcext:value-type="float">
            <text:p>0.098354</text:p>
          </table:table-cell>
          <table:table-cell table:formula="of:=[.E67]+[.I67]" office:value-type="float" office:value="27.222454" calcext:value-type="float">
            <text:p>27.222454</text:p>
          </table:table-cell>
          <table:table-cell/>
          <table:table-cell table:formula="of:=[.H67]*100/[.C67]" office:value-type="float" office:value="55.8139534883721" calcext:value-type="float">
            <text:p>55.8139534883721</text:p>
          </table:table-cell>
          <table:table-cell/>
          <table:table-cell table:formula="of:=AVERAGE([.I63:.I71])" office:value-type="float" office:value="0.090211" calcext:value-type="float">
            <text:p>0.09021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.3808" calcext:value-type="float">
            <text:p>14.380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6" calcext:value-type="float">
            <text:p>26</text:p>
          </table:table-cell>
          <table:table-cell office:value-type="float" office:value="0.104727" calcext:value-type="float">
            <text:p>0.104727</text:p>
          </table:table-cell>
          <table:table-cell table:formula="of:=[.E68]+[.I68]" office:value-type="float" office:value="14.485527" calcext:value-type="float">
            <text:p>14.485527</text:p>
          </table:table-cell>
          <table:table-cell/>
          <table:table-cell table:formula="of:=[.H68]*100/[.C68]" office:value-type="float" office:value="144.444444444444" calcext:value-type="float">
            <text:p>144.44444444444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7.0081" calcext:value-type="float">
            <text:p>17.008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0.061028" calcext:value-type="float">
            <text:p>0.061028</text:p>
          </table:table-cell>
          <table:table-cell table:formula="of:=[.E69]+[.I69]" office:value-type="float" office:value="17.069128" calcext:value-type="float">
            <text:p>17.069128</text:p>
          </table:table-cell>
          <table:table-cell/>
          <table:table-cell table:formula="of:=[.H69]*100/[.C69]" office:value-type="float" office:value="51.6129032258065" calcext:value-type="float">
            <text:p>51.612903225806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.1148" calcext:value-type="float">
            <text:p>12.114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4" calcext:value-type="float">
            <text:p>24</text:p>
          </table:table-cell>
          <table:table-cell office:value-type="float" office:value="0.069688" calcext:value-type="float">
            <text:p>0.069688</text:p>
          </table:table-cell>
          <table:table-cell table:formula="of:=[.E70]+[.I70]" office:value-type="float" office:value="12.184488" calcext:value-type="float">
            <text:p>12.184488</text:p>
          </table:table-cell>
          <table:table-cell/>
          <table:table-cell table:formula="of:=[.H70]*100/[.C70]" office:value-type="float" office:value="92.3076923076923" calcext:value-type="float">
            <text:p>92.307692307692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.7977" calcext:value-type="float">
            <text:p>19.797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3" calcext:value-type="float">
            <text:p>23</text:p>
          </table:table-cell>
          <table:table-cell office:value-type="float" office:value="0.087441" calcext:value-type="float">
            <text:p>0.087441</text:p>
          </table:table-cell>
          <table:table-cell table:formula="of:=[.E71]+[.I71]" office:value-type="float" office:value="19.885141" calcext:value-type="float">
            <text:p>19.885141</text:p>
          </table:table-cell>
          <table:table-cell/>
          <table:table-cell table:formula="of:=[.H71]*100/[.C71]" office:value-type="float" office:value="67.6470588235294" calcext:value-type="float">
            <text:p>67.6470588235294</text:p>
          </table:table-cell>
          <table:table-cell/>
          <table:table-cell table:formula="of:=AVERAGE([.L63:.L71])" office:value-type="float" office:value="80.1432013058449" calcext:value-type="float">
            <text:p>80.143201305844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6.4341" calcext:value-type="float">
            <text:p>26.4341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72]+[.I72]" office:value-type="float" office:value="26.4341" calcext:value-type="float">
            <text:p>26.4341</text:p>
          </table:table-cell>
          <table:table-cell/>
          <table:table-cell table:formula="of:=[.H72]*100/[.C7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.2211" calcext:value-type="float">
            <text:p>21.221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0.176142" calcext:value-type="float">
            <text:p>0.176142</text:p>
          </table:table-cell>
          <table:table-cell table:formula="of:=[.E73]+[.I73]" office:value-type="float" office:value="21.397242" calcext:value-type="float">
            <text:p>21.397242</text:p>
          </table:table-cell>
          <table:table-cell table:style-name="ce5"/>
          <table:table-cell table:formula="of:=[.H73]*100/[.C73]" office:value-type="float" office:value="85.7142857142857" calcext:value-type="float">
            <text:p>85.7142857142857</text:p>
          </table:table-cell>
          <table:table-cell table:style-name="ce5"/>
          <table:table-cell table:formula="of:=AVERAGE([.E72:.E81])" office:value-type="float" office:value="21.52885" calcext:value-type="float">
            <text:p>21.5288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819" calcext:value-type="float">
            <text:p>18.81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0.561864" calcext:value-type="float">
            <text:p>0.561864</text:p>
          </table:table-cell>
          <table:table-cell table:formula="of:=[.E74]+[.I74]" office:value-type="float" office:value="19.380864" calcext:value-type="float">
            <text:p>19.380864</text:p>
          </table:table-cell>
          <table:table-cell table:style-name="ce5"/>
          <table:table-cell table:formula="of:=[.H74]*100/[.C74]" office:value-type="float" office:value="72.2222222222222" calcext:value-type="float">
            <text:p>72.2222222222222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.3652" calcext:value-type="float">
            <text:p>19.365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0.092885" calcext:value-type="float">
            <text:p>0.092885</text:p>
          </table:table-cell>
          <table:table-cell table:formula="of:=[.E75]+[.I75]" office:value-type="float" office:value="19.458085" calcext:value-type="float">
            <text:p>19.458085</text:p>
          </table:table-cell>
          <table:table-cell/>
          <table:table-cell table:formula="of:=[.H75]*100/[.C75]" office:value-type="float" office:value="76.1904761904762" calcext:value-type="float">
            <text:p>76.190476190476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1.3639" calcext:value-type="float">
            <text:p>21.363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0.116466" calcext:value-type="float">
            <text:p>0.116466</text:p>
          </table:table-cell>
          <table:table-cell table:formula="of:=[.E76]+[.I76]" office:value-type="float" office:value="21.480366" calcext:value-type="float">
            <text:p>21.480366</text:p>
          </table:table-cell>
          <table:table-cell/>
          <table:table-cell table:formula="of:=[.H76]*100/[.C76]" office:value-type="float" office:value="69.2307692307692" calcext:value-type="float">
            <text:p>69.2307692307692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0.653" calcext:value-type="float">
            <text:p>30.65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24" calcext:value-type="float">
            <text:p>24</text:p>
          </table:table-cell>
          <table:table-cell office:value-type="float" office:value="0.101657" calcext:value-type="float">
            <text:p>0.101657</text:p>
          </table:table-cell>
          <table:table-cell table:formula="of:=[.E77]+[.I77]" office:value-type="float" office:value="30.754657" calcext:value-type="float">
            <text:p>30.754657</text:p>
          </table:table-cell>
          <table:table-cell/>
          <table:table-cell table:formula="of:=[.H77]*100/[.C77]" office:value-type="float" office:value="55.8139534883721" calcext:value-type="float">
            <text:p>55.8139534883721</text:p>
          </table:table-cell>
          <table:table-cell/>
          <table:table-cell table:formula="of:=AVERAGE([.I73:.I81])" office:value-type="float" office:value="0.231816777777778" calcext:value-type="float">
            <text:p>0.23181677777777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.6069" calcext:value-type="float">
            <text:p>17.606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0.099203" calcext:value-type="float">
            <text:p>0.099203</text:p>
          </table:table-cell>
          <table:table-cell table:formula="of:=[.E78]+[.I78]" office:value-type="float" office:value="17.706103" calcext:value-type="float">
            <text:p>17.706103</text:p>
          </table:table-cell>
          <table:table-cell/>
          <table:table-cell table:formula="of:=[.H78]*100/[.C78]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.0648" calcext:value-type="float">
            <text:p>18.0648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73929" calcext:value-type="float">
            <text:p>0.73929</text:p>
          </table:table-cell>
          <table:table-cell table:formula="of:=[.E79]+[.I79]" office:value-type="float" office:value="18.80409" calcext:value-type="float">
            <text:p>18.80409</text:p>
          </table:table-cell>
          <table:table-cell/>
          <table:table-cell table:formula="of:=[.H79]*100/[.C79]" office:value-type="float" office:value="48.3870967741936" calcext:value-type="float">
            <text:p>48.387096774193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.7651" calcext:value-type="float">
            <text:p>14.765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24" calcext:value-type="float">
            <text:p>24</text:p>
          </table:table-cell>
          <table:table-cell office:value-type="float" office:value="0.097061" calcext:value-type="float">
            <text:p>0.097061</text:p>
          </table:table-cell>
          <table:table-cell table:formula="of:=[.E80]+[.I80]" office:value-type="float" office:value="14.862161" calcext:value-type="float">
            <text:p>14.862161</text:p>
          </table:table-cell>
          <table:table-cell/>
          <table:table-cell table:formula="of:=[.H80]*100/[.C80]" office:value-type="float" office:value="92.3076923076923" calcext:value-type="float">
            <text:p>92.307692307692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6.9954" calcext:value-type="float">
            <text:p>26.995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20" calcext:value-type="float">
            <text:p>20</text:p>
          </table:table-cell>
          <table:table-cell office:value-type="float" office:value="0.101783" calcext:value-type="float">
            <text:p>0.101783</text:p>
          </table:table-cell>
          <table:table-cell table:formula="of:=[.E81]+[.I81]" office:value-type="float" office:value="27.097183" calcext:value-type="float">
            <text:p>27.097183</text:p>
          </table:table-cell>
          <table:table-cell/>
          <table:table-cell table:formula="of:=[.H81]*100/[.C81]" office:value-type="float" office:value="58.8235294117647" calcext:value-type="float">
            <text:p>58.8235294117647</text:p>
          </table:table-cell>
          <table:table-cell/>
          <table:table-cell table:formula="of:=AVERAGE([.L73:.L81])" office:value-type="float" office:value="73.1877805933084" calcext:value-type="float">
            <text:p>73.187780593308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.8355" calcext:value-type="float">
            <text:p>16.8355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82]+[.I82]" office:value-type="float" office:value="16.8355" calcext:value-type="float">
            <text:p>16.8355</text:p>
          </table:table-cell>
          <table:table-cell/>
          <table:table-cell table:formula="of:=[.H82]*100/[.C8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.3586" calcext:value-type="float">
            <text:p>16.3586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0.104753" calcext:value-type="float">
            <text:p>0.104753</text:p>
          </table:table-cell>
          <table:table-cell table:formula="of:=[.E83]+[.I83]" office:value-type="float" office:value="16.463353" calcext:value-type="float">
            <text:p>16.463353</text:p>
          </table:table-cell>
          <table:table-cell table:style-name="ce5"/>
          <table:table-cell table:formula="of:=[.H83]*100/[.C83]" office:value-type="float" office:value="92.8571428571429" calcext:value-type="float">
            <text:p>92.8571428571429</text:p>
          </table:table-cell>
          <table:table-cell table:style-name="ce5"/>
          <table:table-cell table:formula="of:=AVERAGE([.E82:.E91])" office:value-type="float" office:value="20.1617" calcext:value-type="float">
            <text:p>20.161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.6817" calcext:value-type="float">
            <text:p>12.681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0.072888" calcext:value-type="float">
            <text:p>0.072888</text:p>
          </table:table-cell>
          <table:table-cell table:formula="of:=[.E84]+[.I84]" office:value-type="float" office:value="12.754588" calcext:value-type="float">
            <text:p>12.754588</text:p>
          </table:table-cell>
          <table:table-cell table:style-name="ce5"/>
          <table:table-cell table:formula="of:=[.H84]*100/[.C84]" office:value-type="float" office:value="72.2222222222222" calcext:value-type="float">
            <text:p>72.2222222222222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.5144" calcext:value-type="float">
            <text:p>16.514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073693" calcext:value-type="float">
            <text:p>0.073693</text:p>
          </table:table-cell>
          <table:table-cell table:formula="of:=[.E85]+[.I85]" office:value-type="float" office:value="16.588093" calcext:value-type="float">
            <text:p>16.588093</text:p>
          </table:table-cell>
          <table:table-cell/>
          <table:table-cell table:formula="of:=[.H85]*100/[.C85]" office:value-type="float" office:value="71.4285714285714" calcext:value-type="float">
            <text:p>71.428571428571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6.0994" calcext:value-type="float">
            <text:p>16.099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0.113356" calcext:value-type="float">
            <text:p>0.113356</text:p>
          </table:table-cell>
          <table:table-cell table:formula="of:=[.E86]+[.I86]" office:value-type="float" office:value="16.212756" calcext:value-type="float">
            <text:p>16.212756</text:p>
          </table:table-cell>
          <table:table-cell/>
          <table:table-cell table:formula="of:=[.H86]*100/[.C86]" office:value-type="float" office:value="57.6923076923077" calcext:value-type="float">
            <text:p>57.6923076923077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1.5599" calcext:value-type="float">
            <text:p>31.559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0.112396" calcext:value-type="float">
            <text:p>0.112396</text:p>
          </table:table-cell>
          <table:table-cell table:formula="of:=[.E87]+[.I87]" office:value-type="float" office:value="31.672296" calcext:value-type="float">
            <text:p>31.672296</text:p>
          </table:table-cell>
          <table:table-cell/>
          <table:table-cell table:formula="of:=[.H87]*100/[.C87]" office:value-type="float" office:value="39.5348837209302" calcext:value-type="float">
            <text:p>39.5348837209302</text:p>
          </table:table-cell>
          <table:table-cell/>
          <table:table-cell table:formula="of:=AVERAGE([.I83:.I91])" office:value-type="float" office:value="0.0985408888888889" calcext:value-type="float">
            <text:p>0.0985408888888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.0132" calcext:value-type="float">
            <text:p>19.013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20" calcext:value-type="float">
            <text:p>20</text:p>
          </table:table-cell>
          <table:table-cell office:value-type="float" office:value="0.117545" calcext:value-type="float">
            <text:p>0.117545</text:p>
          </table:table-cell>
          <table:table-cell table:formula="of:=[.E88]+[.I88]" office:value-type="float" office:value="19.130745" calcext:value-type="float">
            <text:p>19.130745</text:p>
          </table:table-cell>
          <table:table-cell/>
          <table:table-cell table:formula="of:=[.H88]*100/[.C88]" office:value-type="float" office:value="111.111111111111" calcext:value-type="float">
            <text:p>111.11111111111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3.2414" calcext:value-type="float">
            <text:p>23.241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0.095105" calcext:value-type="float">
            <text:p>0.095105</text:p>
          </table:table-cell>
          <table:table-cell table:formula="of:=[.E89]+[.I89]" office:value-type="float" office:value="23.336505" calcext:value-type="float">
            <text:p>23.336505</text:p>
          </table:table-cell>
          <table:table-cell/>
          <table:table-cell table:formula="of:=[.H89]*100/[.C89]" office:value-type="float" office:value="45.1612903225807" calcext:value-type="float">
            <text:p>45.161290322580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.9627" calcext:value-type="float">
            <text:p>20.962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21" calcext:value-type="float">
            <text:p>21</text:p>
          </table:table-cell>
          <table:table-cell office:value-type="float" office:value="0.097898" calcext:value-type="float">
            <text:p>0.097898</text:p>
          </table:table-cell>
          <table:table-cell table:formula="of:=[.E90]+[.I90]" office:value-type="float" office:value="21.060598" calcext:value-type="float">
            <text:p>21.060598</text:p>
          </table:table-cell>
          <table:table-cell/>
          <table:table-cell table:formula="of:=[.H90]*100/[.C90]" office:value-type="float" office:value="80.7692307692308" calcext:value-type="float">
            <text:p>80.7692307692308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8.3502" calcext:value-type="float">
            <text:p>28.350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0.099234" calcext:value-type="float">
            <text:p>0.099234</text:p>
          </table:table-cell>
          <table:table-cell table:formula="of:=[.E91]+[.I91]" office:value-type="float" office:value="28.449434" calcext:value-type="float">
            <text:p>28.449434</text:p>
          </table:table-cell>
          <table:table-cell/>
          <table:table-cell table:formula="of:=[.H91]*100/[.C91]" office:value-type="float" office:value="52.9411764705882" calcext:value-type="float">
            <text:p>52.9411764705882</text:p>
          </table:table-cell>
          <table:table-cell/>
          <table:table-cell table:formula="of:=AVERAGE([.L83:.L91])" office:value-type="float" office:value="69.301992954965" calcext:value-type="float">
            <text:p>69.30199295496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.3539" calcext:value-type="float">
            <text:p>30.3539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92]+[.I92]" office:value-type="float" office:value="30.3539" calcext:value-type="float">
            <text:p>30.3539</text:p>
          </table:table-cell>
          <table:table-cell table:style-name="ce5"/>
          <table:table-cell table:formula="of:=[.H92]*100/[.C9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.2162" calcext:value-type="float">
            <text:p>19.216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0.135898" calcext:value-type="float">
            <text:p>0.135898</text:p>
          </table:table-cell>
          <table:table-cell table:formula="of:=[.E93]+[.I93]" office:value-type="float" office:value="19.352098" calcext:value-type="float">
            <text:p>19.352098</text:p>
          </table:table-cell>
          <table:table-cell/>
          <table:table-cell table:formula="of:=[.H93]*100/[.C93]" office:value-type="float" office:value="100" calcext:value-type="float">
            <text:p>100</text:p>
          </table:table-cell>
          <table:table-cell/>
          <table:table-cell table:formula="of:=AVERAGE([.E92:.E101])" office:value-type="float" office:value="18.77762" calcext:value-type="float">
            <text:p>18.7776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.2294" calcext:value-type="float">
            <text:p>17.22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0.049982" calcext:value-type="float">
            <text:p>0.049982</text:p>
          </table:table-cell>
          <table:table-cell table:formula="of:=[.E94]+[.I94]" office:value-type="float" office:value="17.279382" calcext:value-type="float">
            <text:p>17.279382</text:p>
          </table:table-cell>
          <table:table-cell/>
          <table:table-cell table:formula="of:=[.H94]*100/[.C94]" office:value-type="float" office:value="61.1111111111111" calcext:value-type="float">
            <text:p>61.111111111111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.996" calcext:value-type="float">
            <text:p>15.99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0.059149" calcext:value-type="float">
            <text:p>0.059149</text:p>
          </table:table-cell>
          <table:table-cell table:formula="of:=[.E95]+[.I95]" office:value-type="float" office:value="16.055149" calcext:value-type="float">
            <text:p>16.055149</text:p>
          </table:table-cell>
          <table:table-cell/>
          <table:table-cell table:formula="of:=[.H95]*100/[.C95]" office:value-type="float" office:value="76.1904761904762" calcext:value-type="float">
            <text:p>76.190476190476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.4294" calcext:value-type="float">
            <text:p>20.42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9" calcext:value-type="float">
            <text:p>19</text:p>
          </table:table-cell>
          <table:table-cell office:value-type="float" office:value="0.069707" calcext:value-type="float">
            <text:p>0.069707</text:p>
          </table:table-cell>
          <table:table-cell table:formula="of:=[.E96]+[.I96]" office:value-type="float" office:value="20.499107" calcext:value-type="float">
            <text:p>20.499107</text:p>
          </table:table-cell>
          <table:table-cell/>
          <table:table-cell table:formula="of:=[.H96]*100/[.C96]" office:value-type="float" office:value="73.0769230769231" calcext:value-type="float">
            <text:p>73.0769230769231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.4261" calcext:value-type="float">
            <text:p>22.426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22" calcext:value-type="float">
            <text:p>22</text:p>
          </table:table-cell>
          <table:table-cell office:value-type="float" office:value="0.066406" calcext:value-type="float">
            <text:p>0.066406</text:p>
          </table:table-cell>
          <table:table-cell table:formula="of:=[.E97]+[.I97]" office:value-type="float" office:value="22.492506" calcext:value-type="float">
            <text:p>22.492506</text:p>
          </table:table-cell>
          <table:table-cell/>
          <table:table-cell table:formula="of:=[.H97]*100/[.C97]" office:value-type="float" office:value="51.1627906976744" calcext:value-type="float">
            <text:p>51.1627906976744</text:p>
          </table:table-cell>
          <table:table-cell/>
          <table:table-cell table:formula="of:=AVERAGE([.I93:.I101])" office:value-type="float" office:value="0.0858478888888889" calcext:value-type="float">
            <text:p>0.0858478888888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3725" calcext:value-type="float">
            <text:p>11.372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22" calcext:value-type="float">
            <text:p>22</text:p>
          </table:table-cell>
          <table:table-cell office:value-type="float" office:value="0.087255" calcext:value-type="float">
            <text:p>0.087255</text:p>
          </table:table-cell>
          <table:table-cell table:formula="of:=[.E98]+[.I98]" office:value-type="float" office:value="11.459755" calcext:value-type="float">
            <text:p>11.459755</text:p>
          </table:table-cell>
          <table:table-cell/>
          <table:table-cell table:formula="of:=[.H98]*100/[.C98]" office:value-type="float" office:value="122.222222222222" calcext:value-type="float">
            <text:p>122.22222222222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.0039" calcext:value-type="float">
            <text:p>15.003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0.071109" calcext:value-type="float">
            <text:p>0.071109</text:p>
          </table:table-cell>
          <table:table-cell table:formula="of:=[.E99]+[.I99]" office:value-type="float" office:value="15.075009" calcext:value-type="float">
            <text:p>15.075009</text:p>
          </table:table-cell>
          <table:table-cell/>
          <table:table-cell table:formula="of:=[.H99]*100/[.C99]" office:value-type="float" office:value="41.9354838709677" calcext:value-type="float">
            <text:p>41.935483870967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.6006" calcext:value-type="float">
            <text:p>15.600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24" calcext:value-type="float">
            <text:p>24</text:p>
          </table:table-cell>
          <table:table-cell office:value-type="float" office:value="0.052262" calcext:value-type="float">
            <text:p>0.052262</text:p>
          </table:table-cell>
          <table:table-cell table:formula="of:=[.E100]+[.I100]" office:value-type="float" office:value="15.652862" calcext:value-type="float">
            <text:p>15.652862</text:p>
          </table:table-cell>
          <table:table-cell/>
          <table:table-cell table:formula="of:=[.H100]*100/[.C100]" office:value-type="float" office:value="92.3076923076923" calcext:value-type="float">
            <text:p>92.307692307692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0.1482" calcext:value-type="float">
            <text:p>20.148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22" calcext:value-type="float">
            <text:p>22</text:p>
          </table:table-cell>
          <table:table-cell office:value-type="float" office:value="0.180863" calcext:value-type="float">
            <text:p>0.180863</text:p>
          </table:table-cell>
          <table:table-cell table:formula="of:=[.E101]+[.I101]" office:value-type="float" office:value="20.329063" calcext:value-type="float">
            <text:p>20.329063</text:p>
          </table:table-cell>
          <table:table-cell/>
          <table:table-cell table:formula="of:=[.H101]*100/[.C101]" office:value-type="float" office:value="64.7058823529412" calcext:value-type="float">
            <text:p>64.7058823529412</text:p>
          </table:table-cell>
          <table:table-cell/>
          <table:table-cell table:formula="of:=AVERAGE([.L93:.L101])" office:value-type="float" office:value="75.8569535366676" calcext:value-type="float">
            <text:p>75.856953536667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6.25079" calcext:value-type="float">
            <text:p>6.25079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102]+[.I102]" office:value-type="float" office:value="6.25079" calcext:value-type="float">
            <text:p>6.25079</text:p>
          </table:table-cell>
          <table:table-cell/>
          <table:table-cell table:formula="of:=[.H102]*100/[.C10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.818682" calcext:value-type="float">
            <text:p>0.81868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7" calcext:value-type="float">
            <text:p>97</text:p>
          </table:table-cell>
          <table:table-cell office:value-type="float" office:value="0.79205" calcext:value-type="float">
            <text:p>0.79205</text:p>
          </table:table-cell>
          <table:table-cell table:formula="of:=[.E103]+[.I103]" office:value-type="float" office:value="1.610732" calcext:value-type="float">
            <text:p>1.610732</text:p>
          </table:table-cell>
          <table:table-cell table:style-name="ce5"/>
          <table:table-cell table:formula="of:=[.H103]*100/[.C103]" office:value-type="float" office:value="63.8157894736842" calcext:value-type="float">
            <text:p>63.8157894736842</text:p>
          </table:table-cell>
          <table:table-cell table:style-name="ce5"/>
          <table:table-cell table:formula="of:=AVERAGE([.E102:.E111])" office:value-type="float" office:value="1.6845448" calcext:value-type="float">
            <text:p>1.684544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844776" calcext:value-type="float">
            <text:p>0.84477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office:value-type="float" office:value="0.848769" calcext:value-type="float">
            <text:p>0.848769</text:p>
          </table:table-cell>
          <table:table-cell table:formula="of:=[.E104]+[.I104]" office:value-type="float" office:value="1.693545" calcext:value-type="float">
            <text:p>1.693545</text:p>
          </table:table-cell>
          <table:table-cell table:style-name="ce5"/>
          <table:table-cell table:formula="of:=[.H104]*100/[.C104]" office:value-type="float" office:value="69.3333333333333" calcext:value-type="float">
            <text:p>69.333333333333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1.22811" calcext:value-type="float">
            <text:p>1.2281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1" calcext:value-type="float">
            <text:p>101</text:p>
          </table:table-cell>
          <table:table-cell office:value-type="float" office:value="0.557133" calcext:value-type="float">
            <text:p>0.557133</text:p>
          </table:table-cell>
          <table:table-cell table:formula="of:=[.E105]+[.I105]" office:value-type="float" office:value="1.785243" calcext:value-type="float">
            <text:p>1.785243</text:p>
          </table:table-cell>
          <table:table-cell/>
          <table:table-cell table:formula="of:=[.H105]*100/[.C105]" office:value-type="float" office:value="65.1612903225806" calcext:value-type="float">
            <text:p>65.161290322580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.34889" calcext:value-type="float">
            <text:p>1.3488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8" calcext:value-type="float">
            <text:p>98</text:p>
          </table:table-cell>
          <table:table-cell office:value-type="float" office:value="0.538582" calcext:value-type="float">
            <text:p>0.538582</text:p>
          </table:table-cell>
          <table:table-cell table:formula="of:=[.E106]+[.I106]" office:value-type="float" office:value="1.887472" calcext:value-type="float">
            <text:p>1.887472</text:p>
          </table:table-cell>
          <table:table-cell/>
          <table:table-cell table:formula="of:=[.H106]*100/[.C106]" office:value-type="float" office:value="65.7718120805369" calcext:value-type="float">
            <text:p>65.7718120805369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.30765" calcext:value-type="float">
            <text:p>1.3076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0.520703" calcext:value-type="float">
            <text:p>0.520703</text:p>
          </table:table-cell>
          <table:table-cell table:formula="of:=[.E107]+[.I107]" office:value-type="float" office:value="1.828353" calcext:value-type="float">
            <text:p>1.828353</text:p>
          </table:table-cell>
          <table:table-cell/>
          <table:table-cell table:formula="of:=[.H107]*100/[.C107]" office:value-type="float" office:value="57.0469798657718" calcext:value-type="float">
            <text:p>57.0469798657718</text:p>
          </table:table-cell>
          <table:table-cell/>
          <table:table-cell table:formula="of:=AVERAGE([.I103:.I111])" office:value-type="float" office:value="0.684388444444444" calcext:value-type="float">
            <text:p>0.68438844444444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.26807" calcext:value-type="float">
            <text:p>1.2680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7" calcext:value-type="float">
            <text:p>107</text:p>
          </table:table-cell>
          <table:table-cell office:value-type="float" office:value="0.426845" calcext:value-type="float">
            <text:p>0.426845</text:p>
          </table:table-cell>
          <table:table-cell table:formula="of:=[.E108]+[.I108]" office:value-type="float" office:value="1.694915" calcext:value-type="float">
            <text:p>1.694915</text:p>
          </table:table-cell>
          <table:table-cell/>
          <table:table-cell table:formula="of:=[.H108]*100/[.C108]" office:value-type="float" office:value="68.5897435897436" calcext:value-type="float">
            <text:p>68.589743589743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.34695" calcext:value-type="float">
            <text:p>1.3469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7" calcext:value-type="float">
            <text:p>107</text:p>
          </table:table-cell>
          <table:table-cell office:value-type="float" office:value="0.446603" calcext:value-type="float">
            <text:p>0.446603</text:p>
          </table:table-cell>
          <table:table-cell table:formula="of:=[.E109]+[.I109]" office:value-type="float" office:value="1.793553" calcext:value-type="float">
            <text:p>1.793553</text:p>
          </table:table-cell>
          <table:table-cell/>
          <table:table-cell table:formula="of:=[.H109]*100/[.C109]" office:value-type="float" office:value="71.3333333333333" calcext:value-type="float">
            <text:p>71.333333333333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1.20561" calcext:value-type="float">
            <text:p>1.2056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0" calcext:value-type="float">
            <text:p>100</text:p>
          </table:table-cell>
          <table:table-cell office:value-type="float" office:value="1.6649" calcext:value-type="float">
            <text:p>1.6649</text:p>
          </table:table-cell>
          <table:table-cell table:formula="of:=[.E110]+[.I110]" office:value-type="float" office:value="2.87051" calcext:value-type="float">
            <text:p>2.87051</text:p>
          </table:table-cell>
          <table:table-cell/>
          <table:table-cell table:formula="of:=[.H110]*100/[.C110]" office:value-type="float" office:value="72.463768115942" calcext:value-type="float">
            <text:p>72.463768115942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.22592" calcext:value-type="float">
            <text:p>1.2259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00" calcext:value-type="float">
            <text:p>100</text:p>
          </table:table-cell>
          <table:table-cell office:value-type="float" office:value="0.363911" calcext:value-type="float">
            <text:p>0.363911</text:p>
          </table:table-cell>
          <table:table-cell table:formula="of:=[.E111]+[.I111]" office:value-type="float" office:value="1.589831" calcext:value-type="float">
            <text:p>1.589831</text:p>
          </table:table-cell>
          <table:table-cell/>
          <table:table-cell table:formula="of:=[.H111]*100/[.C111]" office:value-type="float" office:value="69.9300699300699" calcext:value-type="float">
            <text:p>69.9300699300699</text:p>
          </table:table-cell>
          <table:table-cell/>
          <table:table-cell table:formula="of:=AVERAGE([.L103:.L111])" office:value-type="float" office:value="67.0495688938884" calcext:value-type="float">
            <text:p>67.049568893888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.2985" calcext:value-type="float">
            <text:p>1.2985</text:p>
          </table:table-cell>
          <table:table-cell office:value-type="string" calcext:value-type="string">
            <text:p>BRIEF</text:p>
          </table:table-cell>
          <table:table-cell table:style-name="ce5" table:number-columns-repeated="3"/>
          <table:table-cell table:formula="of:=[.E112]+[.I112]" office:value-type="float" office:value="1.2985" calcext:value-type="float">
            <text:p>1.2985</text:p>
          </table:table-cell>
          <table:table-cell/>
          <table:table-cell table:formula="of:=[.H112]*100/[.C11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.31993" calcext:value-type="float">
            <text:p>1.3199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9" calcext:value-type="float">
            <text:p>119</text:p>
          </table:table-cell>
          <table:table-cell office:value-type="float" office:value="0.574325" calcext:value-type="float">
            <text:p>0.574325</text:p>
          </table:table-cell>
          <table:table-cell table:formula="of:=[.E113]+[.I113]" office:value-type="float" office:value="1.894255" calcext:value-type="float">
            <text:p>1.894255</text:p>
          </table:table-cell>
          <table:table-cell table:style-name="ce5"/>
          <table:table-cell table:formula="of:=[.H113]*100/[.C113]" office:value-type="float" office:value="78.2894736842105" calcext:value-type="float">
            <text:p>78.2894736842105</text:p>
          </table:table-cell>
          <table:table-cell table:style-name="ce5"/>
          <table:table-cell table:formula="of:=AVERAGE([.E112:.E121])" office:value-type="float" office:value="0.8657649" calcext:value-type="float">
            <text:p>0.865764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720996" calcext:value-type="float">
            <text:p>0.72099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0" calcext:value-type="float">
            <text:p>130</text:p>
          </table:table-cell>
          <table:table-cell office:value-type="float" office:value="0.469763" calcext:value-type="float">
            <text:p>0.469763</text:p>
          </table:table-cell>
          <table:table-cell table:formula="of:=[.E114]+[.I114]" office:value-type="float" office:value="1.190759" calcext:value-type="float">
            <text:p>1.190759</text:p>
          </table:table-cell>
          <table:table-cell table:style-name="ce5"/>
          <table:table-cell table:formula="of:=[.H114]*100/[.C114]" office:value-type="float" office:value="86.6666666666667" calcext:value-type="float">
            <text:p>86.666666666666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.727643" calcext:value-type="float">
            <text:p>0.72764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8" calcext:value-type="float">
            <text:p>118</text:p>
          </table:table-cell>
          <table:table-cell office:value-type="float" office:value="0.467184" calcext:value-type="float">
            <text:p>0.467184</text:p>
          </table:table-cell>
          <table:table-cell table:formula="of:=[.E115]+[.I115]" office:value-type="float" office:value="1.194827" calcext:value-type="float">
            <text:p>1.194827</text:p>
          </table:table-cell>
          <table:table-cell/>
          <table:table-cell table:formula="of:=[.H115]*100/[.C115]" office:value-type="float" office:value="76.1290322580645" calcext:value-type="float">
            <text:p>76.129032258064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706787" calcext:value-type="float">
            <text:p>0.70678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26" calcext:value-type="float">
            <text:p>126</text:p>
          </table:table-cell>
          <table:table-cell office:value-type="float" office:value="0.480399" calcext:value-type="float">
            <text:p>0.480399</text:p>
          </table:table-cell>
          <table:table-cell table:formula="of:=[.E116]+[.I116]" office:value-type="float" office:value="1.187186" calcext:value-type="float">
            <text:p>1.187186</text:p>
          </table:table-cell>
          <table:table-cell/>
          <table:table-cell table:formula="of:=[.H116]*100/[.C116]" office:value-type="float" office:value="84.5637583892617" calcext:value-type="float">
            <text:p>84.5637583892617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714609" calcext:value-type="float">
            <text:p>0.714609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08" calcext:value-type="float">
            <text:p>108</text:p>
          </table:table-cell>
          <table:table-cell office:value-type="float" office:value="0.341777" calcext:value-type="float">
            <text:p>0.341777</text:p>
          </table:table-cell>
          <table:table-cell table:formula="of:=[.E117]+[.I117]" office:value-type="float" office:value="1.056386" calcext:value-type="float">
            <text:p>1.056386</text:p>
          </table:table-cell>
          <table:table-cell/>
          <table:table-cell table:formula="of:=[.H117]*100/[.C117]" office:value-type="float" office:value="72.4832214765101" calcext:value-type="float">
            <text:p>72.4832214765101</text:p>
          </table:table-cell>
          <table:table-cell/>
          <table:table-cell table:formula="of:=AVERAGE([.I113:.I121])" office:value-type="float" office:value="0.443245" calcext:value-type="float">
            <text:p>0.44324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.715684" calcext:value-type="float">
            <text:p>0.71568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23" calcext:value-type="float">
            <text:p>123</text:p>
          </table:table-cell>
          <table:table-cell office:value-type="float" office:value="0.361831" calcext:value-type="float">
            <text:p>0.361831</text:p>
          </table:table-cell>
          <table:table-cell table:formula="of:=[.E118]+[.I118]" office:value-type="float" office:value="1.077515" calcext:value-type="float">
            <text:p>1.077515</text:p>
          </table:table-cell>
          <table:table-cell/>
          <table:table-cell table:formula="of:=[.H118]*100/[.C118]" office:value-type="float" office:value="78.8461538461538" calcext:value-type="float">
            <text:p>78.846153846153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877774" calcext:value-type="float">
            <text:p>0.87777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1" calcext:value-type="float">
            <text:p>131</text:p>
          </table:table-cell>
          <table:table-cell office:value-type="float" office:value="0.471857" calcext:value-type="float">
            <text:p>0.471857</text:p>
          </table:table-cell>
          <table:table-cell table:formula="of:=[.E119]+[.I119]" office:value-type="float" office:value="1.349631" calcext:value-type="float">
            <text:p>1.349631</text:p>
          </table:table-cell>
          <table:table-cell/>
          <table:table-cell table:formula="of:=[.H119]*100/[.C119]" office:value-type="float" office:value="87.3333333333333" calcext:value-type="float">
            <text:p>87.333333333333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.791596" calcext:value-type="float">
            <text:p>0.79159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25" calcext:value-type="float">
            <text:p>125</text:p>
          </table:table-cell>
          <table:table-cell office:value-type="float" office:value="0.424695" calcext:value-type="float">
            <text:p>0.424695</text:p>
          </table:table-cell>
          <table:table-cell table:formula="of:=[.E120]+[.I120]" office:value-type="float" office:value="1.216291" calcext:value-type="float">
            <text:p>1.216291</text:p>
          </table:table-cell>
          <table:table-cell/>
          <table:table-cell table:formula="of:=[.H120]*100/[.C120]" office:value-type="float" office:value="90.5797101449275" calcext:value-type="float">
            <text:p>90.5797101449275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.78413" calcext:value-type="float">
            <text:p>0.7841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19" calcext:value-type="float">
            <text:p>119</text:p>
          </table:table-cell>
          <table:table-cell office:value-type="float" office:value="0.397374" calcext:value-type="float">
            <text:p>0.397374</text:p>
          </table:table-cell>
          <table:table-cell table:formula="of:=[.E121]+[.I121]" office:value-type="float" office:value="1.181504" calcext:value-type="float">
            <text:p>1.181504</text:p>
          </table:table-cell>
          <table:table-cell/>
          <table:table-cell table:formula="of:=[.H121]*100/[.C121]" office:value-type="float" office:value="83.2167832167832" calcext:value-type="float">
            <text:p>83.2167832167832</text:p>
          </table:table-cell>
          <table:table-cell/>
          <table:table-cell table:formula="of:=AVERAGE([.L113:.L121])" office:value-type="float" office:value="82.0120147795457" calcext:value-type="float">
            <text:p>82.012014779545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.22145" calcext:value-type="float">
            <text:p>1.22145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122]+[.I122]" office:value-type="float" office:value="1.22145" calcext:value-type="float">
            <text:p>1.22145</text:p>
          </table:table-cell>
          <table:table-cell/>
          <table:table-cell table:formula="of:=[.H122]*100/[.C12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.1586" calcext:value-type="float">
            <text:p>1.158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2" calcext:value-type="float">
            <text:p>122</text:p>
          </table:table-cell>
          <table:table-cell office:value-type="float" office:value="0.672616" calcext:value-type="float">
            <text:p>0.672616</text:p>
          </table:table-cell>
          <table:table-cell table:formula="of:=[.E123]+[.I123]" office:value-type="float" office:value="1.831216" calcext:value-type="float">
            <text:p>1.831216</text:p>
          </table:table-cell>
          <table:table-cell/>
          <table:table-cell table:formula="of:=[.H123]*100/[.C123]" office:value-type="float" office:value="80.2631578947368" calcext:value-type="float">
            <text:p>80.2631578947368</text:p>
          </table:table-cell>
          <table:table-cell/>
          <table:table-cell table:formula="of:=AVERAGE([.E122:.E131])" office:value-type="float" office:value="0.8467324" calcext:value-type="float">
            <text:p>0.846732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681611" calcext:value-type="float">
            <text:p>0.68161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2" calcext:value-type="float">
            <text:p>122</text:p>
          </table:table-cell>
          <table:table-cell office:value-type="float" office:value="0.48144" calcext:value-type="float">
            <text:p>0.48144</text:p>
          </table:table-cell>
          <table:table-cell table:formula="of:=[.E124]+[.I124]" office:value-type="float" office:value="1.163051" calcext:value-type="float">
            <text:p>1.163051</text:p>
          </table:table-cell>
          <table:table-cell/>
          <table:table-cell table:formula="of:=[.H124]*100/[.C124]" office:value-type="float" office:value="81.3333333333333" calcext:value-type="float">
            <text:p>81.333333333333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1.01408" calcext:value-type="float">
            <text:p>1.01408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15" calcext:value-type="float">
            <text:p>115</text:p>
          </table:table-cell>
          <table:table-cell office:value-type="float" office:value="0.477895" calcext:value-type="float">
            <text:p>0.477895</text:p>
          </table:table-cell>
          <table:table-cell table:formula="of:=[.E125]+[.I125]" office:value-type="float" office:value="1.491975" calcext:value-type="float">
            <text:p>1.491975</text:p>
          </table:table-cell>
          <table:table-cell/>
          <table:table-cell table:formula="of:=[.H125]*100/[.C125]" office:value-type="float" office:value="74.1935483870968" calcext:value-type="float">
            <text:p>74.193548387096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667507" calcext:value-type="float">
            <text:p>0.66750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9" calcext:value-type="float">
            <text:p>129</text:p>
          </table:table-cell>
          <table:table-cell office:value-type="float" office:value="0.513016" calcext:value-type="float">
            <text:p>0.513016</text:p>
          </table:table-cell>
          <table:table-cell table:formula="of:=[.E126]+[.I126]" office:value-type="float" office:value="1.180523" calcext:value-type="float">
            <text:p>1.180523</text:p>
          </table:table-cell>
          <table:table-cell/>
          <table:table-cell table:formula="of:=[.H126]*100/[.C126]" office:value-type="float" office:value="86.5771812080537" calcext:value-type="float">
            <text:p>86.5771812080537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732057" calcext:value-type="float">
            <text:p>0.73205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7" calcext:value-type="float">
            <text:p>107</text:p>
          </table:table-cell>
          <table:table-cell office:value-type="float" office:value="1.65437" calcext:value-type="float">
            <text:p>1.65437</text:p>
          </table:table-cell>
          <table:table-cell table:formula="of:=[.E127]+[.I127]" office:value-type="float" office:value="2.386427" calcext:value-type="float">
            <text:p>2.386427</text:p>
          </table:table-cell>
          <table:table-cell/>
          <table:table-cell table:formula="of:=[.H127]*100/[.C127]" office:value-type="float" office:value="71.8120805369127" calcext:value-type="float">
            <text:p>71.8120805369127</text:p>
          </table:table-cell>
          <table:table-cell/>
          <table:table-cell table:formula="of:=AVERAGE([.I123:.I131])" office:value-type="float" office:value="0.617157555555556" calcext:value-type="float">
            <text:p>0.61715755555555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.784677" calcext:value-type="float">
            <text:p>0.784677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0" calcext:value-type="float">
            <text:p>120</text:p>
          </table:table-cell>
          <table:table-cell office:value-type="float" office:value="0.487861" calcext:value-type="float">
            <text:p>0.487861</text:p>
          </table:table-cell>
          <table:table-cell table:formula="of:=[.E128]+[.I128]" office:value-type="float" office:value="1.272538" calcext:value-type="float">
            <text:p>1.272538</text:p>
          </table:table-cell>
          <table:table-cell/>
          <table:table-cell table:formula="of:=[.H128]*100/[.C128]" office:value-type="float" office:value="76.9230769230769" calcext:value-type="float">
            <text:p>76.923076923076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727759" calcext:value-type="float">
            <text:p>0.72775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6" calcext:value-type="float">
            <text:p>126</text:p>
          </table:table-cell>
          <table:table-cell office:value-type="float" office:value="0.499986" calcext:value-type="float">
            <text:p>0.499986</text:p>
          </table:table-cell>
          <table:table-cell table:formula="of:=[.E129]+[.I129]" office:value-type="float" office:value="1.227745" calcext:value-type="float">
            <text:p>1.227745</text:p>
          </table:table-cell>
          <table:table-cell/>
          <table:table-cell table:formula="of:=[.H129]*100/[.C129]"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.748331" calcext:value-type="float">
            <text:p>0.74833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2" calcext:value-type="float">
            <text:p>122</text:p>
          </table:table-cell>
          <table:table-cell office:value-type="float" office:value="0.325308" calcext:value-type="float">
            <text:p>0.325308</text:p>
          </table:table-cell>
          <table:table-cell table:formula="of:=[.E130]+[.I130]" office:value-type="float" office:value="1.073639" calcext:value-type="float">
            <text:p>1.073639</text:p>
          </table:table-cell>
          <table:table-cell/>
          <table:table-cell table:formula="of:=[.H130]*100/[.C130]" office:value-type="float" office:value="88.4057971014493" calcext:value-type="float">
            <text:p>88.405797101449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.731252" calcext:value-type="float">
            <text:p>0.73125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18" calcext:value-type="float">
            <text:p>118</text:p>
          </table:table-cell>
          <table:table-cell office:value-type="float" office:value="0.441926" calcext:value-type="float">
            <text:p>0.441926</text:p>
          </table:table-cell>
          <table:table-cell table:formula="of:=[.E131]+[.I131]" office:value-type="float" office:value="1.173178" calcext:value-type="float">
            <text:p>1.173178</text:p>
          </table:table-cell>
          <table:table-cell/>
          <table:table-cell table:formula="of:=[.H131]*100/[.C131]" office:value-type="float" office:value="82.5174825174825" calcext:value-type="float">
            <text:p>82.5174825174825</text:p>
          </table:table-cell>
          <table:table-cell table:style-name="ce5"/>
          <table:table-cell table:formula="of:=AVERAGE([.L123:.L131])" office:value-type="float" office:value="80.6695175446825" calcext:value-type="float">
            <text:p>80.66951754468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83734" calcext:value-type="float">
            <text:p>0.83734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132]+[.I132]" office:value-type="float" office:value="0.83734" calcext:value-type="float">
            <text:p>0.83734</text:p>
          </table:table-cell>
          <table:table-cell table:style-name="ce5"/>
          <table:table-cell table:formula="of:=[.H132]*100/[.C13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.774858" calcext:value-type="float">
            <text:p>0.774858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7" calcext:value-type="float">
            <text:p>97</text:p>
          </table:table-cell>
          <table:table-cell office:value-type="float" office:value="0.403688" calcext:value-type="float">
            <text:p>0.403688</text:p>
          </table:table-cell>
          <table:table-cell table:formula="of:=[.E133]+[.I133]" office:value-type="float" office:value="1.178546" calcext:value-type="float">
            <text:p>1.178546</text:p>
          </table:table-cell>
          <table:table-cell/>
          <table:table-cell table:formula="of:=[.H133]*100/[.C133]" office:value-type="float" office:value="63.8157894736842" calcext:value-type="float">
            <text:p>63.8157894736842</text:p>
          </table:table-cell>
          <table:table-cell/>
          <table:table-cell table:formula="of:=AVERAGE([.E132:.E141])" office:value-type="float" office:value="0.8567475" calcext:value-type="float">
            <text:p>0.856747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.00896" calcext:value-type="float">
            <text:p>1.00896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8" calcext:value-type="float">
            <text:p>98</text:p>
          </table:table-cell>
          <table:table-cell office:value-type="float" office:value="1.59159" calcext:value-type="float">
            <text:p>1.59159</text:p>
          </table:table-cell>
          <table:table-cell table:formula="of:=[.E134]+[.I134]" office:value-type="float" office:value="2.60055" calcext:value-type="float">
            <text:p>2.60055</text:p>
          </table:table-cell>
          <table:table-cell/>
          <table:table-cell table:formula="of:=[.H134]*100/[.C134]" office:value-type="float" office:value="65.3333333333333" calcext:value-type="float">
            <text:p>65.333333333333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.83661" calcext:value-type="float">
            <text:p>0.8366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4" calcext:value-type="float">
            <text:p>94</text:p>
          </table:table-cell>
          <table:table-cell office:value-type="float" office:value="0.496595" calcext:value-type="float">
            <text:p>0.496595</text:p>
          </table:table-cell>
          <table:table-cell table:formula="of:=[.E135]+[.I135]" office:value-type="float" office:value="1.333205" calcext:value-type="float">
            <text:p>1.333205</text:p>
          </table:table-cell>
          <table:table-cell/>
          <table:table-cell table:formula="of:=[.H135]*100/[.C135]" office:value-type="float" office:value="60.6451612903226" calcext:value-type="float">
            <text:p>60.645161290322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726014" calcext:value-type="float">
            <text:p>0.72601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9" calcext:value-type="float">
            <text:p>99</text:p>
          </table:table-cell>
          <table:table-cell office:value-type="float" office:value="0.3629" calcext:value-type="float">
            <text:p>0.3629</text:p>
          </table:table-cell>
          <table:table-cell table:formula="of:=[.E136]+[.I136]" office:value-type="float" office:value="1.088914" calcext:value-type="float">
            <text:p>1.088914</text:p>
          </table:table-cell>
          <table:table-cell/>
          <table:table-cell table:formula="of:=[.H136]*100/[.C136]" office:value-type="float" office:value="66.4429530201342" calcext:value-type="float">
            <text:p>66.4429530201342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750479" calcext:value-type="float">
            <text:p>0.75047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88" calcext:value-type="float">
            <text:p>88</text:p>
          </table:table-cell>
          <table:table-cell office:value-type="float" office:value="0.352274" calcext:value-type="float">
            <text:p>0.352274</text:p>
          </table:table-cell>
          <table:table-cell table:formula="of:=[.E137]+[.I137]" office:value-type="float" office:value="1.102753" calcext:value-type="float">
            <text:p>1.102753</text:p>
          </table:table-cell>
          <table:table-cell/>
          <table:table-cell table:formula="of:=[.H137]*100/[.C137]" office:value-type="float" office:value="59.0604026845638" calcext:value-type="float">
            <text:p>59.0604026845638</text:p>
          </table:table-cell>
          <table:table-cell/>
          <table:table-cell table:formula="of:=AVERAGE([.I133:.I141])" office:value-type="float" office:value="0.525838111111111" calcext:value-type="float">
            <text:p>0.52583811111111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.05522" calcext:value-type="float">
            <text:p>1.0552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9" calcext:value-type="float">
            <text:p>99</text:p>
          </table:table-cell>
          <table:table-cell office:value-type="float" office:value="0.364205" calcext:value-type="float">
            <text:p>0.364205</text:p>
          </table:table-cell>
          <table:table-cell table:formula="of:=[.E138]+[.I138]" office:value-type="float" office:value="1.419425" calcext:value-type="float">
            <text:p>1.419425</text:p>
          </table:table-cell>
          <table:table-cell/>
          <table:table-cell table:formula="of:=[.H138]*100/[.C138]" office:value-type="float" office:value="63.4615384615385" calcext:value-type="float">
            <text:p>63.461538461538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768249" calcext:value-type="float">
            <text:p>0.76824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office:value-type="float" office:value="0.475352" calcext:value-type="float">
            <text:p>0.475352</text:p>
          </table:table-cell>
          <table:table-cell table:formula="of:=[.E139]+[.I139]" office:value-type="float" office:value="1.243601" calcext:value-type="float">
            <text:p>1.243601</text:p>
          </table:table-cell>
          <table:table-cell/>
          <table:table-cell table:formula="of:=[.H139]*100/[.C139]" office:value-type="float" office:value="69.3333333333333" calcext:value-type="float">
            <text:p>69.333333333333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.751205" calcext:value-type="float">
            <text:p>0.75120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99" calcext:value-type="float">
            <text:p>99</text:p>
          </table:table-cell>
          <table:table-cell office:value-type="float" office:value="0.340825" calcext:value-type="float">
            <text:p>0.340825</text:p>
          </table:table-cell>
          <table:table-cell table:formula="of:=[.E140]+[.I140]" office:value-type="float" office:value="1.09203" calcext:value-type="float">
            <text:p>1.09203</text:p>
          </table:table-cell>
          <table:table-cell/>
          <table:table-cell table:formula="of:=[.H140]*100/[.C140]" office:value-type="float" office:value="71.7391304347826" calcext:value-type="float">
            <text:p>71.7391304347826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.05854" calcext:value-type="float">
            <text:p>1.0585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03" calcext:value-type="float">
            <text:p>103</text:p>
          </table:table-cell>
          <table:table-cell office:value-type="float" office:value="0.345114" calcext:value-type="float">
            <text:p>0.345114</text:p>
          </table:table-cell>
          <table:table-cell table:formula="of:=[.E141]+[.I141]" office:value-type="float" office:value="1.403654" calcext:value-type="float">
            <text:p>1.403654</text:p>
          </table:table-cell>
          <table:table-cell/>
          <table:table-cell table:formula="of:=[.H141]*100/[.C141]" office:value-type="float" office:value="72.027972027972" calcext:value-type="float">
            <text:p>72.027972027972</text:p>
          </table:table-cell>
          <table:table-cell/>
          <table:table-cell table:formula="of:=AVERAGE([.L133:.L141])" office:value-type="float" office:value="65.7621793399627" calcext:value-type="float">
            <text:p>65.762179339962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853215" calcext:value-type="float">
            <text:p>0.853215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142]+[.I142]" office:value-type="float" office:value="0.853215" calcext:value-type="float">
            <text:p>0.853215</text:p>
          </table:table-cell>
          <table:table-cell/>
          <table:table-cell table:formula="of:=[.H142]*100/[.C14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.753857" calcext:value-type="float">
            <text:p>0.753857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8" calcext:value-type="float">
            <text:p>118</text:p>
          </table:table-cell>
          <table:table-cell office:value-type="float" office:value="0.597678" calcext:value-type="float">
            <text:p>0.597678</text:p>
          </table:table-cell>
          <table:table-cell table:formula="of:=[.E143]+[.I143]" office:value-type="float" office:value="1.351535" calcext:value-type="float">
            <text:p>1.351535</text:p>
          </table:table-cell>
          <table:table-cell/>
          <table:table-cell table:formula="of:=[.H143]*100/[.C143]" office:value-type="float" office:value="77.6315789473684" calcext:value-type="float">
            <text:p>77.6315789473684</text:p>
          </table:table-cell>
          <table:table-cell/>
          <table:table-cell table:formula="of:=AVERAGE([.E142:.E151])" office:value-type="float" office:value="0.876211" calcext:value-type="float">
            <text:p>0.87621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826109" calcext:value-type="float">
            <text:p>0.82610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23" calcext:value-type="float">
            <text:p>123</text:p>
          </table:table-cell>
          <table:table-cell office:value-type="float" office:value="1.37755" calcext:value-type="float">
            <text:p>1.37755</text:p>
          </table:table-cell>
          <table:table-cell table:formula="of:=[.E144]+[.I144]" office:value-type="float" office:value="2.203659" calcext:value-type="float">
            <text:p>2.203659</text:p>
          </table:table-cell>
          <table:table-cell table:style-name="ce5"/>
          <table:table-cell table:formula="of:=[.H144]*100/[.C144]" office:value-type="float" office:value="82" calcext:value-type="float">
            <text:p>82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.867218" calcext:value-type="float">
            <text:p>0.86721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0" calcext:value-type="float">
            <text:p>110</text:p>
          </table:table-cell>
          <table:table-cell office:value-type="float" office:value="0.708891" calcext:value-type="float">
            <text:p>0.708891</text:p>
          </table:table-cell>
          <table:table-cell table:formula="of:=[.E145]+[.I145]" office:value-type="float" office:value="1.576109" calcext:value-type="float">
            <text:p>1.576109</text:p>
          </table:table-cell>
          <table:table-cell table:style-name="ce5"/>
          <table:table-cell table:formula="of:=[.H145]*100/[.C145]" office:value-type="float" office:value="70.9677419354839" calcext:value-type="float">
            <text:p>70.967741935483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.873342" calcext:value-type="float">
            <text:p>0.87334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9" calcext:value-type="float">
            <text:p>119</text:p>
          </table:table-cell>
          <table:table-cell office:value-type="float" office:value="0.56153" calcext:value-type="float">
            <text:p>0.56153</text:p>
          </table:table-cell>
          <table:table-cell table:formula="of:=[.E146]+[.I146]" office:value-type="float" office:value="1.434872" calcext:value-type="float">
            <text:p>1.434872</text:p>
          </table:table-cell>
          <table:table-cell/>
          <table:table-cell table:formula="of:=[.H146]*100/[.C146]" office:value-type="float" office:value="79.8657718120805" calcext:value-type="float">
            <text:p>79.8657718120805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.04294" calcext:value-type="float">
            <text:p>1.042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4" calcext:value-type="float">
            <text:p>114</text:p>
          </table:table-cell>
          <table:table-cell office:value-type="float" office:value="0.752921" calcext:value-type="float">
            <text:p>0.752921</text:p>
          </table:table-cell>
          <table:table-cell table:formula="of:=[.E147]+[.I147]" office:value-type="float" office:value="1.795861" calcext:value-type="float">
            <text:p>1.795861</text:p>
          </table:table-cell>
          <table:table-cell/>
          <table:table-cell table:formula="of:=[.H147]*100/[.C147]" office:value-type="float" office:value="76.510067114094" calcext:value-type="float">
            <text:p>76.510067114094</text:p>
          </table:table-cell>
          <table:table-cell/>
          <table:table-cell table:formula="of:=AVERAGE([.I143:.I151])" office:value-type="float" office:value="0.768587222222222" calcext:value-type="float">
            <text:p>0.76858722222222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.894975" calcext:value-type="float">
            <text:p>0.89497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9" calcext:value-type="float">
            <text:p>119</text:p>
          </table:table-cell>
          <table:table-cell office:value-type="float" office:value="0.817284" calcext:value-type="float">
            <text:p>0.817284</text:p>
          </table:table-cell>
          <table:table-cell table:formula="of:=[.E148]+[.I148]" office:value-type="float" office:value="1.712259" calcext:value-type="float">
            <text:p>1.712259</text:p>
          </table:table-cell>
          <table:table-cell/>
          <table:table-cell table:formula="of:=[.H148]*100/[.C148]" office:value-type="float" office:value="76.2820512820513" calcext:value-type="float">
            <text:p>76.282051282051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.849665" calcext:value-type="float">
            <text:p>0.84966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23" calcext:value-type="float">
            <text:p>123</text:p>
          </table:table-cell>
          <table:table-cell office:value-type="float" office:value="0.818172" calcext:value-type="float">
            <text:p>0.818172</text:p>
          </table:table-cell>
          <table:table-cell table:formula="of:=[.E149]+[.I149]" office:value-type="float" office:value="1.667837" calcext:value-type="float">
            <text:p>1.667837</text:p>
          </table:table-cell>
          <table:table-cell/>
          <table:table-cell table:formula="of:=[.H149]*100/[.C149]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.910067" calcext:value-type="float">
            <text:p>0.910067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17" calcext:value-type="float">
            <text:p>117</text:p>
          </table:table-cell>
          <table:table-cell office:value-type="float" office:value="0.59695" calcext:value-type="float">
            <text:p>0.59695</text:p>
          </table:table-cell>
          <table:table-cell table:formula="of:=[.E150]+[.I150]" office:value-type="float" office:value="1.507017" calcext:value-type="float">
            <text:p>1.507017</text:p>
          </table:table-cell>
          <table:table-cell/>
          <table:table-cell table:formula="of:=[.H150]*100/[.C150]" office:value-type="float" office:value="84.7826086956522" calcext:value-type="float">
            <text:p>84.7826086956522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.890722" calcext:value-type="float">
            <text:p>0.89072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3" calcext:value-type="float">
            <text:p>103</text:p>
          </table:table-cell>
          <table:table-cell office:value-type="float" office:value="0.686309" calcext:value-type="float">
            <text:p>0.686309</text:p>
          </table:table-cell>
          <table:table-cell table:formula="of:=[.E151]+[.I151]" office:value-type="float" office:value="1.577031" calcext:value-type="float">
            <text:p>1.577031</text:p>
          </table:table-cell>
          <table:table-cell/>
          <table:table-cell table:formula="of:=[.H151]*100/[.C151]" office:value-type="float" office:value="72.027972027972" calcext:value-type="float">
            <text:p>72.027972027972</text:p>
          </table:table-cell>
          <table:table-cell/>
          <table:table-cell table:formula="of:=AVERAGE([.L143:.L151])" office:value-type="float" office:value="78.0075324238558" calcext:value-type="float">
            <text:p>78.007532423855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78.504" calcext:value-type="float">
            <text:p>278.504</text:p>
          </table:table-cell>
          <table:table-cell office:value-type="string" calcext:value-type="string">
            <text:p>BRISK</text:p>
          </table:table-cell>
          <table:table-cell table:number-columns-repeated="3"/>
          <table:table-cell table:formula="of:=[.E152]+[.I152]" office:value-type="float" office:value="278.504" calcext:value-type="float">
            <text:p>278.504</text:p>
          </table:table-cell>
          <table:table-cell/>
          <table:table-cell table:formula="of:=[.H152]*100/[.C15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41.692" calcext:value-type="float">
            <text:p>241.69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1" calcext:value-type="float">
            <text:p>171</text:p>
          </table:table-cell>
          <table:table-cell office:value-type="float" office:value="1.03585" calcext:value-type="float">
            <text:p>1.03585</text:p>
          </table:table-cell>
          <table:table-cell table:formula="of:=[.E153]+[.I153]" office:value-type="float" office:value="242.72785" calcext:value-type="float">
            <text:p>242.72785</text:p>
          </table:table-cell>
          <table:table-cell/>
          <table:table-cell table:formula="of:=[.H153]*100/[.C153]" office:value-type="float" office:value="60.6382978723404" calcext:value-type="float">
            <text:p>60.6382978723404</text:p>
          </table:table-cell>
          <table:table-cell/>
          <table:table-cell table:formula="of:=AVERAGE([.E152:.E161])" office:value-type="float" office:value="242.5578" calcext:value-type="float">
            <text:p>242.557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37.638" calcext:value-type="float">
            <text:p>237.63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6" calcext:value-type="float">
            <text:p>176</text:p>
          </table:table-cell>
          <table:table-cell office:value-type="float" office:value="1.06694" calcext:value-type="float">
            <text:p>1.06694</text:p>
          </table:table-cell>
          <table:table-cell table:formula="of:=[.E154]+[.I154]" office:value-type="float" office:value="238.70494" calcext:value-type="float">
            <text:p>238.70494</text:p>
          </table:table-cell>
          <table:table-cell table:style-name="ce5"/>
          <table:table-cell table:formula="of:=[.H154]*100/[.C154]" office:value-type="float" office:value="62.4113475177305" calcext:value-type="float">
            <text:p>62.411347517730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35.622" calcext:value-type="float">
            <text:p>235.62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57" calcext:value-type="float">
            <text:p>157</text:p>
          </table:table-cell>
          <table:table-cell office:value-type="float" office:value="1.03937" calcext:value-type="float">
            <text:p>1.03937</text:p>
          </table:table-cell>
          <table:table-cell table:formula="of:=[.E155]+[.I155]" office:value-type="float" office:value="236.66137" calcext:value-type="float">
            <text:p>236.66137</text:p>
          </table:table-cell>
          <table:table-cell table:style-name="ce5"/>
          <table:table-cell table:formula="of:=[.H155]*100/[.C155]" office:value-type="float" office:value="56.6787003610108" calcext:value-type="float">
            <text:p>56.6787003610108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41.126" calcext:value-type="float">
            <text:p>241.12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6" calcext:value-type="float">
            <text:p>176</text:p>
          </table:table-cell>
          <table:table-cell office:value-type="float" office:value="1.55408" calcext:value-type="float">
            <text:p>1.55408</text:p>
          </table:table-cell>
          <table:table-cell table:formula="of:=[.E156]+[.I156]" office:value-type="float" office:value="242.68008" calcext:value-type="float">
            <text:p>242.68008</text:p>
          </table:table-cell>
          <table:table-cell/>
          <table:table-cell table:formula="of:=[.H156]*100/[.C156]" office:value-type="float" office:value="59.2592592592593" calcext:value-type="float">
            <text:p>59.2592592592593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40.236" calcext:value-type="float">
            <text:p>240.23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4" calcext:value-type="float">
            <text:p>174</text:p>
          </table:table-cell>
          <table:table-cell office:value-type="float" office:value="1.57354" calcext:value-type="float">
            <text:p>1.57354</text:p>
          </table:table-cell>
          <table:table-cell table:formula="of:=[.E157]+[.I157]" office:value-type="float" office:value="241.80954" calcext:value-type="float">
            <text:p>241.80954</text:p>
          </table:table-cell>
          <table:table-cell/>
          <table:table-cell table:formula="of:=[.H157]*100/[.C157]" office:value-type="float" office:value="62.3655913978495" calcext:value-type="float">
            <text:p>62.3655913978495</text:p>
          </table:table-cell>
          <table:table-cell/>
          <table:table-cell table:formula="of:=AVERAGE([.I153:.I161])" office:value-type="float" office:value="1.24491488888889" calcext:value-type="float">
            <text:p>1.244914888888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237.157" calcext:value-type="float">
            <text:p>237.15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88" calcext:value-type="float">
            <text:p>188</text:p>
          </table:table-cell>
          <table:table-cell office:value-type="float" office:value="1.54976" calcext:value-type="float">
            <text:p>1.54976</text:p>
          </table:table-cell>
          <table:table-cell table:formula="of:=[.E158]+[.I158]" office:value-type="float" office:value="238.70676" calcext:value-type="float">
            <text:p>238.70676</text:p>
          </table:table-cell>
          <table:table-cell/>
          <table:table-cell table:formula="of:=[.H158]*100/[.C158]" office:value-type="float" office:value="65.0519031141869" calcext:value-type="float">
            <text:p>65.051903114186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35.697" calcext:value-type="float">
            <text:p>235.69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3" calcext:value-type="float">
            <text:p>173</text:p>
          </table:table-cell>
          <table:table-cell office:value-type="float" office:value="1.51073" calcext:value-type="float">
            <text:p>1.51073</text:p>
          </table:table-cell>
          <table:table-cell table:formula="of:=[.E159]+[.I159]" office:value-type="float" office:value="237.20773" calcext:value-type="float">
            <text:p>237.20773</text:p>
          </table:table-cell>
          <table:table-cell/>
          <table:table-cell table:formula="of:=[.H159]*100/[.C159]" office:value-type="float" office:value="63.6029411764706" calcext:value-type="float">
            <text:p>63.602941176470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39.905" calcext:value-type="float">
            <text:p>239.90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71" calcext:value-type="float">
            <text:p>171</text:p>
          </table:table-cell>
          <table:table-cell office:value-type="float" office:value="0.979394" calcext:value-type="float">
            <text:p>0.979394</text:p>
          </table:table-cell>
          <table:table-cell table:formula="of:=[.E160]+[.I160]" office:value-type="float" office:value="240.884394" calcext:value-type="float">
            <text:p>240.884394</text:p>
          </table:table-cell>
          <table:table-cell/>
          <table:table-cell table:formula="of:=[.H160]*100/[.C160]" office:value-type="float" office:value="64.2857142857143" calcext:value-type="float">
            <text:p>64.285714285714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38.001" calcext:value-type="float">
            <text:p>238.00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84" calcext:value-type="float">
            <text:p>184</text:p>
          </table:table-cell>
          <table:table-cell office:value-type="float" office:value="0.89457" calcext:value-type="float">
            <text:p>0.89457</text:p>
          </table:table-cell>
          <table:table-cell table:formula="of:=[.E161]+[.I161]" office:value-type="float" office:value="238.89557" calcext:value-type="float">
            <text:p>238.89557</text:p>
          </table:table-cell>
          <table:table-cell/>
          <table:table-cell table:formula="of:=[.H161]*100/[.C161]" office:value-type="float" office:value="72.4409448818898" calcext:value-type="float">
            <text:p>72.4409448818898</text:p>
          </table:table-cell>
          <table:table-cell/>
          <table:table-cell table:formula="of:=AVERAGE([.L153:.L161])" office:value-type="float" office:value="62.9705222073836" calcext:value-type="float">
            <text:p>62.970522207383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42.83" calcext:value-type="float">
            <text:p>242.83</text:p>
          </table:table-cell>
          <table:table-cell office:value-type="string" calcext:value-type="string">
            <text:p>BRIEF</text:p>
          </table:table-cell>
          <table:table-cell table:style-name="ce5" table:number-columns-repeated="3"/>
          <table:table-cell table:formula="of:=[.E162]+[.I162]" office:value-type="float" office:value="242.83" calcext:value-type="float">
            <text:p>242.83</text:p>
          </table:table-cell>
          <table:table-cell/>
          <table:table-cell table:formula="of:=[.H162]*100/[.C16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39.405" calcext:value-type="float">
            <text:p>239.405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78" calcext:value-type="float">
            <text:p>178</text:p>
          </table:table-cell>
          <table:table-cell office:value-type="float" office:value="1.80446" calcext:value-type="float">
            <text:p>1.80446</text:p>
          </table:table-cell>
          <table:table-cell table:formula="of:=[.E163]+[.I163]" office:value-type="float" office:value="241.20946" calcext:value-type="float">
            <text:p>241.20946</text:p>
          </table:table-cell>
          <table:table-cell/>
          <table:table-cell table:formula="of:=[.H163]*100/[.C163]" office:value-type="float" office:value="63.1205673758865" calcext:value-type="float">
            <text:p>63.1205673758865</text:p>
          </table:table-cell>
          <table:table-cell/>
          <table:table-cell table:formula="of:=AVERAGE([.E162:.E171])" office:value-type="float" office:value="240.1109" calcext:value-type="float">
            <text:p>240.1109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36.942" calcext:value-type="float">
            <text:p>236.94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05" calcext:value-type="float">
            <text:p>205</text:p>
          </table:table-cell>
          <table:table-cell office:value-type="float" office:value="0.985898" calcext:value-type="float">
            <text:p>0.985898</text:p>
          </table:table-cell>
          <table:table-cell table:formula="of:=[.E164]+[.I164]" office:value-type="float" office:value="237.927898" calcext:value-type="float">
            <text:p>237.927898</text:p>
          </table:table-cell>
          <table:table-cell table:style-name="ce5"/>
          <table:table-cell table:formula="of:=[.H164]*100/[.C164]" office:value-type="float" office:value="72.6950354609929" calcext:value-type="float">
            <text:p>72.695035460992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34.012" calcext:value-type="float">
            <text:p>234.01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85" calcext:value-type="float">
            <text:p>185</text:p>
          </table:table-cell>
          <table:table-cell office:value-type="float" office:value="1.36451" calcext:value-type="float">
            <text:p>1.36451</text:p>
          </table:table-cell>
          <table:table-cell table:formula="of:=[.E165]+[.I165]" office:value-type="float" office:value="235.37651" calcext:value-type="float">
            <text:p>235.37651</text:p>
          </table:table-cell>
          <table:table-cell table:style-name="ce5"/>
          <table:table-cell table:formula="of:=[.H165]*100/[.C165]" office:value-type="float" office:value="66.7870036101083" calcext:value-type="float">
            <text:p>66.787003610108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39.057" calcext:value-type="float">
            <text:p>239.05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79" calcext:value-type="float">
            <text:p>179</text:p>
          </table:table-cell>
          <table:table-cell office:value-type="float" office:value="1.41998" calcext:value-type="float">
            <text:p>1.41998</text:p>
          </table:table-cell>
          <table:table-cell table:formula="of:=[.E166]+[.I166]" office:value-type="float" office:value="240.47698" calcext:value-type="float">
            <text:p>240.47698</text:p>
          </table:table-cell>
          <table:table-cell/>
          <table:table-cell table:formula="of:=[.H166]*100/[.C166]" office:value-type="float" office:value="60.2693602693603" calcext:value-type="float">
            <text:p>60.2693602693603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35.563" calcext:value-type="float">
            <text:p>235.56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83" calcext:value-type="float">
            <text:p>183</text:p>
          </table:table-cell>
          <table:table-cell office:value-type="float" office:value="1.04246" calcext:value-type="float">
            <text:p>1.04246</text:p>
          </table:table-cell>
          <table:table-cell table:formula="of:=[.E167]+[.I167]" office:value-type="float" office:value="236.60546" calcext:value-type="float">
            <text:p>236.60546</text:p>
          </table:table-cell>
          <table:table-cell/>
          <table:table-cell table:formula="of:=[.H167]*100/[.C167]" office:value-type="float" office:value="65.5913978494624" calcext:value-type="float">
            <text:p>65.5913978494624</text:p>
          </table:table-cell>
          <table:table-cell/>
          <table:table-cell table:formula="of:=AVERAGE([.I163:.I171])" office:value-type="float" office:value="1.27913866666667" calcext:value-type="float">
            <text:p>1.2791386666666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235.848" calcext:value-type="float">
            <text:p>235.84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95" calcext:value-type="float">
            <text:p>195</text:p>
          </table:table-cell>
          <table:table-cell office:value-type="float" office:value="1.00797" calcext:value-type="float">
            <text:p>1.00797</text:p>
          </table:table-cell>
          <table:table-cell table:formula="of:=[.E168]+[.I168]" office:value-type="float" office:value="236.85597" calcext:value-type="float">
            <text:p>236.85597</text:p>
          </table:table-cell>
          <table:table-cell/>
          <table:table-cell table:formula="of:=[.H168]*100/[.C168]" office:value-type="float" office:value="67.4740484429066" calcext:value-type="float">
            <text:p>67.474048442906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35.821" calcext:value-type="float">
            <text:p>235.82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207" calcext:value-type="float">
            <text:p>207</text:p>
          </table:table-cell>
          <table:table-cell office:value-type="float" office:value="1.00626" calcext:value-type="float">
            <text:p>1.00626</text:p>
          </table:table-cell>
          <table:table-cell table:formula="of:=[.E169]+[.I169]" office:value-type="float" office:value="236.82726" calcext:value-type="float">
            <text:p>236.82726</text:p>
          </table:table-cell>
          <table:table-cell/>
          <table:table-cell table:formula="of:=[.H169]*100/[.C169]" office:value-type="float" office:value="76.1029411764706" calcext:value-type="float">
            <text:p>76.102941176470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58.084" calcext:value-type="float">
            <text:p>258.08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89" calcext:value-type="float">
            <text:p>189</text:p>
          </table:table-cell>
          <table:table-cell office:value-type="float" office:value="1.61752" calcext:value-type="float">
            <text:p>1.61752</text:p>
          </table:table-cell>
          <table:table-cell table:formula="of:=[.E170]+[.I170]" office:value-type="float" office:value="259.70152" calcext:value-type="float">
            <text:p>259.70152</text:p>
          </table:table-cell>
          <table:table-cell/>
          <table:table-cell table:formula="of:=[.H170]*100/[.C170]" office:value-type="float" office:value="71.0526315789474" calcext:value-type="float">
            <text:p>71.0526315789474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43.547" calcext:value-type="float">
            <text:p>243.54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83" calcext:value-type="float">
            <text:p>183</text:p>
          </table:table-cell>
          <table:table-cell office:value-type="float" office:value="1.26319" calcext:value-type="float">
            <text:p>1.26319</text:p>
          </table:table-cell>
          <table:table-cell table:formula="of:=[.E171]+[.I171]" office:value-type="float" office:value="244.81019" calcext:value-type="float">
            <text:p>244.81019</text:p>
          </table:table-cell>
          <table:table-cell/>
          <table:table-cell table:formula="of:=[.H171]*100/[.C171]" office:value-type="float" office:value="72.0472440944882" calcext:value-type="float">
            <text:p>72.0472440944882</text:p>
          </table:table-cell>
          <table:table-cell/>
          <table:table-cell table:formula="of:=AVERAGE([.L163:.L171])" office:value-type="float" office:value="68.3489144287359" calcext:value-type="float">
            <text:p>68.348914428735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99.052" calcext:value-type="float">
            <text:p>299.052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172]+[.I172]" office:value-type="float" office:value="299.052" calcext:value-type="float">
            <text:p>299.052</text:p>
          </table:table-cell>
          <table:table-cell/>
          <table:table-cell table:formula="of:=[.H172]*100/[.C17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81.446" calcext:value-type="float">
            <text:p>281.44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60" calcext:value-type="float">
            <text:p>160</text:p>
          </table:table-cell>
          <table:table-cell office:value-type="float" office:value="1.77262" calcext:value-type="float">
            <text:p>1.77262</text:p>
          </table:table-cell>
          <table:table-cell table:formula="of:=[.E173]+[.I173]" office:value-type="float" office:value="283.21862" calcext:value-type="float">
            <text:p>283.21862</text:p>
          </table:table-cell>
          <table:table-cell/>
          <table:table-cell table:formula="of:=[.H173]*100/[.C173]" office:value-type="float" office:value="56.7375886524823" calcext:value-type="float">
            <text:p>56.7375886524823</text:p>
          </table:table-cell>
          <table:table-cell/>
          <table:table-cell table:formula="of:=AVERAGE([.E172:.E181])" office:value-type="float" office:value="288.2534" calcext:value-type="float">
            <text:p>288.253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78.381" calcext:value-type="float">
            <text:p>278.38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71" calcext:value-type="float">
            <text:p>171</text:p>
          </table:table-cell>
          <table:table-cell office:value-type="float" office:value="1.40617" calcext:value-type="float">
            <text:p>1.40617</text:p>
          </table:table-cell>
          <table:table-cell table:formula="of:=[.E174]+[.I174]" office:value-type="float" office:value="279.78717" calcext:value-type="float">
            <text:p>279.78717</text:p>
          </table:table-cell>
          <table:table-cell table:style-name="ce5"/>
          <table:table-cell table:formula="of:=[.H174]*100/[.C174]" office:value-type="float" office:value="60.6382978723404" calcext:value-type="float">
            <text:p>60.6382978723404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87.296" calcext:value-type="float">
            <text:p>287.29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57" calcext:value-type="float">
            <text:p>157</text:p>
          </table:table-cell>
          <table:table-cell office:value-type="float" office:value="1.66918" calcext:value-type="float">
            <text:p>1.66918</text:p>
          </table:table-cell>
          <table:table-cell table:formula="of:=[.E175]+[.I175]" office:value-type="float" office:value="288.96518" calcext:value-type="float">
            <text:p>288.96518</text:p>
          </table:table-cell>
          <table:table-cell table:style-name="ce5"/>
          <table:table-cell table:formula="of:=[.H175]*100/[.C175]" office:value-type="float" office:value="56.6787003610108" calcext:value-type="float">
            <text:p>56.6787003610108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89.386" calcext:value-type="float">
            <text:p>289.38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70" calcext:value-type="float">
            <text:p>170</text:p>
          </table:table-cell>
          <table:table-cell office:value-type="float" office:value="2.32858" calcext:value-type="float">
            <text:p>2.32858</text:p>
          </table:table-cell>
          <table:table-cell table:formula="of:=[.E176]+[.I176]" office:value-type="float" office:value="291.71458" calcext:value-type="float">
            <text:p>291.71458</text:p>
          </table:table-cell>
          <table:table-cell/>
          <table:table-cell table:formula="of:=[.H176]*100/[.C176]" office:value-type="float" office:value="57.2390572390572" calcext:value-type="float">
            <text:p>57.2390572390572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85.799" calcext:value-type="float">
            <text:p>285.79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54" calcext:value-type="float">
            <text:p>154</text:p>
          </table:table-cell>
          <table:table-cell office:value-type="float" office:value="1.86881" calcext:value-type="float">
            <text:p>1.86881</text:p>
          </table:table-cell>
          <table:table-cell table:formula="of:=[.E177]+[.I177]" office:value-type="float" office:value="287.66781" calcext:value-type="float">
            <text:p>287.66781</text:p>
          </table:table-cell>
          <table:table-cell/>
          <table:table-cell table:formula="of:=[.H177]*100/[.C177]" office:value-type="float" office:value="55.1971326164875" calcext:value-type="float">
            <text:p>55.1971326164875</text:p>
          </table:table-cell>
          <table:table-cell/>
          <table:table-cell table:formula="of:=AVERAGE([.I173:.I181])" office:value-type="float" office:value="1.57189" calcext:value-type="float">
            <text:p>1.571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08.66" calcext:value-type="float">
            <text:p>308.6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80" calcext:value-type="float">
            <text:p>180</text:p>
          </table:table-cell>
          <table:table-cell office:value-type="float" office:value="1.52987" calcext:value-type="float">
            <text:p>1.52987</text:p>
          </table:table-cell>
          <table:table-cell table:formula="of:=[.E178]+[.I178]" office:value-type="float" office:value="310.18987" calcext:value-type="float">
            <text:p>310.18987</text:p>
          </table:table-cell>
          <table:table-cell/>
          <table:table-cell table:formula="of:=[.H178]*100/[.C178]" office:value-type="float" office:value="62.2837370242215" calcext:value-type="float">
            <text:p>62.283737024221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84.244" calcext:value-type="float">
            <text:p>284.24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71" calcext:value-type="float">
            <text:p>171</text:p>
          </table:table-cell>
          <table:table-cell office:value-type="float" office:value="1.08332" calcext:value-type="float">
            <text:p>1.08332</text:p>
          </table:table-cell>
          <table:table-cell table:formula="of:=[.E179]+[.I179]" office:value-type="float" office:value="285.32732" calcext:value-type="float">
            <text:p>285.32732</text:p>
          </table:table-cell>
          <table:table-cell/>
          <table:table-cell table:formula="of:=[.H179]*100/[.C179]" office:value-type="float" office:value="62.8676470588235" calcext:value-type="float">
            <text:p>62.867647058823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84.359" calcext:value-type="float">
            <text:p>284.35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75" calcext:value-type="float">
            <text:p>175</text:p>
          </table:table-cell>
          <table:table-cell office:value-type="float" office:value="1.33949" calcext:value-type="float">
            <text:p>1.33949</text:p>
          </table:table-cell>
          <table:table-cell table:formula="of:=[.E180]+[.I180]" office:value-type="float" office:value="285.69849" calcext:value-type="float">
            <text:p>285.69849</text:p>
          </table:table-cell>
          <table:table-cell/>
          <table:table-cell table:formula="of:=[.H180]*100/[.C180]" office:value-type="float" office:value="65.7894736842105" calcext:value-type="float">
            <text:p>65.7894736842105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83.911" calcext:value-type="float">
            <text:p>283.91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72" calcext:value-type="float">
            <text:p>172</text:p>
          </table:table-cell>
          <table:table-cell office:value-type="float" office:value="1.14897" calcext:value-type="float">
            <text:p>1.14897</text:p>
          </table:table-cell>
          <table:table-cell table:formula="of:=[.E181]+[.I181]" office:value-type="float" office:value="285.05997" calcext:value-type="float">
            <text:p>285.05997</text:p>
          </table:table-cell>
          <table:table-cell/>
          <table:table-cell table:formula="of:=[.H181]*100/[.C181]" office:value-type="float" office:value="67.7165354330709" calcext:value-type="float">
            <text:p>67.7165354330709</text:p>
          </table:table-cell>
          <table:table-cell/>
          <table:table-cell table:formula="of:=AVERAGE([.L173:.L181])" office:value-type="float" office:value="60.5720188824116" calcext:value-type="float">
            <text:p>60.572018882411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70.706" calcext:value-type="float">
            <text:p>270.706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182]+[.I182]" office:value-type="float" office:value="270.706" calcext:value-type="float">
            <text:p>270.706</text:p>
          </table:table-cell>
          <table:table-cell table:style-name="ce5"/>
          <table:table-cell table:formula="of:=[.H182]*100/[.C18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42.95" calcext:value-type="float">
            <text:p>242.9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60" calcext:value-type="float">
            <text:p>160</text:p>
          </table:table-cell>
          <table:table-cell office:value-type="float" office:value="1.00416" calcext:value-type="float">
            <text:p>1.00416</text:p>
          </table:table-cell>
          <table:table-cell table:formula="of:=[.E183]+[.I183]" office:value-type="float" office:value="243.95416" calcext:value-type="float">
            <text:p>243.95416</text:p>
          </table:table-cell>
          <table:table-cell/>
          <table:table-cell table:formula="of:=[.H183]*100/[.C183]" office:value-type="float" office:value="56.7375886524823" calcext:value-type="float">
            <text:p>56.7375886524823</text:p>
          </table:table-cell>
          <table:table-cell/>
          <table:table-cell table:formula="of:=AVERAGE([.E182:.E191])" office:value-type="float" office:value="248.1308" calcext:value-type="float">
            <text:p>248.130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55.092" calcext:value-type="float">
            <text:p>255.09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78" calcext:value-type="float">
            <text:p>178</text:p>
          </table:table-cell>
          <table:table-cell office:value-type="float" office:value="1.16616" calcext:value-type="float">
            <text:p>1.16616</text:p>
          </table:table-cell>
          <table:table-cell table:formula="of:=[.E184]+[.I184]" office:value-type="float" office:value="256.25816" calcext:value-type="float">
            <text:p>256.25816</text:p>
          </table:table-cell>
          <table:table-cell/>
          <table:table-cell table:formula="of:=[.H184]*100/[.C184]" office:value-type="float" office:value="63.1205673758865" calcext:value-type="float">
            <text:p>63.120567375886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56" calcext:value-type="float">
            <text:p>156</text:p>
          </table:table-cell>
          <table:table-cell office:value-type="float" office:value="1.03337" calcext:value-type="float">
            <text:p>1.03337</text:p>
          </table:table-cell>
          <table:table-cell table:formula="of:=[.E185]+[.I185]" office:value-type="float" office:value="249.18337" calcext:value-type="float">
            <text:p>249.18337</text:p>
          </table:table-cell>
          <table:table-cell/>
          <table:table-cell table:formula="of:=[.H185]*100/[.C185]" office:value-type="float" office:value="56.3176895306859" calcext:value-type="float">
            <text:p>56.3176895306859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59.195" calcext:value-type="float">
            <text:p>259.19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73" calcext:value-type="float">
            <text:p>173</text:p>
          </table:table-cell>
          <table:table-cell office:value-type="float" office:value="1.12167" calcext:value-type="float">
            <text:p>1.12167</text:p>
          </table:table-cell>
          <table:table-cell table:formula="of:=[.E186]+[.I186]" office:value-type="float" office:value="260.31667" calcext:value-type="float">
            <text:p>260.31667</text:p>
          </table:table-cell>
          <table:table-cell/>
          <table:table-cell table:formula="of:=[.H186]*100/[.C186]" office:value-type="float" office:value="58.2491582491583" calcext:value-type="float">
            <text:p>58.2491582491583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55.32" calcext:value-type="float">
            <text:p>255.3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60" calcext:value-type="float">
            <text:p>160</text:p>
          </table:table-cell>
          <table:table-cell office:value-type="float" office:value="0.946014" calcext:value-type="float">
            <text:p>0.946014</text:p>
          </table:table-cell>
          <table:table-cell table:formula="of:=[.E187]+[.I187]" office:value-type="float" office:value="256.266014" calcext:value-type="float">
            <text:p>256.266014</text:p>
          </table:table-cell>
          <table:table-cell/>
          <table:table-cell table:formula="of:=[.H187]*100/[.C187]" office:value-type="float" office:value="57.3476702508961" calcext:value-type="float">
            <text:p>57.3476702508961</text:p>
          </table:table-cell>
          <table:table-cell/>
          <table:table-cell table:formula="of:=AVERAGE([.I183:.I191])" office:value-type="float" office:value="0.997678333333334" calcext:value-type="float">
            <text:p>0.99767833333333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236.393" calcext:value-type="float">
            <text:p>236.39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83" calcext:value-type="float">
            <text:p>183</text:p>
          </table:table-cell>
          <table:table-cell office:value-type="float" office:value="0.920919" calcext:value-type="float">
            <text:p>0.920919</text:p>
          </table:table-cell>
          <table:table-cell table:formula="of:=[.E188]+[.I188]" office:value-type="float" office:value="237.313919" calcext:value-type="float">
            <text:p>237.313919</text:p>
          </table:table-cell>
          <table:table-cell/>
          <table:table-cell table:formula="of:=[.H188]*100/[.C188]" office:value-type="float" office:value="63.3217993079585" calcext:value-type="float">
            <text:p>63.321799307958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41.237" calcext:value-type="float">
            <text:p>241.23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69" calcext:value-type="float">
            <text:p>169</text:p>
          </table:table-cell>
          <table:table-cell office:value-type="float" office:value="1.00421" calcext:value-type="float">
            <text:p>1.00421</text:p>
          </table:table-cell>
          <table:table-cell table:formula="of:=[.E189]+[.I189]" office:value-type="float" office:value="242.24121" calcext:value-type="float">
            <text:p>242.24121</text:p>
          </table:table-cell>
          <table:table-cell/>
          <table:table-cell table:formula="of:=[.H189]*100/[.C189]" office:value-type="float" office:value="62.1323529411765" calcext:value-type="float">
            <text:p>62.132352941176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35.289" calcext:value-type="float">
            <text:p>235.28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79" calcext:value-type="float">
            <text:p>179</text:p>
          </table:table-cell>
          <table:table-cell office:value-type="float" office:value="0.831616" calcext:value-type="float">
            <text:p>0.831616</text:p>
          </table:table-cell>
          <table:table-cell table:formula="of:=[.E190]+[.I190]" office:value-type="float" office:value="236.120616" calcext:value-type="float">
            <text:p>236.120616</text:p>
          </table:table-cell>
          <table:table-cell/>
          <table:table-cell table:formula="of:=[.H190]*100/[.C190]" office:value-type="float" office:value="67.2932330827068" calcext:value-type="float">
            <text:p>67.2932330827068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36.976" calcext:value-type="float">
            <text:p>236.976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68" calcext:value-type="float">
            <text:p>168</text:p>
          </table:table-cell>
          <table:table-cell office:value-type="float" office:value="0.950986" calcext:value-type="float">
            <text:p>0.950986</text:p>
          </table:table-cell>
          <table:table-cell table:formula="of:=[.E191]+[.I191]" office:value-type="float" office:value="237.926986" calcext:value-type="float">
            <text:p>237.926986</text:p>
          </table:table-cell>
          <table:table-cell table:style-name="ce5"/>
          <table:table-cell table:formula="of:=[.H191]*100/[.C191]" office:value-type="float" office:value="66.1417322834646" calcext:value-type="float">
            <text:p>66.1417322834646</text:p>
          </table:table-cell>
          <table:table-cell table:style-name="ce5"/>
          <table:table-cell table:formula="of:=AVERAGE([.L183:.L191])" office:value-type="float" office:value="61.1846435193795" calcext:value-type="float">
            <text:p>61.184643519379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RISK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99.492" calcext:value-type="float">
            <text:p>299.492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192]+[.I192]" office:value-type="float" office:value="299.492" calcext:value-type="float">
            <text:p>299.492</text:p>
          </table:table-cell>
          <table:table-cell/>
          <table:table-cell table:formula="of:=[.H192]*100/[.C19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37.801" calcext:value-type="float">
            <text:p>237.80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82" calcext:value-type="float">
            <text:p>182</text:p>
          </table:table-cell>
          <table:table-cell office:value-type="float" office:value="2.08227" calcext:value-type="float">
            <text:p>2.08227</text:p>
          </table:table-cell>
          <table:table-cell table:formula="of:=[.E193]+[.I193]" office:value-type="float" office:value="239.88327" calcext:value-type="float">
            <text:p>239.88327</text:p>
          </table:table-cell>
          <table:table-cell/>
          <table:table-cell table:formula="of:=[.H193]*100/[.C193]" office:value-type="float" office:value="64.5390070921986" calcext:value-type="float">
            <text:p>64.5390070921986</text:p>
          </table:table-cell>
          <table:table-cell/>
          <table:table-cell table:formula="of:=AVERAGE([.E192:.E201])" office:value-type="float" office:value="247.4923" calcext:value-type="float">
            <text:p>247.492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SK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234.429" calcext:value-type="float">
            <text:p>234.42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93" calcext:value-type="float">
            <text:p>193</text:p>
          </table:table-cell>
          <table:table-cell office:value-type="float" office:value="1.60613" calcext:value-type="float">
            <text:p>1.60613</text:p>
          </table:table-cell>
          <table:table-cell table:formula="of:=[.E194]+[.I194]" office:value-type="float" office:value="236.03513" calcext:value-type="float">
            <text:p>236.03513</text:p>
          </table:table-cell>
          <table:table-cell table:style-name="ce5"/>
          <table:table-cell table:formula="of:=[.H194]*100/[.C194]" office:value-type="float" office:value="68.4397163120567" calcext:value-type="float">
            <text:p>68.439716312056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ISK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263.661" calcext:value-type="float">
            <text:p>263.66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69" calcext:value-type="float">
            <text:p>169</text:p>
          </table:table-cell>
          <table:table-cell office:value-type="float" office:value="1.49927" calcext:value-type="float">
            <text:p>1.49927</text:p>
          </table:table-cell>
          <table:table-cell table:formula="of:=[.E195]+[.I195]" office:value-type="float" office:value="265.16027" calcext:value-type="float">
            <text:p>265.16027</text:p>
          </table:table-cell>
          <table:table-cell table:style-name="ce5"/>
          <table:table-cell table:formula="of:=[.H195]*100/[.C195]" office:value-type="float" office:value="61.0108303249097" calcext:value-type="float">
            <text:p>61.010830324909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SK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37.555" calcext:value-type="float">
            <text:p>237.55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83" calcext:value-type="float">
            <text:p>183</text:p>
          </table:table-cell>
          <table:table-cell office:value-type="float" office:value="1.5659" calcext:value-type="float">
            <text:p>1.5659</text:p>
          </table:table-cell>
          <table:table-cell table:formula="of:=[.E196]+[.I196]" office:value-type="float" office:value="239.1209" calcext:value-type="float">
            <text:p>239.1209</text:p>
          </table:table-cell>
          <table:table-cell/>
          <table:table-cell table:formula="of:=[.H196]*100/[.C196]" office:value-type="float" office:value="61.6161616161616" calcext:value-type="float">
            <text:p>61.6161616161616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SK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35.675" calcext:value-type="float">
            <text:p>235.67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71" calcext:value-type="float">
            <text:p>171</text:p>
          </table:table-cell>
          <table:table-cell office:value-type="float" office:value="2.19309" calcext:value-type="float">
            <text:p>2.19309</text:p>
          </table:table-cell>
          <table:table-cell table:formula="of:=[.E197]+[.I197]" office:value-type="float" office:value="237.86809" calcext:value-type="float">
            <text:p>237.86809</text:p>
          </table:table-cell>
          <table:table-cell/>
          <table:table-cell table:formula="of:=[.H197]*100/[.C197]" office:value-type="float" office:value="61.2903225806452" calcext:value-type="float">
            <text:p>61.2903225806452</text:p>
          </table:table-cell>
          <table:table-cell/>
          <table:table-cell table:formula="of:=AVERAGE([.I193:.I201])" office:value-type="float" office:value="2.97731555555556" calcext:value-type="float">
            <text:p>2.9773155555555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SK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239.801" calcext:value-type="float">
            <text:p>239.80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95" calcext:value-type="float">
            <text:p>195</text:p>
          </table:table-cell>
          <table:table-cell office:value-type="float" office:value="1.52429" calcext:value-type="float">
            <text:p>1.52429</text:p>
          </table:table-cell>
          <table:table-cell table:formula="of:=[.E198]+[.I198]" office:value-type="float" office:value="241.32529" calcext:value-type="float">
            <text:p>241.32529</text:p>
          </table:table-cell>
          <table:table-cell/>
          <table:table-cell table:formula="of:=[.H198]*100/[.C198]" office:value-type="float" office:value="67.4740484429066" calcext:value-type="float">
            <text:p>67.474048442906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K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44.053" calcext:value-type="float">
            <text:p>244.05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94" calcext:value-type="float">
            <text:p>194</text:p>
          </table:table-cell>
          <table:table-cell office:value-type="float" office:value="13.431" calcext:value-type="float">
            <text:p>13.431</text:p>
          </table:table-cell>
          <table:table-cell table:formula="of:=[.E199]+[.I199]" office:value-type="float" office:value="257.484" calcext:value-type="float">
            <text:p>257.484</text:p>
          </table:table-cell>
          <table:table-cell/>
          <table:table-cell table:formula="of:=[.H199]*100/[.C199]" office:value-type="float" office:value="71.3235294117647" calcext:value-type="float">
            <text:p>71.323529411764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SK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44.352" calcext:value-type="float">
            <text:p>244.35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76" calcext:value-type="float">
            <text:p>176</text:p>
          </table:table-cell>
          <table:table-cell office:value-type="float" office:value="1.75731" calcext:value-type="float">
            <text:p>1.75731</text:p>
          </table:table-cell>
          <table:table-cell table:formula="of:=[.E200]+[.I200]" office:value-type="float" office:value="246.10931" calcext:value-type="float">
            <text:p>246.10931</text:p>
          </table:table-cell>
          <table:table-cell/>
          <table:table-cell table:formula="of:=[.H200]*100/[.C200]" office:value-type="float" office:value="66.1654135338346" calcext:value-type="float">
            <text:p>66.1654135338346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SK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38.104" calcext:value-type="float">
            <text:p>238.10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83" calcext:value-type="float">
            <text:p>183</text:p>
          </table:table-cell>
          <table:table-cell office:value-type="float" office:value="1.13658" calcext:value-type="float">
            <text:p>1.13658</text:p>
          </table:table-cell>
          <table:table-cell table:formula="of:=[.E201]+[.I201]" office:value-type="float" office:value="239.24058" calcext:value-type="float">
            <text:p>239.24058</text:p>
          </table:table-cell>
          <table:table-cell/>
          <table:table-cell table:formula="of:=[.H201]*100/[.C201]" office:value-type="float" office:value="72.0472440944882" calcext:value-type="float">
            <text:p>72.0472440944882</text:p>
          </table:table-cell>
          <table:table-cell/>
          <table:table-cell table:formula="of:=AVERAGE([.L193:.L201])" office:value-type="float" office:value="65.9895859343296" calcext:value-type="float">
            <text:p>65.989585934329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1.0992" calcext:value-type="float">
            <text:p>11.0992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202]+[.I202]" office:value-type="float" office:value="11.0992" calcext:value-type="float">
            <text:p>11.0992</text:p>
          </table:table-cell>
          <table:table-cell/>
          <table:table-cell table:formula="of:=[.H202]*100/[.C20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9.87208" calcext:value-type="float">
            <text:p>9.8720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73" calcext:value-type="float">
            <text:p>73</text:p>
          </table:table-cell>
          <table:table-cell office:value-type="float" office:value="0.244971" calcext:value-type="float">
            <text:p>0.244971</text:p>
          </table:table-cell>
          <table:table-cell table:formula="of:=[.E203]+[.I203]" office:value-type="float" office:value="10.117051" calcext:value-type="float">
            <text:p>10.117051</text:p>
          </table:table-cell>
          <table:table-cell/>
          <table:table-cell table:formula="of:=[.H203]*100/[.C203]" office:value-type="float" office:value="71.5686274509804" calcext:value-type="float">
            <text:p>71.5686274509804</text:p>
          </table:table-cell>
          <table:table-cell/>
          <table:table-cell table:formula="of:=AVERAGE([.E202:.E211])" office:value-type="float" office:value="8.351027" calcext:value-type="float">
            <text:p>8.35102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8.98381" calcext:value-type="float">
            <text:p>8.9838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74" calcext:value-type="float">
            <text:p>74</text:p>
          </table:table-cell>
          <table:table-cell office:value-type="float" office:value="0.244601" calcext:value-type="float">
            <text:p>0.244601</text:p>
          </table:table-cell>
          <table:table-cell table:formula="of:=[.E204]+[.I204]" office:value-type="float" office:value="9.228411" calcext:value-type="float">
            <text:p>9.228411</text:p>
          </table:table-cell>
          <table:table-cell table:style-name="ce5"/>
          <table:table-cell table:formula="of:=[.H204]*100/[.C204]" office:value-type="float" office:value="69.811320754717" calcext:value-type="float">
            <text:p>69.81132075471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9.05793" calcext:value-type="float">
            <text:p>9.0579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79" calcext:value-type="float">
            <text:p>79</text:p>
          </table:table-cell>
          <table:table-cell office:value-type="float" office:value="0.26013" calcext:value-type="float">
            <text:p>0.26013</text:p>
          </table:table-cell>
          <table:table-cell table:formula="of:=[.E205]+[.I205]" office:value-type="float" office:value="9.31806" calcext:value-type="float">
            <text:p>9.31806</text:p>
          </table:table-cell>
          <table:table-cell/>
          <table:table-cell table:formula="of:=[.H205]*100/[.C205]" office:value-type="float" office:value="69.9115044247788" calcext:value-type="float">
            <text:p>69.911504424778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.95921" calcext:value-type="float">
            <text:p>7.9592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0.211862" calcext:value-type="float">
            <text:p>0.211862</text:p>
          </table:table-cell>
          <table:table-cell table:formula="of:=[.E206]+[.I206]" office:value-type="float" office:value="8.171072" calcext:value-type="float">
            <text:p>8.171072</text:p>
          </table:table-cell>
          <table:table-cell/>
          <table:table-cell table:formula="of:=[.H206]*100/[.C206]" office:value-type="float" office:value="77.9816513761468" calcext:value-type="float">
            <text:p>77.9816513761468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7.05923" calcext:value-type="float">
            <text:p>7.0592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79" calcext:value-type="float">
            <text:p>79</text:p>
          </table:table-cell>
          <table:table-cell office:value-type="float" office:value="0.225266" calcext:value-type="float">
            <text:p>0.225266</text:p>
          </table:table-cell>
          <table:table-cell table:formula="of:=[.E207]+[.I207]" office:value-type="float" office:value="7.284496" calcext:value-type="float">
            <text:p>7.284496</text:p>
          </table:table-cell>
          <table:table-cell/>
          <table:table-cell table:formula="of:=[.H207]*100/[.C207]" office:value-type="float" office:value="63.2" calcext:value-type="float">
            <text:p>63.2</text:p>
          </table:table-cell>
          <table:table-cell/>
          <table:table-cell table:formula="of:=AVERAGE([.I203:.I211])" office:value-type="float" office:value="0.258519444444444" calcext:value-type="float">
            <text:p>0.25851944444444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7.47264" calcext:value-type="float">
            <text:p>7.47264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2" calcext:value-type="float">
            <text:p>92</text:p>
          </table:table-cell>
          <table:table-cell office:value-type="float" office:value="0.25584" calcext:value-type="float">
            <text:p>0.25584</text:p>
          </table:table-cell>
          <table:table-cell table:formula="of:=[.E208]+[.I208]" office:value-type="float" office:value="7.72848" calcext:value-type="float">
            <text:p>7.72848</text:p>
          </table:table-cell>
          <table:table-cell/>
          <table:table-cell table:formula="of:=[.H208]*100/[.C208]" office:value-type="float" office:value="70.7692307692308" calcext:value-type="float">
            <text:p>70.769230769230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7.28125" calcext:value-type="float">
            <text:p>7.2812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0" calcext:value-type="float">
            <text:p>90</text:p>
          </table:table-cell>
          <table:table-cell office:value-type="float" office:value="0.281641" calcext:value-type="float">
            <text:p>0.281641</text:p>
          </table:table-cell>
          <table:table-cell table:formula="of:=[.E209]+[.I209]" office:value-type="float" office:value="7.562891" calcext:value-type="float">
            <text:p>7.562891</text:p>
          </table:table-cell>
          <table:table-cell/>
          <table:table-cell table:formula="of:=[.H209]*100/[.C209]" office:value-type="float" office:value="69.7674418604651" calcext:value-type="float">
            <text:p>69.767441860465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7.40057" calcext:value-type="float">
            <text:p>7.4005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8" calcext:value-type="float">
            <text:p>88</text:p>
          </table:table-cell>
          <table:table-cell office:value-type="float" office:value="0.262624" calcext:value-type="float">
            <text:p>0.262624</text:p>
          </table:table-cell>
          <table:table-cell table:formula="of:=[.E210]+[.I210]" office:value-type="float" office:value="7.663194" calcext:value-type="float">
            <text:p>7.663194</text:p>
          </table:table-cell>
          <table:table-cell/>
          <table:table-cell table:formula="of:=[.H210]*100/[.C210]" office:value-type="float" office:value="69.2913385826772" calcext:value-type="float">
            <text:p>69.2913385826772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7.32435" calcext:value-type="float">
            <text:p>7.3243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91" calcext:value-type="float">
            <text:p>91</text:p>
          </table:table-cell>
          <table:table-cell office:value-type="float" office:value="0.33974" calcext:value-type="float">
            <text:p>0.33974</text:p>
          </table:table-cell>
          <table:table-cell table:formula="of:=[.E211]+[.I211]" office:value-type="float" office:value="7.66409" calcext:value-type="float">
            <text:p>7.66409</text:p>
          </table:table-cell>
          <table:table-cell/>
          <table:table-cell table:formula="of:=[.H211]*100/[.C211]" office:value-type="float" office:value="71.09375" calcext:value-type="float">
            <text:p>71.09375</text:p>
          </table:table-cell>
          <table:table-cell/>
          <table:table-cell table:formula="of:=AVERAGE([.L203:.L211])" office:value-type="float" office:value="70.3772072465551" calcext:value-type="float">
            <text:p>70.377207246555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1.6788" calcext:value-type="float">
            <text:p>11.6788</text:p>
          </table:table-cell>
          <table:table-cell office:value-type="string" calcext:value-type="string">
            <text:p>BRIEF</text:p>
          </table:table-cell>
          <table:table-cell table:style-name="ce5" table:number-columns-repeated="3"/>
          <table:table-cell table:formula="of:=[.E212]+[.I212]" office:value-type="float" office:value="11.6788" calcext:value-type="float">
            <text:p>11.6788</text:p>
          </table:table-cell>
          <table:table-cell/>
          <table:table-cell table:formula="of:=[.H212]*100/[.C21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1.1591" calcext:value-type="float">
            <text:p>11.159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49" calcext:value-type="float">
            <text:p>49</text:p>
          </table:table-cell>
          <table:table-cell office:value-type="float" office:value="0.356473" calcext:value-type="float">
            <text:p>0.356473</text:p>
          </table:table-cell>
          <table:table-cell table:formula="of:=[.E213]+[.I213]" office:value-type="float" office:value="11.515573" calcext:value-type="float">
            <text:p>11.515573</text:p>
          </table:table-cell>
          <table:table-cell/>
          <table:table-cell table:formula="of:=[.H213]*100/[.C213]" office:value-type="float" office:value="48.0392156862745" calcext:value-type="float">
            <text:p>48.0392156862745</text:p>
          </table:table-cell>
          <table:table-cell/>
          <table:table-cell table:formula="of:=AVERAGE([.E212:.E221])" office:value-type="float" office:value="9.359511" calcext:value-type="float">
            <text:p>9.35951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0.5728" calcext:value-type="float">
            <text:p>10.5728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43" calcext:value-type="float">
            <text:p>43</text:p>
          </table:table-cell>
          <table:table-cell office:value-type="float" office:value="0.412734" calcext:value-type="float">
            <text:p>0.412734</text:p>
          </table:table-cell>
          <table:table-cell table:formula="of:=[.E214]+[.I214]" office:value-type="float" office:value="10.985534" calcext:value-type="float">
            <text:p>10.985534</text:p>
          </table:table-cell>
          <table:table-cell table:style-name="ce5"/>
          <table:table-cell table:formula="of:=[.H214]*100/[.C214]" office:value-type="float" office:value="40.5660377358491" calcext:value-type="float">
            <text:p>40.566037735849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11.3431" calcext:value-type="float">
            <text:p>11.343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45" calcext:value-type="float">
            <text:p>45</text:p>
          </table:table-cell>
          <table:table-cell office:value-type="float" office:value="0.300366" calcext:value-type="float">
            <text:p>0.300366</text:p>
          </table:table-cell>
          <table:table-cell table:formula="of:=[.E215]+[.I215]" office:value-type="float" office:value="11.643466" calcext:value-type="float">
            <text:p>11.643466</text:p>
          </table:table-cell>
          <table:table-cell table:style-name="ce5"/>
          <table:table-cell table:formula="of:=[.H215]*100/[.C215]" office:value-type="float" office:value="39.8230088495575" calcext:value-type="float">
            <text:p>39.823008849557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0.8179" calcext:value-type="float">
            <text:p>10.8179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59" calcext:value-type="float">
            <text:p>59</text:p>
          </table:table-cell>
          <table:table-cell office:value-type="float" office:value="0.257374" calcext:value-type="float">
            <text:p>0.257374</text:p>
          </table:table-cell>
          <table:table-cell table:formula="of:=[.E216]+[.I216]" office:value-type="float" office:value="11.075274" calcext:value-type="float">
            <text:p>11.075274</text:p>
          </table:table-cell>
          <table:table-cell table:style-name="ce5"/>
          <table:table-cell table:formula="of:=[.H216]*100/[.C216]" office:value-type="float" office:value="54.1284403669725" calcext:value-type="float">
            <text:p>54.1284403669725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6.68816" calcext:value-type="float">
            <text:p>6.6881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53" calcext:value-type="float">
            <text:p>53</text:p>
          </table:table-cell>
          <table:table-cell office:value-type="float" office:value="0.222119" calcext:value-type="float">
            <text:p>0.222119</text:p>
          </table:table-cell>
          <table:table-cell table:formula="of:=[.E217]+[.I217]" office:value-type="float" office:value="6.910279" calcext:value-type="float">
            <text:p>6.910279</text:p>
          </table:table-cell>
          <table:table-cell table:style-name="ce5"/>
          <table:table-cell table:formula="of:=[.H217]*100/[.C217]" office:value-type="float" office:value="42.4" calcext:value-type="float">
            <text:p>42.4</text:p>
          </table:table-cell>
          <table:table-cell table:style-name="ce5"/>
          <table:table-cell table:formula="of:=AVERAGE([.I213:.I221])" office:value-type="float" office:value="0.296441666666667" calcext:value-type="float">
            <text:p>0.29644166666666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6.99117" calcext:value-type="float">
            <text:p>6.9911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8" calcext:value-type="float">
            <text:p>78</text:p>
          </table:table-cell>
          <table:table-cell office:value-type="float" office:value="0.275773" calcext:value-type="float">
            <text:p>0.275773</text:p>
          </table:table-cell>
          <table:table-cell table:formula="of:=[.E218]+[.I218]" office:value-type="float" office:value="7.266943" calcext:value-type="float">
            <text:p>7.266943</text:p>
          </table:table-cell>
          <table:table-cell table:style-name="ce5"/>
          <table:table-cell table:formula="of:=[.H218]*100/[.C218]" office:value-type="float" office:value="60" calcext:value-type="float">
            <text:p>60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0.1171" calcext:value-type="float">
            <text:p>10.1171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68" calcext:value-type="float">
            <text:p>68</text:p>
          </table:table-cell>
          <table:table-cell office:value-type="float" office:value="0.292081" calcext:value-type="float">
            <text:p>0.292081</text:p>
          </table:table-cell>
          <table:table-cell table:formula="of:=[.E219]+[.I219]" office:value-type="float" office:value="10.409181" calcext:value-type="float">
            <text:p>10.409181</text:p>
          </table:table-cell>
          <table:table-cell table:style-name="ce5"/>
          <table:table-cell table:formula="of:=[.H219]*100/[.C219]" office:value-type="float" office:value="52.7131782945737" calcext:value-type="float">
            <text:p>52.7131782945737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6.95532" calcext:value-type="float">
            <text:p>6.9553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84" calcext:value-type="float">
            <text:p>84</text:p>
          </table:table-cell>
          <table:table-cell office:value-type="float" office:value="0.282891" calcext:value-type="float">
            <text:p>0.282891</text:p>
          </table:table-cell>
          <table:table-cell table:formula="of:=[.E220]+[.I220]" office:value-type="float" office:value="7.238211" calcext:value-type="float">
            <text:p>7.238211</text:p>
          </table:table-cell>
          <table:table-cell table:style-name="ce5"/>
          <table:table-cell table:formula="of:=[.H220]*100/[.C220]" office:value-type="float" office:value="66.1417322834646" calcext:value-type="float">
            <text:p>66.1417322834646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7.27166" calcext:value-type="float">
            <text:p>7.2716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66" calcext:value-type="float">
            <text:p>66</text:p>
          </table:table-cell>
          <table:table-cell office:value-type="float" office:value="0.268164" calcext:value-type="float">
            <text:p>0.268164</text:p>
          </table:table-cell>
          <table:table-cell table:formula="of:=[.E221]+[.I221]" office:value-type="float" office:value="7.539824" calcext:value-type="float">
            <text:p>7.539824</text:p>
          </table:table-cell>
          <table:table-cell table:style-name="ce5"/>
          <table:table-cell table:formula="of:=[.H221]*100/[.C221]" office:value-type="float" office:value="51.5625" calcext:value-type="float">
            <text:p>51.5625</text:p>
          </table:table-cell>
          <table:table-cell table:style-name="ce5"/>
          <table:table-cell table:formula="of:=AVERAGE([.L213:.L221])" office:value-type="float" office:value="50.5971236907435" calcext:value-type="float">
            <text:p>50.597123690743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8.17798" calcext:value-type="float">
            <text:p>8.17798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222]+[.I222]" office:value-type="float" office:value="8.17798" calcext:value-type="float">
            <text:p>8.17798</text:p>
          </table:table-cell>
          <table:table-cell table:style-name="ce5"/>
          <table:table-cell table:formula="of:=[.H222]*100/[.C22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4.7223" calcext:value-type="float">
            <text:p>14.722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65" calcext:value-type="float">
            <text:p>65</text:p>
          </table:table-cell>
          <table:table-cell office:value-type="float" office:value="0.26131" calcext:value-type="float">
            <text:p>0.26131</text:p>
          </table:table-cell>
          <table:table-cell table:formula="of:=[.E223]+[.I223]" office:value-type="float" office:value="14.98361" calcext:value-type="float">
            <text:p>14.98361</text:p>
          </table:table-cell>
          <table:table-cell table:style-name="ce5"/>
          <table:table-cell table:formula="of:=[.H223]*100/[.C223]" office:value-type="float" office:value="63.7254901960784" calcext:value-type="float">
            <text:p>63.7254901960784</text:p>
          </table:table-cell>
          <table:table-cell table:style-name="ce5"/>
          <table:table-cell table:formula="of:=AVERAGE([.E222:.E231])" office:value-type="float" office:value="8.600454" calcext:value-type="float">
            <text:p>8.60045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9.23526" calcext:value-type="float">
            <text:p>9.2352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69" calcext:value-type="float">
            <text:p>69</text:p>
          </table:table-cell>
          <table:table-cell office:value-type="float" office:value="0.24496" calcext:value-type="float">
            <text:p>0.24496</text:p>
          </table:table-cell>
          <table:table-cell table:formula="of:=[.E224]+[.I224]" office:value-type="float" office:value="9.48022" calcext:value-type="float">
            <text:p>9.48022</text:p>
          </table:table-cell>
          <table:table-cell table:style-name="ce5"/>
          <table:table-cell table:formula="of:=[.H224]*100/[.C224]" office:value-type="float" office:value="65.0943396226415" calcext:value-type="float">
            <text:p>65.094339622641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9.21293" calcext:value-type="float">
            <text:p>9.2129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71" calcext:value-type="float">
            <text:p>71</text:p>
          </table:table-cell>
          <table:table-cell office:value-type="float" office:value="0.491551" calcext:value-type="float">
            <text:p>0.491551</text:p>
          </table:table-cell>
          <table:table-cell table:formula="of:=[.E225]+[.I225]" office:value-type="float" office:value="9.704481" calcext:value-type="float">
            <text:p>9.704481</text:p>
          </table:table-cell>
          <table:table-cell/>
          <table:table-cell table:formula="of:=[.H225]*100/[.C225]" office:value-type="float" office:value="62.8318584070796" calcext:value-type="float">
            <text:p>62.831858407079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6.34292" calcext:value-type="float">
            <text:p>6.3429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0.436319" calcext:value-type="float">
            <text:p>0.436319</text:p>
          </table:table-cell>
          <table:table-cell table:formula="of:=[.E226]+[.I226]" office:value-type="float" office:value="6.779239" calcext:value-type="float">
            <text:p>6.779239</text:p>
          </table:table-cell>
          <table:table-cell/>
          <table:table-cell table:formula="of:=[.H226]*100/[.C226]" office:value-type="float" office:value="77.9816513761468" calcext:value-type="float">
            <text:p>77.9816513761468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6.68425" calcext:value-type="float">
            <text:p>6.6842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1" calcext:value-type="float">
            <text:p>91</text:p>
          </table:table-cell>
          <table:table-cell office:value-type="float" office:value="0.412791" calcext:value-type="float">
            <text:p>0.412791</text:p>
          </table:table-cell>
          <table:table-cell table:formula="of:=[.E227]+[.I227]" office:value-type="float" office:value="7.097041" calcext:value-type="float">
            <text:p>7.097041</text:p>
          </table:table-cell>
          <table:table-cell/>
          <table:table-cell table:formula="of:=[.H227]*100/[.C227]" office:value-type="float" office:value="72.8" calcext:value-type="float">
            <text:p>72.8</text:p>
          </table:table-cell>
          <table:table-cell/>
          <table:table-cell table:formula="of:=AVERAGE([.I223:.I231])" office:value-type="float" office:value="0.385929777777778" calcext:value-type="float">
            <text:p>0.38592977777777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6.59272" calcext:value-type="float">
            <text:p>6.5927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01" calcext:value-type="float">
            <text:p>101</text:p>
          </table:table-cell>
          <table:table-cell office:value-type="float" office:value="0.388255" calcext:value-type="float">
            <text:p>0.388255</text:p>
          </table:table-cell>
          <table:table-cell table:formula="of:=[.E228]+[.I228]" office:value-type="float" office:value="6.980975" calcext:value-type="float">
            <text:p>6.980975</text:p>
          </table:table-cell>
          <table:table-cell/>
          <table:table-cell table:formula="of:=[.H228]*100/[.C228]" office:value-type="float" office:value="77.6923076923077" calcext:value-type="float">
            <text:p>77.69230769230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6.56812" calcext:value-type="float">
            <text:p>6.5681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5" calcext:value-type="float">
            <text:p>95</text:p>
          </table:table-cell>
          <table:table-cell office:value-type="float" office:value="0.513109" calcext:value-type="float">
            <text:p>0.513109</text:p>
          </table:table-cell>
          <table:table-cell table:formula="of:=[.E229]+[.I229]" office:value-type="float" office:value="7.081229" calcext:value-type="float">
            <text:p>7.081229</text:p>
          </table:table-cell>
          <table:table-cell/>
          <table:table-cell table:formula="of:=[.H229]*100/[.C229]" office:value-type="float" office:value="73.6434108527132" calcext:value-type="float">
            <text:p>73.643410852713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8.94901" calcext:value-type="float">
            <text:p>8.9490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3" calcext:value-type="float">
            <text:p>93</text:p>
          </table:table-cell>
          <table:table-cell office:value-type="float" office:value="0.362091" calcext:value-type="float">
            <text:p>0.362091</text:p>
          </table:table-cell>
          <table:table-cell table:formula="of:=[.E230]+[.I230]" office:value-type="float" office:value="9.311101" calcext:value-type="float">
            <text:p>9.311101</text:p>
          </table:table-cell>
          <table:table-cell/>
          <table:table-cell table:formula="of:=[.H230]*100/[.C230]" office:value-type="float" office:value="73.2283464566929" calcext:value-type="float">
            <text:p>73.2283464566929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9.51905" calcext:value-type="float">
            <text:p>9.5190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91" calcext:value-type="float">
            <text:p>91</text:p>
          </table:table-cell>
          <table:table-cell office:value-type="float" office:value="0.362982" calcext:value-type="float">
            <text:p>0.362982</text:p>
          </table:table-cell>
          <table:table-cell table:formula="of:=[.E231]+[.I231]" office:value-type="float" office:value="9.882032" calcext:value-type="float">
            <text:p>9.882032</text:p>
          </table:table-cell>
          <table:table-cell/>
          <table:table-cell table:formula="of:=[.H231]*100/[.C231]" office:value-type="float" office:value="71.09375" calcext:value-type="float">
            <text:p>71.09375</text:p>
          </table:table-cell>
          <table:table-cell/>
          <table:table-cell table:formula="of:=AVERAGE([.L223:.L231])" office:value-type="float" office:value="70.8990171781845" calcext:value-type="float">
            <text:p>70.899017178184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8.62273" calcext:value-type="float">
            <text:p>8.62273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232]+[.I232]" office:value-type="float" office:value="8.62273" calcext:value-type="float">
            <text:p>8.62273</text:p>
          </table:table-cell>
          <table:table-cell table:style-name="ce5"/>
          <table:table-cell table:formula="of:=[.H232]*100/[.C23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9.67618" calcext:value-type="float">
            <text:p>9.67618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2" calcext:value-type="float">
            <text:p>42</text:p>
          </table:table-cell>
          <table:table-cell office:value-type="float" office:value="0.165505" calcext:value-type="float">
            <text:p>0.165505</text:p>
          </table:table-cell>
          <table:table-cell table:formula="of:=[.E233]+[.I233]" office:value-type="float" office:value="9.841685" calcext:value-type="float">
            <text:p>9.841685</text:p>
          </table:table-cell>
          <table:table-cell/>
          <table:table-cell table:formula="of:=[.H233]*100/[.C233]" office:value-type="float" office:value="41.1764705882353" calcext:value-type="float">
            <text:p>41.1764705882353</text:p>
          </table:table-cell>
          <table:table-cell/>
          <table:table-cell table:formula="of:=AVERAGE([.E232:.E241])" office:value-type="float" office:value="9.018253" calcext:value-type="float">
            <text:p>9.01825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9.47951" calcext:value-type="float">
            <text:p>9.4795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36" calcext:value-type="float">
            <text:p>36</text:p>
          </table:table-cell>
          <table:table-cell office:value-type="float" office:value="0.122657" calcext:value-type="float">
            <text:p>0.122657</text:p>
          </table:table-cell>
          <table:table-cell table:formula="of:=[.E234]+[.I234]" office:value-type="float" office:value="9.602167" calcext:value-type="float">
            <text:p>9.602167</text:p>
          </table:table-cell>
          <table:table-cell/>
          <table:table-cell table:formula="of:=[.H234]*100/[.C234]" office:value-type="float" office:value="33.9622641509434" calcext:value-type="float">
            <text:p>33.962264150943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5.95424" calcext:value-type="float">
            <text:p>5.9542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5" calcext:value-type="float">
            <text:p>45</text:p>
          </table:table-cell>
          <table:table-cell office:value-type="float" office:value="0.125119" calcext:value-type="float">
            <text:p>0.125119</text:p>
          </table:table-cell>
          <table:table-cell table:formula="of:=[.E235]+[.I235]" office:value-type="float" office:value="6.079359" calcext:value-type="float">
            <text:p>6.079359</text:p>
          </table:table-cell>
          <table:table-cell/>
          <table:table-cell table:formula="of:=[.H235]*100/[.C235]" office:value-type="float" office:value="39.8230088495575" calcext:value-type="float">
            <text:p>39.823008849557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7.16183" calcext:value-type="float">
            <text:p>7.1618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7" calcext:value-type="float">
            <text:p>47</text:p>
          </table:table-cell>
          <table:table-cell office:value-type="float" office:value="0.143046" calcext:value-type="float">
            <text:p>0.143046</text:p>
          </table:table-cell>
          <table:table-cell table:formula="of:=[.E236]+[.I236]" office:value-type="float" office:value="7.304876" calcext:value-type="float">
            <text:p>7.304876</text:p>
          </table:table-cell>
          <table:table-cell/>
          <table:table-cell table:formula="of:=[.H236]*100/[.C236]" office:value-type="float" office:value="43.1192660550459" calcext:value-type="float">
            <text:p>43.1192660550459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10.5527" calcext:value-type="float">
            <text:p>10.552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4" calcext:value-type="float">
            <text:p>44</text:p>
          </table:table-cell>
          <table:table-cell office:value-type="float" office:value="0.13659" calcext:value-type="float">
            <text:p>0.13659</text:p>
          </table:table-cell>
          <table:table-cell table:formula="of:=[.E237]+[.I237]" office:value-type="float" office:value="10.68929" calcext:value-type="float">
            <text:p>10.68929</text:p>
          </table:table-cell>
          <table:table-cell/>
          <table:table-cell table:formula="of:=[.H237]*100/[.C237]" office:value-type="float" office:value="35.2" calcext:value-type="float">
            <text:p>35.2</text:p>
          </table:table-cell>
          <table:table-cell/>
          <table:table-cell table:formula="of:=AVERAGE([.I233:.I241])" office:value-type="float" office:value="0.168159888888889" calcext:value-type="float">
            <text:p>0.1681598888888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0.6053" calcext:value-type="float">
            <text:p>10.605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1" calcext:value-type="float">
            <text:p>51</text:p>
          </table:table-cell>
          <table:table-cell office:value-type="float" office:value="0.151023" calcext:value-type="float">
            <text:p>0.151023</text:p>
          </table:table-cell>
          <table:table-cell table:formula="of:=[.E238]+[.I238]" office:value-type="float" office:value="10.756323" calcext:value-type="float">
            <text:p>10.756323</text:p>
          </table:table-cell>
          <table:table-cell/>
          <table:table-cell table:formula="of:=[.H238]*100/[.C238]" office:value-type="float" office:value="39.2307692307692" calcext:value-type="float">
            <text:p>39.230769230769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0.0245" calcext:value-type="float">
            <text:p>10.024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2" calcext:value-type="float">
            <text:p>52</text:p>
          </table:table-cell>
          <table:table-cell office:value-type="float" office:value="0.175596" calcext:value-type="float">
            <text:p>0.175596</text:p>
          </table:table-cell>
          <table:table-cell table:formula="of:=[.E239]+[.I239]" office:value-type="float" office:value="10.200096" calcext:value-type="float">
            <text:p>10.200096</text:p>
          </table:table-cell>
          <table:table-cell/>
          <table:table-cell table:formula="of:=[.H239]*100/[.C239]" office:value-type="float" office:value="40.3100775193798" calcext:value-type="float">
            <text:p>40.3100775193798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10.8903" calcext:value-type="float">
            <text:p>10.890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9" calcext:value-type="float">
            <text:p>49</text:p>
          </table:table-cell>
          <table:table-cell office:value-type="float" office:value="0.314325" calcext:value-type="float">
            <text:p>0.314325</text:p>
          </table:table-cell>
          <table:table-cell table:formula="of:=[.E240]+[.I240]" office:value-type="float" office:value="11.204625" calcext:value-type="float">
            <text:p>11.204625</text:p>
          </table:table-cell>
          <table:table-cell/>
          <table:table-cell table:formula="of:=[.H240]*100/[.C240]" office:value-type="float" office:value="38.5826771653543" calcext:value-type="float">
            <text:p>38.582677165354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7.21524" calcext:value-type="float">
            <text:p>7.2152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5" calcext:value-type="float">
            <text:p>55</text:p>
          </table:table-cell>
          <table:table-cell office:value-type="float" office:value="0.179578" calcext:value-type="float">
            <text:p>0.179578</text:p>
          </table:table-cell>
          <table:table-cell table:formula="of:=[.E241]+[.I241]" office:value-type="float" office:value="7.394818" calcext:value-type="float">
            <text:p>7.394818</text:p>
          </table:table-cell>
          <table:table-cell/>
          <table:table-cell table:formula="of:=[.H241]*100/[.C241]" office:value-type="float" office:value="42.96875" calcext:value-type="float">
            <text:p>42.96875</text:p>
          </table:table-cell>
          <table:table-cell/>
          <table:table-cell table:formula="of:=AVERAGE([.L233:.L241])" office:value-type="float" office:value="39.3748092843651" calcext:value-type="float">
            <text:p>39.374809284365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B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11.3731" calcext:value-type="float">
            <text:p>11.3731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242]+[.I242]" office:value-type="float" office:value="11.3731" calcext:value-type="float">
            <text:p>11.3731</text:p>
          </table:table-cell>
          <table:table-cell/>
          <table:table-cell table:formula="of:=[.H242]*100/[.C24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B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9.49817" calcext:value-type="float">
            <text:p>9.49817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67" calcext:value-type="float">
            <text:p>67</text:p>
          </table:table-cell>
          <table:table-cell office:value-type="float" office:value="0.328757" calcext:value-type="float">
            <text:p>0.328757</text:p>
          </table:table-cell>
          <table:table-cell table:formula="of:=[.E243]+[.I243]" office:value-type="float" office:value="9.826927" calcext:value-type="float">
            <text:p>9.826927</text:p>
          </table:table-cell>
          <table:table-cell/>
          <table:table-cell table:formula="of:=[.H243]*100/[.C243]" office:value-type="float" office:value="65.6862745098039" calcext:value-type="float">
            <text:p>65.6862745098039</text:p>
          </table:table-cell>
          <table:table-cell/>
          <table:table-cell table:formula="of:=AVERAGE([.E242:.E251])" office:value-type="float" office:value="8.049176" calcext:value-type="float">
            <text:p>8.04917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B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6.27474" calcext:value-type="float">
            <text:p>6.2747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79" calcext:value-type="float">
            <text:p>79</text:p>
          </table:table-cell>
          <table:table-cell office:value-type="float" office:value="0.693625" calcext:value-type="float">
            <text:p>0.693625</text:p>
          </table:table-cell>
          <table:table-cell table:formula="of:=[.E244]+[.I244]" office:value-type="float" office:value="6.968365" calcext:value-type="float">
            <text:p>6.968365</text:p>
          </table:table-cell>
          <table:table-cell table:style-name="ce5"/>
          <table:table-cell table:formula="of:=[.H244]*100/[.C244]" office:value-type="float" office:value="74.5283018867925" calcext:value-type="float">
            <text:p>74.528301886792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B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8.38103" calcext:value-type="float">
            <text:p>8.3810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78" calcext:value-type="float">
            <text:p>78</text:p>
          </table:table-cell>
          <table:table-cell office:value-type="float" office:value="0.333885" calcext:value-type="float">
            <text:p>0.333885</text:p>
          </table:table-cell>
          <table:table-cell table:formula="of:=[.E245]+[.I245]" office:value-type="float" office:value="8.714915" calcext:value-type="float">
            <text:p>8.714915</text:p>
          </table:table-cell>
          <table:table-cell/>
          <table:table-cell table:formula="of:=[.H245]*100/[.C245]" office:value-type="float" office:value="69.0265486725664" calcext:value-type="float">
            <text:p>69.026548672566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B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6.03082" calcext:value-type="float">
            <text:p>6.0308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79" calcext:value-type="float">
            <text:p>79</text:p>
          </table:table-cell>
          <table:table-cell office:value-type="float" office:value="2.45046" calcext:value-type="float">
            <text:p>2.45046</text:p>
          </table:table-cell>
          <table:table-cell table:formula="of:=[.E246]+[.I246]" office:value-type="float" office:value="8.48128" calcext:value-type="float">
            <text:p>8.48128</text:p>
          </table:table-cell>
          <table:table-cell/>
          <table:table-cell table:formula="of:=[.H246]*100/[.C246]" office:value-type="float" office:value="72.4770642201835" calcext:value-type="float">
            <text:p>72.4770642201835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B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6.11266" calcext:value-type="float">
            <text:p>6.1126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2" calcext:value-type="float">
            <text:p>82</text:p>
          </table:table-cell>
          <table:table-cell office:value-type="float" office:value="0.345156" calcext:value-type="float">
            <text:p>0.345156</text:p>
          </table:table-cell>
          <table:table-cell table:formula="of:=[.E247]+[.I247]" office:value-type="float" office:value="6.457816" calcext:value-type="float">
            <text:p>6.457816</text:p>
          </table:table-cell>
          <table:table-cell/>
          <table:table-cell table:formula="of:=[.H247]*100/[.C247]" office:value-type="float" office:value="65.6" calcext:value-type="float">
            <text:p>65.6</text:p>
          </table:table-cell>
          <table:table-cell/>
          <table:table-cell table:formula="of:=AVERAGE([.I243:.I251])" office:value-type="float" office:value="0.634863666666667" calcext:value-type="float">
            <text:p>0.63486366666666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B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8.70369" calcext:value-type="float">
            <text:p>8.7036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5" calcext:value-type="float">
            <text:p>95</text:p>
          </table:table-cell>
          <table:table-cell office:value-type="float" office:value="0.386628" calcext:value-type="float">
            <text:p>0.386628</text:p>
          </table:table-cell>
          <table:table-cell table:formula="of:=[.E248]+[.I248]" office:value-type="float" office:value="9.090318" calcext:value-type="float">
            <text:p>9.090318</text:p>
          </table:table-cell>
          <table:table-cell/>
          <table:table-cell table:formula="of:=[.H248]*100/[.C248]" office:value-type="float" office:value="73.0769230769231" calcext:value-type="float">
            <text:p>73.076923076923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B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9.11744" calcext:value-type="float">
            <text:p>9.1174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5" calcext:value-type="float">
            <text:p>95</text:p>
          </table:table-cell>
          <table:table-cell office:value-type="float" office:value="0.400132" calcext:value-type="float">
            <text:p>0.400132</text:p>
          </table:table-cell>
          <table:table-cell table:formula="of:=[.E249]+[.I249]" office:value-type="float" office:value="9.517572" calcext:value-type="float">
            <text:p>9.517572</text:p>
          </table:table-cell>
          <table:table-cell/>
          <table:table-cell table:formula="of:=[.H249]*100/[.C249]" office:value-type="float" office:value="73.6434108527132" calcext:value-type="float">
            <text:p>73.643410852713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B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6.19852" calcext:value-type="float">
            <text:p>6.1985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4" calcext:value-type="float">
            <text:p>94</text:p>
          </table:table-cell>
          <table:table-cell office:value-type="float" office:value="0.392182" calcext:value-type="float">
            <text:p>0.392182</text:p>
          </table:table-cell>
          <table:table-cell table:formula="of:=[.E250]+[.I250]" office:value-type="float" office:value="6.590702" calcext:value-type="float">
            <text:p>6.590702</text:p>
          </table:table-cell>
          <table:table-cell/>
          <table:table-cell table:formula="of:=[.H250]*100/[.C250]" office:value-type="float" office:value="74.0157480314961" calcext:value-type="float">
            <text:p>74.0157480314961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B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8.80159" calcext:value-type="float">
            <text:p>8.8015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4" calcext:value-type="float">
            <text:p>94</text:p>
          </table:table-cell>
          <table:table-cell office:value-type="float" office:value="0.382948" calcext:value-type="float">
            <text:p>0.382948</text:p>
          </table:table-cell>
          <table:table-cell table:formula="of:=[.E251]+[.I251]" office:value-type="float" office:value="9.184538" calcext:value-type="float">
            <text:p>9.184538</text:p>
          </table:table-cell>
          <table:table-cell/>
          <table:table-cell table:formula="of:=[.H251]*100/[.C251]" office:value-type="float" office:value="73.4375" calcext:value-type="float">
            <text:p>73.4375</text:p>
          </table:table-cell>
          <table:table-cell/>
          <table:table-cell table:formula="of:=AVERAGE([.L243:.L251])" office:value-type="float" office:value="71.2768634722754" calcext:value-type="float">
            <text:p>71.276863472275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94.9159" calcext:value-type="float">
            <text:p>94.9159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252]+[.I252]" office:value-type="float" office:value="94.9159" calcext:value-type="float">
            <text:p>94.9159</text:p>
          </table:table-cell>
          <table:table-cell/>
          <table:table-cell table:formula="of:=[.H252]*100/[.C25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87.0115" calcext:value-type="float">
            <text:p>87.011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37" calcext:value-type="float">
            <text:p>137</text:p>
          </table:table-cell>
          <table:table-cell office:value-type="float" office:value="0.904421" calcext:value-type="float">
            <text:p>0.904421</text:p>
          </table:table-cell>
          <table:table-cell table:formula="of:=[.E253]+[.I253]" office:value-type="float" office:value="87.915921" calcext:value-type="float">
            <text:p>87.915921</text:p>
          </table:table-cell>
          <table:table-cell/>
          <table:table-cell table:formula="of:=[.H253]*100/[.C253]" office:value-type="float" office:value="87.2611464968153" calcext:value-type="float">
            <text:p>87.2611464968153</text:p>
          </table:table-cell>
          <table:table-cell/>
          <table:table-cell table:formula="of:=AVERAGE([.E252:.E261])" office:value-type="float" office:value="102.41304" calcext:value-type="float">
            <text:p>102.4130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89.1391" calcext:value-type="float">
            <text:p>89.139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25" calcext:value-type="float">
            <text:p>125</text:p>
          </table:table-cell>
          <table:table-cell office:value-type="float" office:value="0.543072" calcext:value-type="float">
            <text:p>0.543072</text:p>
          </table:table-cell>
          <table:table-cell table:formula="of:=[.E254]+[.I254]" office:value-type="float" office:value="89.682172" calcext:value-type="float">
            <text:p>89.682172</text:p>
          </table:table-cell>
          <table:table-cell table:style-name="ce5"/>
          <table:table-cell table:formula="of:=[.H254]*100/[.C254]" office:value-type="float" office:value="77.639751552795" calcext:value-type="float">
            <text:p>77.63975155279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87.1773" calcext:value-type="float">
            <text:p>87.1773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29" calcext:value-type="float">
            <text:p>129</text:p>
          </table:table-cell>
          <table:table-cell office:value-type="float" office:value="1.7261" calcext:value-type="float">
            <text:p>1.7261</text:p>
          </table:table-cell>
          <table:table-cell table:formula="of:=[.E255]+[.I255]" office:value-type="float" office:value="88.9034" calcext:value-type="float">
            <text:p>88.9034</text:p>
          </table:table-cell>
          <table:table-cell table:style-name="ce5"/>
          <table:table-cell table:formula="of:=[.H255]*100/[.C255]" office:value-type="float" office:value="83.2258064516129" calcext:value-type="float">
            <text:p>83.225806451612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87.0578" calcext:value-type="float">
            <text:p>87.057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29" calcext:value-type="float">
            <text:p>129</text:p>
          </table:table-cell>
          <table:table-cell office:value-type="float" office:value="0.441342" calcext:value-type="float">
            <text:p>0.441342</text:p>
          </table:table-cell>
          <table:table-cell table:formula="of:=[.E256]+[.I256]" office:value-type="float" office:value="87.499142" calcext:value-type="float">
            <text:p>87.499142</text:p>
          </table:table-cell>
          <table:table-cell/>
          <table:table-cell table:formula="of:=[.H256]*100/[.C256]" office:value-type="float" office:value="79.1411042944785" calcext:value-type="float">
            <text:p>79.1411042944785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69.466" calcext:value-type="float">
            <text:p>169.46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31" calcext:value-type="float">
            <text:p>131</text:p>
          </table:table-cell>
          <table:table-cell office:value-type="float" office:value="1.66189" calcext:value-type="float">
            <text:p>1.66189</text:p>
          </table:table-cell>
          <table:table-cell table:formula="of:=[.E257]+[.I257]" office:value-type="float" office:value="171.12789" calcext:value-type="float">
            <text:p>171.12789</text:p>
          </table:table-cell>
          <table:table-cell/>
          <table:table-cell table:formula="of:=[.H257]*100/[.C257]" office:value-type="float" office:value="79.8780487804878" calcext:value-type="float">
            <text:p>79.8780487804878</text:p>
          </table:table-cell>
          <table:table-cell/>
          <table:table-cell table:formula="of:=AVERAGE([.I253:.I261])" office:value-type="float" office:value="0.814242" calcext:value-type="float">
            <text:p>0.8142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136.849" calcext:value-type="float">
            <text:p>136.84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32" calcext:value-type="float">
            <text:p>132</text:p>
          </table:table-cell>
          <table:table-cell office:value-type="float" office:value="0.459479" calcext:value-type="float">
            <text:p>0.459479</text:p>
          </table:table-cell>
          <table:table-cell table:formula="of:=[.E258]+[.I258]" office:value-type="float" office:value="137.308479" calcext:value-type="float">
            <text:p>137.308479</text:p>
          </table:table-cell>
          <table:table-cell/>
          <table:table-cell table:formula="of:=[.H258]*100/[.C258]" office:value-type="float" office:value="76.3005780346821" calcext:value-type="float">
            <text:p>76.300578034682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98.1241" calcext:value-type="float">
            <text:p>98.1241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42" calcext:value-type="float">
            <text:p>142</text:p>
          </table:table-cell>
          <table:table-cell office:value-type="float" office:value="0.460195" calcext:value-type="float">
            <text:p>0.460195</text:p>
          </table:table-cell>
          <table:table-cell table:formula="of:=[.E259]+[.I259]" office:value-type="float" office:value="98.584295" calcext:value-type="float">
            <text:p>98.584295</text:p>
          </table:table-cell>
          <table:table-cell/>
          <table:table-cell table:formula="of:=[.H259]*100/[.C259]" office:value-type="float" office:value="81.1428571428571" calcext:value-type="float">
            <text:p>81.142857142857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83.2539" calcext:value-type="float">
            <text:p>83.253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46" calcext:value-type="float">
            <text:p>146</text:p>
          </table:table-cell>
          <table:table-cell office:value-type="float" office:value="0.472941" calcext:value-type="float">
            <text:p>0.472941</text:p>
          </table:table-cell>
          <table:table-cell table:formula="of:=[.E260]+[.I260]" office:value-type="float" office:value="83.726841" calcext:value-type="float">
            <text:p>83.726841</text:p>
          </table:table-cell>
          <table:table-cell/>
          <table:table-cell table:formula="of:=[.H260]*100/[.C260]" office:value-type="float" office:value="82.4858757062147" calcext:value-type="float">
            <text:p>82.4858757062147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91.1358" calcext:value-type="float">
            <text:p>91.135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144" calcext:value-type="float">
            <text:p>144</text:p>
          </table:table-cell>
          <table:table-cell office:value-type="float" office:value="0.658738" calcext:value-type="float">
            <text:p>0.658738</text:p>
          </table:table-cell>
          <table:table-cell table:formula="of:=[.E261]+[.I261]" office:value-type="float" office:value="91.794538" calcext:value-type="float">
            <text:p>91.794538</text:p>
          </table:table-cell>
          <table:table-cell/>
          <table:table-cell table:formula="of:=[.H261]*100/[.C261]" office:value-type="float" office:value="80.4469273743017" calcext:value-type="float">
            <text:p>80.4469273743017</text:p>
          </table:table-cell>
          <table:table-cell/>
          <table:table-cell table:formula="of:=AVERAGE([.L253:.L261])" office:value-type="float" office:value="80.8357884260272" calcext:value-type="float">
            <text:p>80.835788426027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04.882" calcext:value-type="float">
            <text:p>104.882</text:p>
          </table:table-cell>
          <table:table-cell office:value-type="string" calcext:value-type="string">
            <text:p>BRIEF</text:p>
          </table:table-cell>
          <table:table-cell table:style-name="ce5" table:number-columns-repeated="3"/>
          <table:table-cell table:formula="of:=[.E262]+[.I262]" office:value-type="float" office:value="104.882" calcext:value-type="float">
            <text:p>104.882</text:p>
          </table:table-cell>
          <table:table-cell/>
          <table:table-cell table:formula="of:=[.H262]*100/[.C26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95.1217" calcext:value-type="float">
            <text:p>95.121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41" calcext:value-type="float">
            <text:p>141</text:p>
          </table:table-cell>
          <table:table-cell office:value-type="float" office:value="0.546759" calcext:value-type="float">
            <text:p>0.546759</text:p>
          </table:table-cell>
          <table:table-cell table:formula="of:=[.E263]+[.I263]" office:value-type="float" office:value="95.668459" calcext:value-type="float">
            <text:p>95.668459</text:p>
          </table:table-cell>
          <table:table-cell/>
          <table:table-cell table:formula="of:=[.H263]*100/[.C263]" office:value-type="float" office:value="89.8089171974522" calcext:value-type="float">
            <text:p>89.8089171974522</text:p>
          </table:table-cell>
          <table:table-cell/>
          <table:table-cell table:formula="of:=AVERAGE([.E262:.E271])" office:value-type="float" office:value="92.43745" calcext:value-type="float">
            <text:p>92.4374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93.9245" calcext:value-type="float">
            <text:p>93.9245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4" calcext:value-type="float">
            <text:p>134</text:p>
          </table:table-cell>
          <table:table-cell office:value-type="float" office:value="1.4757" calcext:value-type="float">
            <text:p>1.4757</text:p>
          </table:table-cell>
          <table:table-cell table:formula="of:=[.E264]+[.I264]" office:value-type="float" office:value="95.4002" calcext:value-type="float">
            <text:p>95.4002</text:p>
          </table:table-cell>
          <table:table-cell/>
          <table:table-cell table:formula="of:=[.H264]*100/[.C264]" office:value-type="float" office:value="83.2298136645963" calcext:value-type="float">
            <text:p>83.229813664596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79.7147" calcext:value-type="float">
            <text:p>79.714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1" calcext:value-type="float">
            <text:p>131</text:p>
          </table:table-cell>
          <table:table-cell office:value-type="float" office:value="0.743985" calcext:value-type="float">
            <text:p>0.743985</text:p>
          </table:table-cell>
          <table:table-cell table:formula="of:=[.E265]+[.I265]" office:value-type="float" office:value="80.458685" calcext:value-type="float">
            <text:p>80.458685</text:p>
          </table:table-cell>
          <table:table-cell/>
          <table:table-cell table:formula="of:=[.H265]*100/[.C265]" office:value-type="float" office:value="84.5161290322581" calcext:value-type="float">
            <text:p>84.516129032258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86.3542" calcext:value-type="float">
            <text:p>86.354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0" calcext:value-type="float">
            <text:p>130</text:p>
          </table:table-cell>
          <table:table-cell office:value-type="float" office:value="0.397041" calcext:value-type="float">
            <text:p>0.397041</text:p>
          </table:table-cell>
          <table:table-cell table:formula="of:=[.E266]+[.I266]" office:value-type="float" office:value="86.751241" calcext:value-type="float">
            <text:p>86.751241</text:p>
          </table:table-cell>
          <table:table-cell/>
          <table:table-cell table:formula="of:=[.H266]*100/[.C266]" office:value-type="float" office:value="79.7546012269939" calcext:value-type="float">
            <text:p>79.7546012269939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98.2303" calcext:value-type="float">
            <text:p>98.230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34" calcext:value-type="float">
            <text:p>134</text:p>
          </table:table-cell>
          <table:table-cell office:value-type="float" office:value="0.816951" calcext:value-type="float">
            <text:p>0.816951</text:p>
          </table:table-cell>
          <table:table-cell table:formula="of:=[.E267]+[.I267]" office:value-type="float" office:value="99.047251" calcext:value-type="float">
            <text:p>99.047251</text:p>
          </table:table-cell>
          <table:table-cell/>
          <table:table-cell table:formula="of:=[.H267]*100/[.C267]" office:value-type="float" office:value="81.7073170731707" calcext:value-type="float">
            <text:p>81.7073170731707</text:p>
          </table:table-cell>
          <table:table-cell/>
          <table:table-cell table:formula="of:=AVERAGE([.I263:.I271])" office:value-type="float" office:value="0.734448444444444" calcext:value-type="float">
            <text:p>0.73444844444444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98.9045" calcext:value-type="float">
            <text:p>98.9045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46" calcext:value-type="float">
            <text:p>146</text:p>
          </table:table-cell>
          <table:table-cell office:value-type="float" office:value="0.509004" calcext:value-type="float">
            <text:p>0.509004</text:p>
          </table:table-cell>
          <table:table-cell table:formula="of:=[.E268]+[.I268]" office:value-type="float" office:value="99.413504" calcext:value-type="float">
            <text:p>99.413504</text:p>
          </table:table-cell>
          <table:table-cell/>
          <table:table-cell table:formula="of:=[.H268]*100/[.C268]" office:value-type="float" office:value="84.393063583815" calcext:value-type="float">
            <text:p>84.39306358381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92.9482" calcext:value-type="float">
            <text:p>92.948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50" calcext:value-type="float">
            <text:p>150</text:p>
          </table:table-cell>
          <table:table-cell office:value-type="float" office:value="0.534033" calcext:value-type="float">
            <text:p>0.534033</text:p>
          </table:table-cell>
          <table:table-cell table:formula="of:=[.E269]+[.I269]" office:value-type="float" office:value="93.482233" calcext:value-type="float">
            <text:p>93.482233</text:p>
          </table:table-cell>
          <table:table-cell/>
          <table:table-cell table:formula="of:=[.H269]*100/[.C269]" office:value-type="float" office:value="85.7142857142857" calcext:value-type="float">
            <text:p>85.714285714285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89.0824" calcext:value-type="float">
            <text:p>89.082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48" calcext:value-type="float">
            <text:p>148</text:p>
          </table:table-cell>
          <table:table-cell office:value-type="float" office:value="0.876493" calcext:value-type="float">
            <text:p>0.876493</text:p>
          </table:table-cell>
          <table:table-cell table:formula="of:=[.E270]+[.I270]" office:value-type="float" office:value="89.958893" calcext:value-type="float">
            <text:p>89.958893</text:p>
          </table:table-cell>
          <table:table-cell/>
          <table:table-cell table:formula="of:=[.H270]*100/[.C270]" office:value-type="float" office:value="83.6158192090396" calcext:value-type="float">
            <text:p>83.6158192090396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5.212" calcext:value-type="float">
            <text:p>85.21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152" calcext:value-type="float">
            <text:p>152</text:p>
          </table:table-cell>
          <table:table-cell office:value-type="float" office:value="0.71007" calcext:value-type="float">
            <text:p>0.71007</text:p>
          </table:table-cell>
          <table:table-cell table:formula="of:=[.E271]+[.I271]" office:value-type="float" office:value="85.92207" calcext:value-type="float">
            <text:p>85.92207</text:p>
          </table:table-cell>
          <table:table-cell/>
          <table:table-cell table:formula="of:=[.H271]*100/[.C271]" office:value-type="float" office:value="84.9162011173184" calcext:value-type="float">
            <text:p>84.9162011173184</text:p>
          </table:table-cell>
          <table:table-cell/>
          <table:table-cell table:formula="of:=AVERAGE([.L263:.L271])" office:value-type="float" office:value="84.1840164243255" calcext:value-type="float">
            <text:p>84.184016424325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13.068" calcext:value-type="float">
            <text:p>113.068</text:p>
          </table:table-cell>
          <table:table-cell office:value-type="string" calcext:value-type="string">
            <text:p>ORB</text:p>
          </table:table-cell>
          <table:table-cell table:style-name="ce5" table:number-columns-repeated="3"/>
          <table:table-cell table:formula="of:=[.E272]+[.I272]" office:value-type="float" office:value="113.068" calcext:value-type="float">
            <text:p>113.068</text:p>
          </table:table-cell>
          <table:table-cell/>
          <table:table-cell table:formula="of:=[.H272]*100/[.C272]" office:value-type="float" office:value="0" calcext:value-type="float">
            <text:p>0</text:p>
          </table:table-cell>
          <table:table-cell/>
          <table:table-cell office:value-type="string" calcext:value-type="string">
            <text:p>Detec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97.2719" calcext:value-type="float">
            <text:p>97.271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0" calcext:value-type="float">
            <text:p>130</text:p>
          </table:table-cell>
          <table:table-cell office:value-type="float" office:value="0.677194" calcext:value-type="float">
            <text:p>0.677194</text:p>
          </table:table-cell>
          <table:table-cell table:formula="of:=[.E273]+[.I273]" office:value-type="float" office:value="97.949094" calcext:value-type="float">
            <text:p>97.949094</text:p>
          </table:table-cell>
          <table:table-cell/>
          <table:table-cell table:formula="of:=[.H273]*100/[.C273]" office:value-type="float" office:value="82.8025477707006" calcext:value-type="float">
            <text:p>82.8025477707006</text:p>
          </table:table-cell>
          <table:table-cell/>
          <table:table-cell table:formula="of:=AVERAGE([.E272:.E281])" office:value-type="float" office:value="96.39683" calcext:value-type="float">
            <text:p>96.3968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95.406" calcext:value-type="float">
            <text:p>95.406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9" calcext:value-type="float">
            <text:p>129</text:p>
          </table:table-cell>
          <table:table-cell office:value-type="float" office:value="0.597371" calcext:value-type="float">
            <text:p>0.597371</text:p>
          </table:table-cell>
          <table:table-cell table:formula="of:=[.E274]+[.I274]" office:value-type="float" office:value="96.003371" calcext:value-type="float">
            <text:p>96.003371</text:p>
          </table:table-cell>
          <table:table-cell table:style-name="ce5"/>
          <table:table-cell table:formula="of:=[.H274]*100/[.C274]" office:value-type="float" office:value="80.1242236024845" calcext:value-type="float">
            <text:p>80.124223602484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91.3963" calcext:value-type="float">
            <text:p>91.396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28" calcext:value-type="float">
            <text:p>128</text:p>
          </table:table-cell>
          <table:table-cell office:value-type="float" office:value="0.608191" calcext:value-type="float">
            <text:p>0.608191</text:p>
          </table:table-cell>
          <table:table-cell table:formula="of:=[.E275]+[.I275]" office:value-type="float" office:value="92.004491" calcext:value-type="float">
            <text:p>92.004491</text:p>
          </table:table-cell>
          <table:table-cell table:style-name="ce5"/>
          <table:table-cell table:formula="of:=[.H275]*100/[.C275]" office:value-type="float" office:value="82.5806451612903" calcext:value-type="float">
            <text:p>82.580645161290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90.5819" calcext:value-type="float">
            <text:p>90.5819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15" calcext:value-type="float">
            <text:p>115</text:p>
          </table:table-cell>
          <table:table-cell office:value-type="float" office:value="0.887637" calcext:value-type="float">
            <text:p>0.887637</text:p>
          </table:table-cell>
          <table:table-cell table:formula="of:=[.E276]+[.I276]" office:value-type="float" office:value="91.469537" calcext:value-type="float">
            <text:p>91.469537</text:p>
          </table:table-cell>
          <table:table-cell table:style-name="ce5"/>
          <table:table-cell table:formula="of:=[.H276]*100/[.C276]" office:value-type="float" office:value="70.5521472392638" calcext:value-type="float">
            <text:p>70.5521472392638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91.6192" calcext:value-type="float">
            <text:p>91.619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2" calcext:value-type="float">
            <text:p>132</text:p>
          </table:table-cell>
          <table:table-cell office:value-type="float" office:value="0.933846" calcext:value-type="float">
            <text:p>0.933846</text:p>
          </table:table-cell>
          <table:table-cell table:formula="of:=[.E277]+[.I277]" office:value-type="float" office:value="92.553046" calcext:value-type="float">
            <text:p>92.553046</text:p>
          </table:table-cell>
          <table:table-cell table:style-name="ce5"/>
          <table:table-cell table:formula="of:=[.H277]*100/[.C277]" office:value-type="float" office:value="80.4878048780488" calcext:value-type="float">
            <text:p>80.4878048780488</text:p>
          </table:table-cell>
          <table:table-cell table:style-name="ce5"/>
          <table:table-cell table:formula="of:=AVERAGE([.I273:.I281])" office:value-type="float" office:value="0.757245" calcext:value-type="float">
            <text:p>0.75724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87.0293" calcext:value-type="float">
            <text:p>87.0293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2" calcext:value-type="float">
            <text:p>132</text:p>
          </table:table-cell>
          <table:table-cell office:value-type="float" office:value="0.64673" calcext:value-type="float">
            <text:p>0.64673</text:p>
          </table:table-cell>
          <table:table-cell table:formula="of:=[.E278]+[.I278]" office:value-type="float" office:value="87.67603" calcext:value-type="float">
            <text:p>87.67603</text:p>
          </table:table-cell>
          <table:table-cell table:style-name="ce5"/>
          <table:table-cell table:formula="of:=[.H278]*100/[.C278]" office:value-type="float" office:value="76.3005780346821" calcext:value-type="float">
            <text:p>76.300578034682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92.6962" calcext:value-type="float">
            <text:p>92.696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7" calcext:value-type="float">
            <text:p>137</text:p>
          </table:table-cell>
          <table:table-cell office:value-type="float" office:value="0.690261" calcext:value-type="float">
            <text:p>0.690261</text:p>
          </table:table-cell>
          <table:table-cell table:formula="of:=[.E279]+[.I279]" office:value-type="float" office:value="93.386461" calcext:value-type="float">
            <text:p>93.386461</text:p>
          </table:table-cell>
          <table:table-cell table:style-name="ce5"/>
          <table:table-cell table:formula="of:=[.H279]*100/[.C279]" office:value-type="float" office:value="78.2857142857143" calcext:value-type="float">
            <text:p>78.285714285714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99.3585" calcext:value-type="float">
            <text:p>99.358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37" calcext:value-type="float">
            <text:p>137</text:p>
          </table:table-cell>
          <table:table-cell office:value-type="float" office:value="1.06273" calcext:value-type="float">
            <text:p>1.06273</text:p>
          </table:table-cell>
          <table:table-cell table:formula="of:=[.E280]+[.I280]" office:value-type="float" office:value="100.42123" calcext:value-type="float">
            <text:p>100.42123</text:p>
          </table:table-cell>
          <table:table-cell table:style-name="ce5"/>
          <table:table-cell table:formula="of:=[.H280]*100/[.C280]" office:value-type="float" office:value="77.4011299435028" calcext:value-type="float">
            <text:p>77.4011299435028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05.541" calcext:value-type="float">
            <text:p>105.54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EL_KNN</text:p>
          </table:table-cell>
          <table:table-cell office:value-type="float" office:value="146" calcext:value-type="float">
            <text:p>146</text:p>
          </table:table-cell>
          <table:table-cell office:value-type="float" office:value="0.711245" calcext:value-type="float">
            <text:p>0.711245</text:p>
          </table:table-cell>
          <table:table-cell table:formula="of:=[.E281]+[.I281]" office:value-type="float" office:value="106.252245" calcext:value-type="float">
            <text:p>106.252245</text:p>
          </table:table-cell>
          <table:table-cell table:style-name="ce5"/>
          <table:table-cell table:formula="of:=[.H281]*100/[.C281]" office:value-type="float" office:value="81.5642458100559" calcext:value-type="float">
            <text:p>81.5642458100559</text:p>
          </table:table-cell>
          <table:table-cell table:style-name="ce5"/>
          <table:table-cell table:formula="of:=AVERAGE([.L273:.L281])" office:value-type="float" office:value="78.899892969527" calcext:value-type="float">
            <text:p>78.89989296952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15.174" calcext:value-type="float">
            <text:p>115.174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282]+[.I282]" office:value-type="float" office:value="115.174" calcext:value-type="float">
            <text:p>115.174</text:p>
          </table:table-cell>
          <table:table-cell table:style-name="ce5"/>
          <table:table-cell table:formula="of:=[.H282]*100/[.C28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99.9088" calcext:value-type="float">
            <text:p>99.9088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26" calcext:value-type="float">
            <text:p>126</text:p>
          </table:table-cell>
          <table:table-cell office:value-type="float" office:value="0.466942" calcext:value-type="float">
            <text:p>0.466942</text:p>
          </table:table-cell>
          <table:table-cell table:formula="of:=[.E283]+[.I283]" office:value-type="float" office:value="100.375742" calcext:value-type="float">
            <text:p>100.375742</text:p>
          </table:table-cell>
          <table:table-cell table:style-name="ce5"/>
          <table:table-cell table:formula="of:=[.H283]*100/[.C283]" office:value-type="float" office:value="80.2547770700637" calcext:value-type="float">
            <text:p>80.2547770700637</text:p>
          </table:table-cell>
          <table:table-cell table:style-name="ce5"/>
          <table:table-cell table:formula="of:=AVERAGE([.E282:.E291])" office:value-type="float" office:value="87.54118" calcext:value-type="float">
            <text:p>87.5411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76.0851" calcext:value-type="float">
            <text:p>76.085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28" calcext:value-type="float">
            <text:p>128</text:p>
          </table:table-cell>
          <table:table-cell office:value-type="float" office:value="0.529683" calcext:value-type="float">
            <text:p>0.529683</text:p>
          </table:table-cell>
          <table:table-cell table:formula="of:=[.E284]+[.I284]" office:value-type="float" office:value="76.614783" calcext:value-type="float">
            <text:p>76.614783</text:p>
          </table:table-cell>
          <table:table-cell table:style-name="ce5"/>
          <table:table-cell table:formula="of:=[.H284]*100/[.C284]" office:value-type="float" office:value="79.5031055900621" calcext:value-type="float">
            <text:p>79.503105590062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77.2132" calcext:value-type="float">
            <text:p>77.2132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28" calcext:value-type="float">
            <text:p>128</text:p>
          </table:table-cell>
          <table:table-cell office:value-type="float" office:value="0.434834" calcext:value-type="float">
            <text:p>0.434834</text:p>
          </table:table-cell>
          <table:table-cell table:formula="of:=[.E285]+[.I285]" office:value-type="float" office:value="77.648034" calcext:value-type="float">
            <text:p>77.648034</text:p>
          </table:table-cell>
          <table:table-cell table:style-name="ce5"/>
          <table:table-cell table:formula="of:=[.H285]*100/[.C285]" office:value-type="float" office:value="82.5806451612903" calcext:value-type="float">
            <text:p>82.580645161290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83.521" calcext:value-type="float">
            <text:p>83.52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21" calcext:value-type="float">
            <text:p>121</text:p>
          </table:table-cell>
          <table:table-cell office:value-type="float" office:value="0.434616" calcext:value-type="float">
            <text:p>0.434616</text:p>
          </table:table-cell>
          <table:table-cell table:formula="of:=[.E286]+[.I286]" office:value-type="float" office:value="83.955616" calcext:value-type="float">
            <text:p>83.955616</text:p>
          </table:table-cell>
          <table:table-cell table:style-name="ce5"/>
          <table:table-cell table:formula="of:=[.H286]*100/[.C286]" office:value-type="float" office:value="74.2331288343558" calcext:value-type="float">
            <text:p>74.2331288343558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80.0355" calcext:value-type="float">
            <text:p>80.0355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23" calcext:value-type="float">
            <text:p>123</text:p>
          </table:table-cell>
          <table:table-cell office:value-type="float" office:value="0.409564" calcext:value-type="float">
            <text:p>0.409564</text:p>
          </table:table-cell>
          <table:table-cell table:formula="of:=[.E287]+[.I287]" office:value-type="float" office:value="80.445064" calcext:value-type="float">
            <text:p>80.445064</text:p>
          </table:table-cell>
          <table:table-cell table:style-name="ce5"/>
          <table:table-cell table:formula="of:=[.H287]*100/[.C287]" office:value-type="float" office:value="75" calcext:value-type="float">
            <text:p>75</text:p>
          </table:table-cell>
          <table:table-cell table:style-name="ce5"/>
          <table:table-cell table:formula="of:=AVERAGE([.I283:.I291])" office:value-type="float" office:value="0.499901444444444" calcext:value-type="float">
            <text:p>0.49990144444444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86.8878" calcext:value-type="float">
            <text:p>86.8878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32" calcext:value-type="float">
            <text:p>132</text:p>
          </table:table-cell>
          <table:table-cell office:value-type="float" office:value="0.530217" calcext:value-type="float">
            <text:p>0.530217</text:p>
          </table:table-cell>
          <table:table-cell table:formula="of:=[.E288]+[.I288]" office:value-type="float" office:value="87.418017" calcext:value-type="float">
            <text:p>87.418017</text:p>
          </table:table-cell>
          <table:table-cell table:style-name="ce5"/>
          <table:table-cell table:formula="of:=[.H288]*100/[.C288]" office:value-type="float" office:value="76.3005780346821" calcext:value-type="float">
            <text:p>76.3005780346821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81.5453" calcext:value-type="float">
            <text:p>81.545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45" calcext:value-type="float">
            <text:p>145</text:p>
          </table:table-cell>
          <table:table-cell office:value-type="float" office:value="0.647572" calcext:value-type="float">
            <text:p>0.647572</text:p>
          </table:table-cell>
          <table:table-cell table:formula="of:=[.E289]+[.I289]" office:value-type="float" office:value="82.192872" calcext:value-type="float">
            <text:p>82.192872</text:p>
          </table:table-cell>
          <table:table-cell table:style-name="ce5"/>
          <table:table-cell table:formula="of:=[.H289]*100/[.C289]" office:value-type="float" office:value="82.8571428571429" calcext:value-type="float">
            <text:p>82.857142857142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82.2997" calcext:value-type="float">
            <text:p>82.299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48" calcext:value-type="float">
            <text:p>148</text:p>
          </table:table-cell>
          <table:table-cell office:value-type="float" office:value="0.493551" calcext:value-type="float">
            <text:p>0.493551</text:p>
          </table:table-cell>
          <table:table-cell table:formula="of:=[.E290]+[.I290]" office:value-type="float" office:value="82.793251" calcext:value-type="float">
            <text:p>82.793251</text:p>
          </table:table-cell>
          <table:table-cell table:style-name="ce5"/>
          <table:table-cell table:formula="of:=[.H290]*100/[.C290]" office:value-type="float" office:value="83.6158192090396" calcext:value-type="float">
            <text:p>83.6158192090396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92.7414" calcext:value-type="float">
            <text:p>92.741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137" calcext:value-type="float">
            <text:p>137</text:p>
          </table:table-cell>
          <table:table-cell office:value-type="float" office:value="0.552134" calcext:value-type="float">
            <text:p>0.552134</text:p>
          </table:table-cell>
          <table:table-cell table:formula="of:=[.E291]+[.I291]" office:value-type="float" office:value="93.293534" calcext:value-type="float">
            <text:p>93.293534</text:p>
          </table:table-cell>
          <table:table-cell table:style-name="ce5"/>
          <table:table-cell table:formula="of:=[.H291]*100/[.C291]" office:value-type="float" office:value="76.536312849162" calcext:value-type="float">
            <text:p>76.536312849162</text:p>
          </table:table-cell>
          <table:table-cell table:style-name="ce5"/>
          <table:table-cell table:formula="of:=AVERAGE([.L283:.L291])" office:value-type="float" office:value="78.9868344006443" calcext:value-type="float">
            <text:p>78.9868344006443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03.202" calcext:value-type="float">
            <text:p>103.202</text:p>
          </table:table-cell>
          <table:table-cell office:value-type="string" calcext:value-type="string">
            <text:p>AKAZE</text:p>
          </table:table-cell>
          <table:table-cell table:style-name="ce5" table:number-columns-repeated="3"/>
          <table:table-cell table:formula="of:=[.E292]+[.I292]" office:value-type="float" office:value="103.202" calcext:value-type="float">
            <text:p>103.202</text:p>
          </table:table-cell>
          <table:table-cell table:style-name="ce5"/>
          <table:table-cell table:formula="of:=[.H292]*100/[.C29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92.9057" calcext:value-type="float">
            <text:p>92.905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38" calcext:value-type="float">
            <text:p>138</text:p>
          </table:table-cell>
          <table:table-cell office:value-type="float" office:value="0.586447" calcext:value-type="float">
            <text:p>0.586447</text:p>
          </table:table-cell>
          <table:table-cell table:formula="of:=[.E293]+[.I293]" office:value-type="float" office:value="93.492147" calcext:value-type="float">
            <text:p>93.492147</text:p>
          </table:table-cell>
          <table:table-cell/>
          <table:table-cell table:formula="of:=[.H293]*100/[.C293]" office:value-type="float" office:value="87.8980891719745" calcext:value-type="float">
            <text:p>87.8980891719745</text:p>
          </table:table-cell>
          <table:table-cell/>
          <table:table-cell table:formula="of:=AVERAGE([.E292:.E301])" office:value-type="float" office:value="93.62787" calcext:value-type="float">
            <text:p>93.6278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105.21" calcext:value-type="float">
            <text:p>105.2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38" calcext:value-type="float">
            <text:p>138</text:p>
          </table:table-cell>
          <table:table-cell office:value-type="float" office:value="0.466099" calcext:value-type="float">
            <text:p>0.466099</text:p>
          </table:table-cell>
          <table:table-cell table:formula="of:=[.E294]+[.I294]" office:value-type="float" office:value="105.676099" calcext:value-type="float">
            <text:p>105.676099</text:p>
          </table:table-cell>
          <table:table-cell/>
          <table:table-cell table:formula="of:=[.H294]*100/[.C294]" office:value-type="float" office:value="85.7142857142857" calcext:value-type="float">
            <text:p>85.7142857142857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91.1665" calcext:value-type="float">
            <text:p>91.166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33" calcext:value-type="float">
            <text:p>133</text:p>
          </table:table-cell>
          <table:table-cell office:value-type="float" office:value="0.512389" calcext:value-type="float">
            <text:p>0.512389</text:p>
          </table:table-cell>
          <table:table-cell table:formula="of:=[.E295]+[.I295]" office:value-type="float" office:value="91.678889" calcext:value-type="float">
            <text:p>91.678889</text:p>
          </table:table-cell>
          <table:table-cell/>
          <table:table-cell table:formula="of:=[.H295]*100/[.C295]" office:value-type="float" office:value="85.8064516129032" calcext:value-type="float">
            <text:p>85.806451612903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102.055" calcext:value-type="float">
            <text:p>102.055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27" calcext:value-type="float">
            <text:p>127</text:p>
          </table:table-cell>
          <table:table-cell office:value-type="float" office:value="1.05665" calcext:value-type="float">
            <text:p>1.05665</text:p>
          </table:table-cell>
          <table:table-cell table:formula="of:=[.E296]+[.I296]" office:value-type="float" office:value="103.11165" calcext:value-type="float">
            <text:p>103.11165</text:p>
          </table:table-cell>
          <table:table-cell/>
          <table:table-cell table:formula="of:=[.H296]*100/[.C296]" office:value-type="float" office:value="77.9141104294479" calcext:value-type="float">
            <text:p>77.9141104294479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96.6804" calcext:value-type="float">
            <text:p>96.680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29" calcext:value-type="float">
            <text:p>129</text:p>
          </table:table-cell>
          <table:table-cell office:value-type="float" office:value="0.486633" calcext:value-type="float">
            <text:p>0.486633</text:p>
          </table:table-cell>
          <table:table-cell table:formula="of:=[.E297]+[.I297]" office:value-type="float" office:value="97.167033" calcext:value-type="float">
            <text:p>97.167033</text:p>
          </table:table-cell>
          <table:table-cell/>
          <table:table-cell table:formula="of:=[.H297]*100/[.C297]" office:value-type="float" office:value="78.6585365853659" calcext:value-type="float">
            <text:p>78.6585365853659</text:p>
          </table:table-cell>
          <table:table-cell/>
          <table:table-cell table:formula="of:=AVERAGE([.I293:.I301])" office:value-type="float" office:value="0.600161" calcext:value-type="float">
            <text:p>0.60016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86.2757" calcext:value-type="float">
            <text:p>86.275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46" calcext:value-type="float">
            <text:p>146</text:p>
          </table:table-cell>
          <table:table-cell office:value-type="float" office:value="0.474422" calcext:value-type="float">
            <text:p>0.474422</text:p>
          </table:table-cell>
          <table:table-cell table:formula="of:=[.E298]+[.I298]" office:value-type="float" office:value="86.750122" calcext:value-type="float">
            <text:p>86.750122</text:p>
          </table:table-cell>
          <table:table-cell/>
          <table:table-cell table:formula="of:=[.H298]*100/[.C298]" office:value-type="float" office:value="84.393063583815" calcext:value-type="float">
            <text:p>84.39306358381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77.6913" calcext:value-type="float">
            <text:p>77.6913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47" calcext:value-type="float">
            <text:p>147</text:p>
          </table:table-cell>
          <table:table-cell office:value-type="float" office:value="0.562946" calcext:value-type="float">
            <text:p>0.562946</text:p>
          </table:table-cell>
          <table:table-cell table:formula="of:=[.E299]+[.I299]" office:value-type="float" office:value="78.254246" calcext:value-type="float">
            <text:p>78.254246</text:p>
          </table:table-cell>
          <table:table-cell/>
          <table:table-cell table:formula="of:=[.H299]*100/[.C299]"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91.2797" calcext:value-type="float">
            <text:p>91.279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51" calcext:value-type="float">
            <text:p>151</text:p>
          </table:table-cell>
          <table:table-cell office:value-type="float" office:value="0.547995" calcext:value-type="float">
            <text:p>0.547995</text:p>
          </table:table-cell>
          <table:table-cell table:formula="of:=[.E300]+[.I300]" office:value-type="float" office:value="91.827695" calcext:value-type="float">
            <text:p>91.827695</text:p>
          </table:table-cell>
          <table:table-cell/>
          <table:table-cell table:formula="of:=[.H300]*100/[.C300]" office:value-type="float" office:value="85.3107344632768" calcext:value-type="float">
            <text:p>85.3107344632768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89.8124" calcext:value-type="float">
            <text:p>89.8124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EL_KNN</text:p>
          </table:table-cell>
          <table:table-cell office:value-type="float" office:value="150" calcext:value-type="float">
            <text:p>150</text:p>
          </table:table-cell>
          <table:table-cell office:value-type="float" office:value="0.707868" calcext:value-type="float">
            <text:p>0.707868</text:p>
          </table:table-cell>
          <table:table-cell table:formula="of:=[.E301]+[.I301]" office:value-type="float" office:value="90.520268" calcext:value-type="float">
            <text:p>90.520268</text:p>
          </table:table-cell>
          <table:table-cell table:style-name="ce5"/>
          <table:table-cell table:formula="of:=[.H301]*100/[.C301]" office:value-type="float" office:value="83.7988826815642" calcext:value-type="float">
            <text:p>83.7988826815642</text:p>
          </table:table-cell>
          <table:table-cell table:style-name="ce5"/>
          <table:table-cell table:formula="of:=AVERAGE([.L293:.L301])" office:value-type="float" office:value="83.7215726936259" calcext:value-type="float">
            <text:p>83.721572693625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KAZE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02.077" calcext:value-type="float">
            <text:p>102.077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302]+[.I302]" office:value-type="float" office:value="102.077" calcext:value-type="float">
            <text:p>102.077</text:p>
          </table:table-cell>
          <table:table-cell table:style-name="ce5"/>
          <table:table-cell table:formula="of:=[.H302]*100/[.C30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ZE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89.4454" calcext:value-type="float">
            <text:p>89.445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E303]+[.I303]" office:value-type="float" office:value="89.4454" calcext:value-type="float">
            <text:p>89.4454</text:p>
          </table:table-cell>
          <table:table-cell table:style-name="ce5"/>
          <table:table-cell table:formula="of:=[.H303]*100/[.C303]" office:value-type="float" office:value="85.3503184713376" calcext:value-type="float">
            <text:p>85.3503184713376</text:p>
          </table:table-cell>
          <table:table-cell table:style-name="ce5"/>
          <table:table-cell table:formula="of:=AVERAGE([.E302:.E311])" office:value-type="float" office:value="99.6772" calcext:value-type="float">
            <text:p>99.677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ZE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91.4306" calcext:value-type="float">
            <text:p>91.430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4" calcext:value-type="float">
            <text:p>134</text:p>
          </table:table-cell>
          <table:table-cell office:value-type="float" office:value="0.663107" calcext:value-type="float">
            <text:p>0.663107</text:p>
          </table:table-cell>
          <table:table-cell table:formula="of:=[.E304]+[.I304]" office:value-type="float" office:value="92.093707" calcext:value-type="float">
            <text:p>92.093707</text:p>
          </table:table-cell>
          <table:table-cell table:style-name="ce5"/>
          <table:table-cell table:formula="of:=[.H304]*100/[.C304]" office:value-type="float" office:value="83.2298136645963" calcext:value-type="float">
            <text:p>83.229813664596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AZE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02.534" calcext:value-type="float">
            <text:p>102.53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0" calcext:value-type="float">
            <text:p>130</text:p>
          </table:table-cell>
          <table:table-cell office:value-type="float" office:value="0.612869" calcext:value-type="float">
            <text:p>0.612869</text:p>
          </table:table-cell>
          <table:table-cell table:formula="of:=[.E305]+[.I305]" office:value-type="float" office:value="103.146869" calcext:value-type="float">
            <text:p>103.146869</text:p>
          </table:table-cell>
          <table:table-cell table:style-name="ce5"/>
          <table:table-cell table:formula="of:=[.H305]*100/[.C305]" office:value-type="float" office:value="83.8709677419355" calcext:value-type="float">
            <text:p>83.8709677419355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AZE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99.1122" calcext:value-type="float">
            <text:p>99.112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6" calcext:value-type="float">
            <text:p>136</text:p>
          </table:table-cell>
          <table:table-cell office:value-type="float" office:value="0.556277" calcext:value-type="float">
            <text:p>0.556277</text:p>
          </table:table-cell>
          <table:table-cell table:formula="of:=[.E306]+[.I306]" office:value-type="float" office:value="99.668477" calcext:value-type="float">
            <text:p>99.668477</text:p>
          </table:table-cell>
          <table:table-cell table:style-name="ce5"/>
          <table:table-cell table:formula="of:=[.H306]*100/[.C306]" office:value-type="float" office:value="83.4355828220859" calcext:value-type="float">
            <text:p>83.4355828220859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ZE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00.138" calcext:value-type="float">
            <text:p>100.13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37" calcext:value-type="float">
            <text:p>137</text:p>
          </table:table-cell>
          <table:table-cell office:value-type="float" office:value="0.926844" calcext:value-type="float">
            <text:p>0.926844</text:p>
          </table:table-cell>
          <table:table-cell table:formula="of:=[.E307]+[.I307]" office:value-type="float" office:value="101.064844" calcext:value-type="float">
            <text:p>101.064844</text:p>
          </table:table-cell>
          <table:table-cell table:style-name="ce5"/>
          <table:table-cell table:formula="of:=[.H307]*100/[.C307]" office:value-type="float" office:value="83.5365853658537" calcext:value-type="float">
            <text:p>83.5365853658537</text:p>
          </table:table-cell>
          <table:table-cell table:style-name="ce5"/>
          <table:table-cell table:formula="of:=AVERAGE([.I303:.I311])" office:value-type="float" office:value="0.722807125" calcext:value-type="float">
            <text:p>0.722807125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KAZE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108.416" calcext:value-type="float">
            <text:p>108.41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47" calcext:value-type="float">
            <text:p>147</text:p>
          </table:table-cell>
          <table:table-cell office:value-type="float" office:value="0.904978" calcext:value-type="float">
            <text:p>0.904978</text:p>
          </table:table-cell>
          <table:table-cell table:formula="of:=[.E308]+[.I308]" office:value-type="float" office:value="109.320978" calcext:value-type="float">
            <text:p>109.320978</text:p>
          </table:table-cell>
          <table:table-cell table:style-name="ce5"/>
          <table:table-cell table:formula="of:=[.H308]*100/[.C308]" office:value-type="float" office:value="84.971098265896" calcext:value-type="float">
            <text:p>84.971098265896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AZE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98.9402" calcext:value-type="float">
            <text:p>98.940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47" calcext:value-type="float">
            <text:p>147</text:p>
          </table:table-cell>
          <table:table-cell office:value-type="float" office:value="0.639755" calcext:value-type="float">
            <text:p>0.639755</text:p>
          </table:table-cell>
          <table:table-cell table:formula="of:=[.E309]+[.I309]" office:value-type="float" office:value="99.579955" calcext:value-type="float">
            <text:p>99.579955</text:p>
          </table:table-cell>
          <table:table-cell table:style-name="ce5"/>
          <table:table-cell table:formula="of:=[.H309]*100/[.C309]" office:value-type="float" office:value="84" calcext:value-type="float">
            <text:p>84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KAZE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111.581" calcext:value-type="float">
            <text:p>111.58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54" calcext:value-type="float">
            <text:p>154</text:p>
          </table:table-cell>
          <table:table-cell office:value-type="float" office:value="0.785428" calcext:value-type="float">
            <text:p>0.785428</text:p>
          </table:table-cell>
          <table:table-cell table:formula="of:=[.E310]+[.I310]" office:value-type="float" office:value="112.366428" calcext:value-type="float">
            <text:p>112.366428</text:p>
          </table:table-cell>
          <table:table-cell table:style-name="ce5"/>
          <table:table-cell table:formula="of:=[.H310]*100/[.C310]" office:value-type="float" office:value="87.0056497175141" calcext:value-type="float">
            <text:p>87.0056497175141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KAZE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93.0976" calcext:value-type="float">
            <text:p>93.097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51" calcext:value-type="float">
            <text:p>151</text:p>
          </table:table-cell>
          <table:table-cell office:value-type="float" office:value="0.693199" calcext:value-type="float">
            <text:p>0.693199</text:p>
          </table:table-cell>
          <table:table-cell table:formula="of:=[.E311]+[.I311]" office:value-type="float" office:value="93.790799" calcext:value-type="float">
            <text:p>93.790799</text:p>
          </table:table-cell>
          <table:table-cell table:style-name="ce5"/>
          <table:table-cell table:formula="of:=[.H311]*100/[.C311]" office:value-type="float" office:value="84.3575418994413" calcext:value-type="float">
            <text:p>84.3575418994413</text:p>
          </table:table-cell>
          <table:table-cell table:style-name="ce5"/>
          <table:table-cell table:formula="of:=AVERAGE([.L303:.L311])" office:value-type="float" office:value="84.41750643874" calcext:value-type="float">
            <text:p>84.4175064387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77.851" calcext:value-type="float">
            <text:p>177.851</text:p>
          </table:table-cell>
          <table:table-cell office:value-type="string" calcext:value-type="string">
            <text:p>BRISK</text:p>
          </table:table-cell>
          <table:table-cell table:style-name="ce5" table:number-columns-repeated="3"/>
          <table:table-cell table:formula="of:=[.E312]+[.I312]" office:value-type="float" office:value="177.851" calcext:value-type="float">
            <text:p>177.851</text:p>
          </table:table-cell>
          <table:table-cell table:style-name="ce5"/>
          <table:table-cell table:formula="of:=[.H312]*100/[.C31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21.516" calcext:value-type="float">
            <text:p>121.5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4" calcext:value-type="float">
            <text:p>64</text:p>
          </table:table-cell>
          <table:table-cell office:value-type="float" office:value="0.329723" calcext:value-type="float">
            <text:p>0.329723</text:p>
          </table:table-cell>
          <table:table-cell table:formula="of:=[.E313]+[.I313]" office:value-type="float" office:value="121.845723" calcext:value-type="float">
            <text:p>121.845723</text:p>
          </table:table-cell>
          <table:table-cell table:style-name="ce5"/>
          <table:table-cell table:formula="of:=[.H313]*100/[.C313]" office:value-type="float" office:value="48.4848484848485" calcext:value-type="float">
            <text:p>48.4848484848485</text:p>
          </table:table-cell>
          <table:table-cell table:style-name="ce5"/>
          <table:table-cell table:formula="of:=AVERAGE([.E312:.E321])" office:value-type="float" office:value="126.78308" calcext:value-type="float">
            <text:p>126.78308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9.4478" calcext:value-type="float">
            <text:p>99.447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6" calcext:value-type="float">
            <text:p>66</text:p>
          </table:table-cell>
          <table:table-cell office:value-type="float" office:value="0.439187" calcext:value-type="float">
            <text:p>0.439187</text:p>
          </table:table-cell>
          <table:table-cell table:formula="of:=[.E314]+[.I314]" office:value-type="float" office:value="99.886987" calcext:value-type="float">
            <text:p>99.886987</text:p>
          </table:table-cell>
          <table:table-cell table:style-name="ce5"/>
          <table:table-cell table:formula="of:=[.H314]*100/[.C314]" office:value-type="float" office:value="53.2258064516129" calcext:value-type="float">
            <text:p>53.225806451612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4.62" calcext:value-type="float">
            <text:p>124.6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2" calcext:value-type="float">
            <text:p>62</text:p>
          </table:table-cell>
          <table:table-cell office:value-type="float" office:value="0.336139" calcext:value-type="float">
            <text:p>0.336139</text:p>
          </table:table-cell>
          <table:table-cell table:formula="of:=[.E315]+[.I315]" office:value-type="float" office:value="124.956139" calcext:value-type="float">
            <text:p>124.956139</text:p>
          </table:table-cell>
          <table:table-cell table:style-name="ce5"/>
          <table:table-cell table:formula="of:=[.H315]*100/[.C315]" office:value-type="float" office:value="45.2554744525548" calcext:value-type="float">
            <text:p>45.2554744525548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29.809" calcext:value-type="float">
            <text:p>129.80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6" calcext:value-type="float">
            <text:p>66</text:p>
          </table:table-cell>
          <table:table-cell office:value-type="float" office:value="1.55015" calcext:value-type="float">
            <text:p>1.55015</text:p>
          </table:table-cell>
          <table:table-cell table:formula="of:=[.E316]+[.I316]" office:value-type="float" office:value="131.35915" calcext:value-type="float">
            <text:p>131.35915</text:p>
          </table:table-cell>
          <table:table-cell table:style-name="ce5"/>
          <table:table-cell table:formula="of:=[.H316]*100/[.C316]" office:value-type="float" office:value="49.2537313432836" calcext:value-type="float">
            <text:p>49.2537313432836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22.212" calcext:value-type="float">
            <text:p>122.21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59" calcext:value-type="float">
            <text:p>59</text:p>
          </table:table-cell>
          <table:table-cell office:value-type="float" office:value="0.485621" calcext:value-type="float">
            <text:p>0.485621</text:p>
          </table:table-cell>
          <table:table-cell table:formula="of:=[.E317]+[.I317]" office:value-type="float" office:value="122.697621" calcext:value-type="float">
            <text:p>122.697621</text:p>
          </table:table-cell>
          <table:table-cell table:style-name="ce5"/>
          <table:table-cell table:formula="of:=[.H317]*100/[.C317]" office:value-type="float" office:value="42.1428571428571" calcext:value-type="float">
            <text:p>42.1428571428571</text:p>
          </table:table-cell>
          <table:table-cell table:style-name="ce5"/>
          <table:table-cell table:formula="of:=AVERAGE([.I313:.I321])" office:value-type="float" office:value="0.600727888888889" calcext:value-type="float">
            <text:p>0.600727888888889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27.189" calcext:value-type="float">
            <text:p>127.18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4" calcext:value-type="float">
            <text:p>64</text:p>
          </table:table-cell>
          <table:table-cell office:value-type="float" office:value="0.873659" calcext:value-type="float">
            <text:p>0.873659</text:p>
          </table:table-cell>
          <table:table-cell table:formula="of:=[.E318]+[.I318]" office:value-type="float" office:value="128.062659" calcext:value-type="float">
            <text:p>128.062659</text:p>
          </table:table-cell>
          <table:table-cell table:style-name="ce5"/>
          <table:table-cell table:formula="of:=[.H318]*100/[.C318]" office:value-type="float" office:value="46.7153284671533" calcext:value-type="float">
            <text:p>46.715328467153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23.972" calcext:value-type="float">
            <text:p>123.972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4" calcext:value-type="float">
            <text:p>64</text:p>
          </table:table-cell>
          <table:table-cell office:value-type="float" office:value="0.336318" calcext:value-type="float">
            <text:p>0.336318</text:p>
          </table:table-cell>
          <table:table-cell table:formula="of:=[.E319]+[.I319]" office:value-type="float" office:value="124.308318" calcext:value-type="float">
            <text:p>124.308318</text:p>
          </table:table-cell>
          <table:table-cell table:style-name="ce5"/>
          <table:table-cell table:formula="of:=[.H319]*100/[.C319]" office:value-type="float" office:value="43.2432432432432" calcext:value-type="float">
            <text:p>43.2432432432432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19.115" calcext:value-type="float">
            <text:p>119.115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7" calcext:value-type="float">
            <text:p>67</text:p>
          </table:table-cell>
          <table:table-cell office:value-type="float" office:value="0.7009" calcext:value-type="float">
            <text:p>0.7009</text:p>
          </table:table-cell>
          <table:table-cell table:formula="of:=[.E320]+[.I320]" office:value-type="float" office:value="119.8159" calcext:value-type="float">
            <text:p>119.8159</text:p>
          </table:table-cell>
          <table:table-cell table:style-name="ce5"/>
          <table:table-cell table:formula="of:=[.H320]*100/[.C320]" office:value-type="float" office:value="42.1383647798742" calcext:value-type="float">
            <text:p>42.1383647798742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2.099" calcext:value-type="float">
            <text:p>122.09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80" calcext:value-type="float">
            <text:p>80</text:p>
          </table:table-cell>
          <table:table-cell office:value-type="float" office:value="0.354854" calcext:value-type="float">
            <text:p>0.354854</text:p>
          </table:table-cell>
          <table:table-cell table:formula="of:=[.E321]+[.I321]" office:value-type="float" office:value="122.453854" calcext:value-type="float">
            <text:p>122.453854</text:p>
          </table:table-cell>
          <table:table-cell table:style-name="ce5"/>
          <table:table-cell table:formula="of:=[.H321]*100/[.C321]" office:value-type="float" office:value="58.3941605839416" calcext:value-type="float">
            <text:p>58.3941605839416</text:p>
          </table:table-cell>
          <table:table-cell table:style-name="ce5"/>
          <table:table-cell table:formula="of:=AVERAGE([.L313:.L321])" office:value-type="float" office:value="47.6504238832632" calcext:value-type="float">
            <text:p>47.6504238832632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57.883" calcext:value-type="float">
            <text:p>157.883</text:p>
          </table:table-cell>
          <table:table-cell office:value-type="string" calcext:value-type="string">
            <text:p>BRIEF</text:p>
          </table:table-cell>
          <table:table-cell table:number-columns-repeated="3"/>
          <table:table-cell table:formula="of:=[.E322]+[.I322]" office:value-type="float" office:value="157.883" calcext:value-type="float">
            <text:p>157.883</text:p>
          </table:table-cell>
          <table:table-cell table:style-name="ce5"/>
          <table:table-cell table:formula="of:=[.H322]*100/[.C32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21.516" calcext:value-type="float">
            <text:p>121.516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EL_KNN</text:p>
          </table:table-cell>
          <table:table-cell office:value-type="float" office:value="64" calcext:value-type="float">
            <text:p>64</text:p>
          </table:table-cell>
          <table:table-cell office:value-type="float" office:value="0.329723" calcext:value-type="float">
            <text:p>0.329723</text:p>
          </table:table-cell>
          <table:table-cell table:formula="of:=[.E323]+[.I323]" office:value-type="float" office:value="121.845723" calcext:value-type="float">
            <text:p>121.845723</text:p>
          </table:table-cell>
          <table:table-cell/>
          <table:table-cell table:formula="of:=[.H323]*100/[.C323]" office:value-type="float" office:value="48.4848484848485" calcext:value-type="float">
            <text:p>48.4848484848485</text:p>
          </table:table-cell>
          <table:table-cell/>
          <table:table-cell table:formula="of:=AVERAGE([.E322:.E331])" office:value-type="float" office:value="135.3271" calcext:value-type="float">
            <text:p>135.327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44.772" calcext:value-type="float">
            <text:p>144.772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8" calcext:value-type="float">
            <text:p>78</text:p>
          </table:table-cell>
          <table:table-cell office:value-type="float" office:value="3.05705" calcext:value-type="float">
            <text:p>3.05705</text:p>
          </table:table-cell>
          <table:table-cell table:formula="of:=[.E324]+[.I324]" office:value-type="float" office:value="147.82905" calcext:value-type="float">
            <text:p>147.82905</text:p>
          </table:table-cell>
          <table:table-cell/>
          <table:table-cell table:formula="of:=[.H324]*100/[.C324]" office:value-type="float" office:value="62.9032258064516" calcext:value-type="float">
            <text:p>62.903225806451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18.484" calcext:value-type="float">
            <text:p>118.48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6" calcext:value-type="float">
            <text:p>76</text:p>
          </table:table-cell>
          <table:table-cell office:value-type="float" office:value="0.343876" calcext:value-type="float">
            <text:p>0.343876</text:p>
          </table:table-cell>
          <table:table-cell table:formula="of:=[.E325]+[.I325]" office:value-type="float" office:value="118.827876" calcext:value-type="float">
            <text:p>118.827876</text:p>
          </table:table-cell>
          <table:table-cell/>
          <table:table-cell table:formula="of:=[.H325]*100/[.C325]" office:value-type="float" office:value="55.4744525547445" calcext:value-type="float">
            <text:p>55.474452554744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17.993" calcext:value-type="float">
            <text:p>117.99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3.26929" calcext:value-type="float">
            <text:p>3.26929</text:p>
          </table:table-cell>
          <table:table-cell table:formula="of:=[.E326]+[.I326]" office:value-type="float" office:value="121.26229" calcext:value-type="float">
            <text:p>121.26229</text:p>
          </table:table-cell>
          <table:table-cell/>
          <table:table-cell table:formula="of:=[.H326]*100/[.C326]" office:value-type="float" office:value="63.4328358208955" calcext:value-type="float">
            <text:p>63.4328358208955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8.327" calcext:value-type="float">
            <text:p>118.327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69" calcext:value-type="float">
            <text:p>69</text:p>
          </table:table-cell>
          <table:table-cell office:value-type="float" office:value="0.832773" calcext:value-type="float">
            <text:p>0.832773</text:p>
          </table:table-cell>
          <table:table-cell table:formula="of:=[.E327]+[.I327]" office:value-type="float" office:value="119.159773" calcext:value-type="float">
            <text:p>119.159773</text:p>
          </table:table-cell>
          <table:table-cell/>
          <table:table-cell table:formula="of:=[.H327]*100/[.C327]" office:value-type="float" office:value="49.2857142857143" calcext:value-type="float">
            <text:p>49.2857142857143</text:p>
          </table:table-cell>
          <table:table-cell/>
          <table:table-cell table:formula="of:=AVERAGE([.I323:.I331])" office:value-type="float" office:value="3.24648788888889" calcext:value-type="float">
            <text:p>3.24648788888889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45.753" calcext:value-type="float">
            <text:p>145.75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4" calcext:value-type="float">
            <text:p>74</text:p>
          </table:table-cell>
          <table:table-cell office:value-type="float" office:value="17.5518" calcext:value-type="float">
            <text:p>17.5518</text:p>
          </table:table-cell>
          <table:table-cell table:formula="of:=[.E328]+[.I328]" office:value-type="float" office:value="163.3048" calcext:value-type="float">
            <text:p>163.3048</text:p>
          </table:table-cell>
          <table:table-cell/>
          <table:table-cell table:formula="of:=[.H328]*100/[.C328]" office:value-type="float" office:value="54.014598540146" calcext:value-type="float">
            <text:p>54.01459854014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76.223" calcext:value-type="float">
            <text:p>176.223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6" calcext:value-type="float">
            <text:p>76</text:p>
          </table:table-cell>
          <table:table-cell office:value-type="float" office:value="1.63359" calcext:value-type="float">
            <text:p>1.63359</text:p>
          </table:table-cell>
          <table:table-cell table:formula="of:=[.E329]+[.I329]" office:value-type="float" office:value="177.85659" calcext:value-type="float">
            <text:p>177.85659</text:p>
          </table:table-cell>
          <table:table-cell/>
          <table:table-cell table:formula="of:=[.H329]*100/[.C329]" office:value-type="float" office:value="51.3513513513514" calcext:value-type="float">
            <text:p>51.351351351351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26.504" calcext:value-type="float">
            <text:p>126.504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70" calcext:value-type="float">
            <text:p>70</text:p>
          </table:table-cell>
          <table:table-cell office:value-type="float" office:value="0.467839" calcext:value-type="float">
            <text:p>0.467839</text:p>
          </table:table-cell>
          <table:table-cell table:formula="of:=[.E330]+[.I330]" office:value-type="float" office:value="126.971839" calcext:value-type="float">
            <text:p>126.971839</text:p>
          </table:table-cell>
          <table:table-cell/>
          <table:table-cell table:formula="of:=[.H330]*100/[.C330]" office:value-type="float" office:value="44.0251572327044" calcext:value-type="float">
            <text:p>44.0251572327044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5.816" calcext:value-type="float">
            <text:p>125.816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SEL_KNN</text:p>
          </table:table-cell>
          <table:table-cell office:value-type="float" office:value="88" calcext:value-type="float">
            <text:p>88</text:p>
          </table:table-cell>
          <table:table-cell office:value-type="float" office:value="1.73245" calcext:value-type="float">
            <text:p>1.73245</text:p>
          </table:table-cell>
          <table:table-cell table:formula="of:=[.E331]+[.I331]" office:value-type="float" office:value="127.54845" calcext:value-type="float">
            <text:p>127.54845</text:p>
          </table:table-cell>
          <table:table-cell/>
          <table:table-cell table:formula="of:=[.H331]*100/[.C331]" office:value-type="float" office:value="64.2335766423358" calcext:value-type="float">
            <text:p>64.2335766423358</text:p>
          </table:table-cell>
          <table:table-cell/>
          <table:table-cell table:formula="of:=AVERAGE([.L323:.L331])" office:value-type="float" office:value="54.8006400799102" calcext:value-type="float">
            <text:p>54.800640079910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42.894" calcext:value-type="float">
            <text:p>142.894</text:p>
          </table:table-cell>
          <table:table-cell office:value-type="string" calcext:value-type="string">
            <text:p>FREAK</text:p>
          </table:table-cell>
          <table:table-cell table:style-name="ce5" table:number-columns-repeated="3"/>
          <table:table-cell table:formula="of:=[.E332]+[.I332]" office:value-type="float" office:value="142.894" calcext:value-type="float">
            <text:p>142.894</text:p>
          </table:table-cell>
          <table:table-cell table:style-name="ce5"/>
          <table:table-cell table:formula="of:=[.H332]*100/[.C33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02.389" calcext:value-type="float">
            <text:p>102.389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8" calcext:value-type="float">
            <text:p>58</text:p>
          </table:table-cell>
          <table:table-cell office:value-type="float" office:value="0.728567" calcext:value-type="float">
            <text:p>0.728567</text:p>
          </table:table-cell>
          <table:table-cell table:formula="of:=[.E333]+[.I333]" office:value-type="float" office:value="103.117567" calcext:value-type="float">
            <text:p>103.117567</text:p>
          </table:table-cell>
          <table:table-cell/>
          <table:table-cell table:formula="of:=[.H333]*100/[.C333]" office:value-type="float" office:value="43.9393939393939" calcext:value-type="float">
            <text:p>43.9393939393939</text:p>
          </table:table-cell>
          <table:table-cell/>
          <table:table-cell table:formula="of:=AVERAGE([.E332:.E341])" office:value-type="float" office:value="120.9758" calcext:value-type="float">
            <text:p>120.975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10.253" calcext:value-type="float">
            <text:p>110.253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63" calcext:value-type="float">
            <text:p>63</text:p>
          </table:table-cell>
          <table:table-cell office:value-type="float" office:value="0.771054" calcext:value-type="float">
            <text:p>0.771054</text:p>
          </table:table-cell>
          <table:table-cell table:formula="of:=[.E334]+[.I334]" office:value-type="float" office:value="111.024054" calcext:value-type="float">
            <text:p>111.024054</text:p>
          </table:table-cell>
          <table:table-cell/>
          <table:table-cell table:formula="of:=[.H334]*100/[.C334]" office:value-type="float" office:value="50.8064516129032" calcext:value-type="float">
            <text:p>50.806451612903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3.801" calcext:value-type="float">
            <text:p>133.80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3" calcext:value-type="float">
            <text:p>53</text:p>
          </table:table-cell>
          <table:table-cell office:value-type="float" office:value="0.90263" calcext:value-type="float">
            <text:p>0.90263</text:p>
          </table:table-cell>
          <table:table-cell table:formula="of:=[.E335]+[.I335]" office:value-type="float" office:value="134.70363" calcext:value-type="float">
            <text:p>134.70363</text:p>
          </table:table-cell>
          <table:table-cell/>
          <table:table-cell table:formula="of:=[.H335]*100/[.C335]" office:value-type="float" office:value="38.6861313868613" calcext:value-type="float">
            <text:p>38.686131386861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08.467" calcext:value-type="float">
            <text:p>108.46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63" calcext:value-type="float">
            <text:p>63</text:p>
          </table:table-cell>
          <table:table-cell office:value-type="float" office:value="0.824891" calcext:value-type="float">
            <text:p>0.824891</text:p>
          </table:table-cell>
          <table:table-cell table:formula="of:=[.E336]+[.I336]" office:value-type="float" office:value="109.291891" calcext:value-type="float">
            <text:p>109.291891</text:p>
          </table:table-cell>
          <table:table-cell/>
          <table:table-cell table:formula="of:=[.H336]*100/[.C336]" office:value-type="float" office:value="47.0149253731343" calcext:value-type="float">
            <text:p>47.0149253731343</text:p>
          </table:table-cell>
          <table:table-cell/>
          <table:table-cell office:value-type="string" calcext:value-type="string">
            <text:p>descriptor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20.324" calcext:value-type="float">
            <text:p>120.32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0" calcext:value-type="float">
            <text:p>50</text:p>
          </table:table-cell>
          <table:table-cell office:value-type="float" office:value="0.837122" calcext:value-type="float">
            <text:p>0.837122</text:p>
          </table:table-cell>
          <table:table-cell table:formula="of:=[.E337]+[.I337]" office:value-type="float" office:value="121.161122" calcext:value-type="float">
            <text:p>121.161122</text:p>
          </table:table-cell>
          <table:table-cell/>
          <table:table-cell table:formula="of:=[.H337]*100/[.C337]" office:value-type="float" office:value="35.7142857142857" calcext:value-type="float">
            <text:p>35.7142857142857</text:p>
          </table:table-cell>
          <table:table-cell/>
          <table:table-cell table:formula="of:=AVERAGE([.I333:.I341])" office:value-type="float" office:value="0.894452111111111" calcext:value-type="float">
            <text:p>0.89445211111111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45.867" calcext:value-type="float">
            <text:p>145.867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0" calcext:value-type="float">
            <text:p>50</text:p>
          </table:table-cell>
          <table:table-cell office:value-type="float" office:value="0.804632" calcext:value-type="float">
            <text:p>0.804632</text:p>
          </table:table-cell>
          <table:table-cell table:formula="of:=[.E338]+[.I338]" office:value-type="float" office:value="146.671632" calcext:value-type="float">
            <text:p>146.671632</text:p>
          </table:table-cell>
          <table:table-cell/>
          <table:table-cell table:formula="of:=[.H338]*100/[.C338]" office:value-type="float" office:value="36.4963503649635" calcext:value-type="float">
            <text:p>36.496350364963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17.148" calcext:value-type="float">
            <text:p>117.148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46" calcext:value-type="float">
            <text:p>46</text:p>
          </table:table-cell>
          <table:table-cell office:value-type="float" office:value="0.926951" calcext:value-type="float">
            <text:p>0.926951</text:p>
          </table:table-cell>
          <table:table-cell table:formula="of:=[.E339]+[.I339]" office:value-type="float" office:value="118.074951" calcext:value-type="float">
            <text:p>118.074951</text:p>
          </table:table-cell>
          <table:table-cell/>
          <table:table-cell table:formula="of:=[.H339]*100/[.C339]" office:value-type="float" office:value="31.0810810810811" calcext:value-type="float">
            <text:p>31.081081081081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08.054" calcext:value-type="float">
            <text:p>108.054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52" calcext:value-type="float">
            <text:p>52</text:p>
          </table:table-cell>
          <table:table-cell office:value-type="float" office:value="1.28447" calcext:value-type="float">
            <text:p>1.28447</text:p>
          </table:table-cell>
          <table:table-cell table:formula="of:=[.E340]+[.I340]" office:value-type="float" office:value="109.33847" calcext:value-type="float">
            <text:p>109.33847</text:p>
          </table:table-cell>
          <table:table-cell/>
          <table:table-cell table:formula="of:=[.H340]*100/[.C340]" office:value-type="float" office:value="32.7044025157233" calcext:value-type="float">
            <text:p>32.7044025157233</text:p>
          </table:table-cell>
          <table:table-cell/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0.561" calcext:value-type="float">
            <text:p>120.561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SEL_KNN</text:p>
          </table:table-cell>
          <table:table-cell office:value-type="float" office:value="65" calcext:value-type="float">
            <text:p>65</text:p>
          </table:table-cell>
          <table:table-cell office:value-type="float" office:value="0.969752" calcext:value-type="float">
            <text:p>0.969752</text:p>
          </table:table-cell>
          <table:table-cell table:formula="of:=[.E341]+[.I341]" office:value-type="float" office:value="121.530752" calcext:value-type="float">
            <text:p>121.530752</text:p>
          </table:table-cell>
          <table:table-cell/>
          <table:table-cell table:formula="of:=[.H341]*100/[.C341]" office:value-type="float" office:value="47.4452554744526" calcext:value-type="float">
            <text:p>47.4452554744526</text:p>
          </table:table-cell>
          <table:table-cell/>
          <table:table-cell table:formula="of:=AVERAGE([.L333:.L341])" office:value-type="float" office:value="40.4320308291999" calcext:value-type="float">
            <text:p>40.432030829199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FT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52.752" calcext:value-type="float">
            <text:p>152.752</text:p>
          </table:table-cell>
          <table:table-cell office:value-type="string" calcext:value-type="string">
            <text:p>SIFT</text:p>
          </table:table-cell>
          <table:table-cell table:style-name="ce5" table:number-columns-repeated="3"/>
          <table:table-cell table:formula="of:=[.E342]+[.I342]" office:value-type="float" office:value="152.752" calcext:value-type="float">
            <text:p>152.752</text:p>
          </table:table-cell>
          <table:table-cell table:style-name="ce5"/>
          <table:table-cell table:formula="of:=[.H342]*100/[.C342]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Detec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FT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21.605" calcext:value-type="float">
            <text:p>121.605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2" calcext:value-type="float">
            <text:p>82</text:p>
          </table:table-cell>
          <table:table-cell office:value-type="float" office:value="0.550477" calcext:value-type="float">
            <text:p>0.550477</text:p>
          </table:table-cell>
          <table:table-cell table:formula="of:=[.E343]+[.I343]" office:value-type="float" office:value="122.155477" calcext:value-type="float">
            <text:p>122.155477</text:p>
          </table:table-cell>
          <table:table-cell table:style-name="ce5"/>
          <table:table-cell table:formula="of:=[.H343]*100/[.C343]" office:value-type="float" office:value="62.1212121212121" calcext:value-type="float">
            <text:p>62.1212121212121</text:p>
          </table:table-cell>
          <table:table-cell table:style-name="ce5"/>
          <table:table-cell table:formula="of:=AVERAGE([.E342:.E351])" office:value-type="float" office:value="128.1194" calcext:value-type="float">
            <text:p>128.1194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FT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28.948" calcext:value-type="float">
            <text:p>128.94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1" calcext:value-type="float">
            <text:p>81</text:p>
          </table:table-cell>
          <table:table-cell office:value-type="float" office:value="0.526622" calcext:value-type="float">
            <text:p>0.526622</text:p>
          </table:table-cell>
          <table:table-cell table:formula="of:=[.E344]+[.I344]" office:value-type="float" office:value="129.474622" calcext:value-type="float">
            <text:p>129.474622</text:p>
          </table:table-cell>
          <table:table-cell table:style-name="ce5"/>
          <table:table-cell table:formula="of:=[.H344]*100/[.C344]" office:value-type="float" office:value="65.3225806451613" calcext:value-type="float">
            <text:p>65.3225806451613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31.129" calcext:value-type="float">
            <text:p>131.129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5" calcext:value-type="float">
            <text:p>85</text:p>
          </table:table-cell>
          <table:table-cell office:value-type="float" office:value="0.450399" calcext:value-type="float">
            <text:p>0.450399</text:p>
          </table:table-cell>
          <table:table-cell table:formula="of:=[.E345]+[.I345]" office:value-type="float" office:value="131.579399" calcext:value-type="float">
            <text:p>131.579399</text:p>
          </table:table-cell>
          <table:table-cell table:style-name="ce5"/>
          <table:table-cell table:formula="of:=[.H345]*100/[.C345]" office:value-type="float" office:value="62.043795620438" calcext:value-type="float">
            <text:p>62.043795620438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T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31.077" calcext:value-type="float">
            <text:p>131.077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3" calcext:value-type="float">
            <text:p>93</text:p>
          </table:table-cell>
          <table:table-cell office:value-type="float" office:value="0.490544" calcext:value-type="float">
            <text:p>0.490544</text:p>
          </table:table-cell>
          <table:table-cell table:formula="of:=[.E346]+[.I346]" office:value-type="float" office:value="131.567544" calcext:value-type="float">
            <text:p>131.567544</text:p>
          </table:table-cell>
          <table:table-cell table:style-name="ce5"/>
          <table:table-cell table:formula="of:=[.H346]*100/[.C346]" office:value-type="float" office:value="69.4029850746269" calcext:value-type="float">
            <text:p>69.4029850746269</text:p>
          </table:table-cell>
          <table:table-cell table:style-name="ce5"/>
          <table:table-cell office:value-type="string" calcext:value-type="string">
            <text:p>descriptor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8.894" calcext:value-type="float">
            <text:p>118.8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90" calcext:value-type="float">
            <text:p>90</text:p>
          </table:table-cell>
          <table:table-cell office:value-type="float" office:value="0.495522" calcext:value-type="float">
            <text:p>0.495522</text:p>
          </table:table-cell>
          <table:table-cell table:formula="of:=[.E347]+[.I347]" office:value-type="float" office:value="119.389522" calcext:value-type="float">
            <text:p>119.389522</text:p>
          </table:table-cell>
          <table:table-cell table:style-name="ce5"/>
          <table:table-cell table:formula="of:=[.H347]*100/[.C347]" office:value-type="float" office:value="64.2857142857143" calcext:value-type="float">
            <text:p>64.2857142857143</text:p>
          </table:table-cell>
          <table:table-cell table:style-name="ce5"/>
          <table:table-cell table:formula="of:=AVERAGE([.I343:.I351])" office:value-type="float" office:value="0.524074666666667" calcext:value-type="float">
            <text:p>0.524074666666667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17.401" calcext:value-type="float">
            <text:p>117.401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1" calcext:value-type="float">
            <text:p>81</text:p>
          </table:table-cell>
          <table:table-cell office:value-type="float" office:value="0.505933" calcext:value-type="float">
            <text:p>0.505933</text:p>
          </table:table-cell>
          <table:table-cell table:formula="of:=[.E348]+[.I348]" office:value-type="float" office:value="117.906933" calcext:value-type="float">
            <text:p>117.906933</text:p>
          </table:table-cell>
          <table:table-cell table:style-name="ce5"/>
          <table:table-cell table:formula="of:=[.H348]*100/[.C348]" office:value-type="float" office:value="59.1240875912409" calcext:value-type="float">
            <text:p>59.1240875912409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18.826" calcext:value-type="float">
            <text:p>118.826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82" calcext:value-type="float">
            <text:p>82</text:p>
          </table:table-cell>
          <table:table-cell office:value-type="float" office:value="0.539389" calcext:value-type="float">
            <text:p>0.539389</text:p>
          </table:table-cell>
          <table:table-cell table:formula="of:=[.E349]+[.I349]" office:value-type="float" office:value="119.365389" calcext:value-type="float">
            <text:p>119.365389</text:p>
          </table:table-cell>
          <table:table-cell table:style-name="ce5"/>
          <table:table-cell table:formula="of:=[.H349]*100/[.C349]" office:value-type="float" office:value="55.4054054054054" calcext:value-type="float">
            <text:p>55.4054054054054</text:p>
          </table:table-cell>
          <table:table-cell table:style-name="ce5"/>
          <table:table-cell/>
          <table:table-cell table:style-name="Default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F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31.394" calcext:value-type="float">
            <text:p>131.39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2" calcext:value-type="float">
            <text:p>102</text:p>
          </table:table-cell>
          <table:table-cell office:value-type="float" office:value="0.606581" calcext:value-type="float">
            <text:p>0.606581</text:p>
          </table:table-cell>
          <table:table-cell table:formula="of:=[.E350]+[.I350]" office:value-type="float" office:value="132.000581" calcext:value-type="float">
            <text:p>132.000581</text:p>
          </table:table-cell>
          <table:table-cell table:style-name="ce5"/>
          <table:table-cell table:formula="of:=[.H350]*100/[.C350]" office:value-type="float" office:value="64.1509433962264" calcext:value-type="float">
            <text:p>64.1509433962264</text:p>
          </table:table-cell>
          <table:table-cell table:style-name="ce5"/>
          <table:table-cell office:value-type="string" calcext:value-type="string">
            <text:p>%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29.168" calcext:value-type="float">
            <text:p>129.168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SEL_KNN</text:p>
          </table:table-cell>
          <table:table-cell office:value-type="float" office:value="104" calcext:value-type="float">
            <text:p>104</text:p>
          </table:table-cell>
          <table:table-cell office:value-type="float" office:value="0.551205" calcext:value-type="float">
            <text:p>0.551205</text:p>
          </table:table-cell>
          <table:table-cell table:formula="of:=[.E351]+[.I351]" office:value-type="float" office:value="129.719205" calcext:value-type="float">
            <text:p>129.719205</text:p>
          </table:table-cell>
          <table:table-cell table:style-name="ce5"/>
          <table:table-cell table:formula="of:=[.H351]*100/[.C351]" office:value-type="float" office:value="75.9124087591241" calcext:value-type="float">
            <text:p>75.9124087591241</text:p>
          </table:table-cell>
          <table:table-cell table:style-name="ce5"/>
          <table:table-cell table:formula="of:=AVERAGE([.L343:.L351])" office:value-type="float" office:value="64.1965703221277" calcext:value-type="float">
            <text:p>64.196570322127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15"/>
          <table:table-cell table:number-columns-repeated="11"/>
        </table:table-row>
      </table:table>
      <table:table table:name="Summary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13"/>
        <table:table-column table:style-name="co11" table:default-cell-style-name="ce13"/>
        <table:table-column table:style-name="co12" table:default-cell-style-name="ce12"/>
        <table:table-column table:style-name="co13" table:default-cell-style-name="ce13"/>
        <table:table-row table:style-name="ro1">
          <table:table-cell table:style-name="ce6" office:value-type="string" calcext:value-type="string">
            <text:p>Combination</text:p>
          </table:table-cell>
          <table:table-cell table:style-name="ce6"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table:style-name="ce6" office:value-type="string" calcext:value-type="string">
            <text:p>mean detector time (ms)</text:p>
          </table:table-cell>
          <table:table-cell table:style-name="ce6" office:value-type="string" calcext:value-type="string">
            <text:p>mean descriptor time (ms)</text:p>
          </table:table-cell>
          <table:table-cell table:style-name="ce6" office:value-type="string" calcext:value-type="string">
            <text:p>mean Time (ms)</text:p>
          </table:table-cell>
          <table:table-cell table:style-name="ce6" office:value-type="string" calcext:value-type="string">
            <text:p>% of Matched Keypoints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style-name="ce12" office:value-type="float" office:value="19.5962" calcext:value-type="float">
            <text:p>19.60</text:p>
          </table:table-cell>
          <table:table-cell table:style-name="ce12" office:value-type="float" office:value="0.874769" calcext:value-type="float">
            <text:p>0.87</text:p>
          </table:table-cell>
          <table:table-cell table:formula="of:=[.E2]+[.D2]" office:value-type="float" office:value="20.470969" calcext:value-type="float">
            <text:p>20.47</text:p>
          </table:table-cell>
          <table:table-cell table:style-name="ce12" office:value-type="float" office:value="72.8202142482464" calcext:value-type="float">
            <text:p>72.8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style-name="ce12" office:value-type="float" office:value="16.92525" calcext:value-type="float">
            <text:p>16.93</text:p>
          </table:table-cell>
          <table:table-cell table:style-name="ce12" office:value-type="float" office:value="0.733789" calcext:value-type="float">
            <text:p>0.73</text:p>
          </table:table-cell>
          <table:table-cell table:formula="of:=[.E3]+[.D3]" office:value-type="float" office:value="17.659039" calcext:value-type="float">
            <text:p>17.66</text:p>
          </table:table-cell>
          <table:table-cell table:style-name="ce12" office:value-type="float" office:value="89.6731954799149" calcext:value-type="float">
            <text:p>89.6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style-name="ce12" office:value-type="float" office:value="22.9487" calcext:value-type="float">
            <text:p>22.95</text:p>
          </table:table-cell>
          <table:table-cell table:style-name="ce12" office:value-type="float" office:value="1.43095722222222" calcext:value-type="float">
            <text:p>1.43</text:p>
          </table:table-cell>
          <table:table-cell table:formula="of:=[.E4]+[.D4]" office:value-type="float" office:value="24.3796572222222" calcext:value-type="float">
            <text:p>24.38</text:p>
          </table:table-cell>
          <table:table-cell table:style-name="ce12" office:value-type="float" office:value="86.1664389119585" calcext:value-type="float">
            <text:p>86.1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style-name="ce12" office:value-type="float" office:value="14.296284" calcext:value-type="float">
            <text:p>14.30</text:p>
          </table:table-cell>
          <table:table-cell table:style-name="ce12" office:value-type="float" office:value="1.13319233333333" calcext:value-type="float">
            <text:p>1.13</text:p>
          </table:table-cell>
          <table:table-cell table:formula="of:=[.E5]+[.D5]" office:value-type="float" office:value="15.4294763333333" calcext:value-type="float">
            <text:p>15.43</text:p>
          </table:table-cell>
          <table:table-cell table:style-name="ce12" office:value-type="float" office:value="72.742898292641" calcext:value-type="float">
            <text:p>72.7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style-name="ce12" office:value-type="float" office:value="15.75535" calcext:value-type="float">
            <text:p>15.76</text:p>
          </table:table-cell>
          <table:table-cell table:style-name="ce12" office:value-type="float" office:value="0.366892555555556" calcext:value-type="float">
            <text:p>0.37</text:p>
          </table:table-cell>
          <table:table-cell table:formula="of:=[.E6]+[.D6]" office:value-type="float" office:value="16.1222425555556" calcext:value-type="float">
            <text:p>16.12</text:p>
          </table:table-cell>
          <table:table-cell table:style-name="ce12" office:value-type="float" office:value="88.0435188837433" calcext:value-type="float">
            <text:p>88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8.43784" calcext:value-type="float">
            <text:p>18.44</text:p>
          </table:table-cell>
          <table:table-cell office:value-type="float" office:value="0.597694222222222" calcext:value-type="float">
            <text:p>0.60</text:p>
          </table:table-cell>
          <table:table-cell table:formula="of:=[.E7]+[.D7]" office:value-type="float" office:value="19.0355342222222" calcext:value-type="float">
            <text:p>19.04</text:p>
          </table:table-cell>
          <table:table-cell office:value-type="float" office:value="65.5933719957079" calcext:value-type="float">
            <text:p>65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6.69364" calcext:value-type="float">
            <text:p>16.69</text:p>
          </table:table-cell>
          <table:table-cell office:value-type="float" office:value="0.090211" calcext:value-type="float">
            <text:p>0.09</text:p>
          </table:table-cell>
          <table:table-cell table:formula="of:=[.E8]+[.D8]" office:value-type="float" office:value="16.783851" calcext:value-type="float">
            <text:p>16.78</text:p>
          </table:table-cell>
          <table:table-cell office:value-type="float" office:value="80.1432013058449" calcext:value-type="float">
            <text:p>8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1.52885" calcext:value-type="float">
            <text:p>21.53</text:p>
          </table:table-cell>
          <table:table-cell office:value-type="float" office:value="0.231816777777778" calcext:value-type="float">
            <text:p>0.23</text:p>
          </table:table-cell>
          <table:table-cell table:formula="of:=[.E9]+[.D9]" office:value-type="float" office:value="21.7606667777778" calcext:value-type="float">
            <text:p>21.76</text:p>
          </table:table-cell>
          <table:table-cell office:value-type="float" office:value="73.1877805933084" calcext:value-type="float">
            <text:p>73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0.1617" calcext:value-type="float">
            <text:p>20.16</text:p>
          </table:table-cell>
          <table:table-cell office:value-type="float" office:value="0.0985408888888889" calcext:value-type="float">
            <text:p>0.10</text:p>
          </table:table-cell>
          <table:table-cell table:formula="of:=[.E10]+[.D10]" office:value-type="float" office:value="20.2602408888889" calcext:value-type="float">
            <text:p>20.26</text:p>
          </table:table-cell>
          <table:table-cell office:value-type="float" office:value="69.301992954965" calcext:value-type="float">
            <text:p>69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.77762" calcext:value-type="float">
            <text:p>18.78</text:p>
          </table:table-cell>
          <table:table-cell office:value-type="float" office:value="0.0858478888888889" calcext:value-type="float">
            <text:p>0.09</text:p>
          </table:table-cell>
          <table:table-cell table:formula="of:=[.E11]+[.D11]" office:value-type="float" office:value="18.8634678888889" calcext:value-type="float">
            <text:p>18.86</text:p>
          </table:table-cell>
          <table:table-cell office:value-type="float" office:value="75.8569535366676" calcext:value-type="float">
            <text:p>75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.6845448" calcext:value-type="float">
            <text:p>1.68</text:p>
          </table:table-cell>
          <table:table-cell office:value-type="float" office:value="0.684388444444444" calcext:value-type="float">
            <text:p>0.68</text:p>
          </table:table-cell>
          <table:table-cell table:formula="of:=[.E12]+[.D12]" office:value-type="float" office:value="2.36893324444444" calcext:value-type="float">
            <text:p>2.37</text:p>
          </table:table-cell>
          <table:table-cell office:value-type="float" office:value="67.0495688938884" calcext:value-type="float">
            <text:p>67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0.8657649" calcext:value-type="float">
            <text:p>0.87</text:p>
          </table:table-cell>
          <table:table-cell office:value-type="float" office:value="0.443245" calcext:value-type="float">
            <text:p>0.44</text:p>
          </table:table-cell>
          <table:table-cell table:formula="of:=[.E13]+[.D13]" office:value-type="float" office:value="1.3090099" calcext:value-type="float">
            <text:p>1.31</text:p>
          </table:table-cell>
          <table:table-cell office:value-type="float" office:value="82.0120147795457" calcext:value-type="float">
            <text:p>82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0.8467324" calcext:value-type="float">
            <text:p>0.85</text:p>
          </table:table-cell>
          <table:table-cell office:value-type="float" office:value="0.617157555555556" calcext:value-type="float">
            <text:p>0.62</text:p>
          </table:table-cell>
          <table:table-cell table:formula="of:=[.E14]+[.D14]" office:value-type="float" office:value="1.46388995555556" calcext:value-type="float">
            <text:p>1.46</text:p>
          </table:table-cell>
          <table:table-cell office:value-type="float" office:value="80.6695175446825" calcext:value-type="float">
            <text:p>80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0.8567475" calcext:value-type="float">
            <text:p>0.86</text:p>
          </table:table-cell>
          <table:table-cell office:value-type="float" office:value="0.525838111111111" calcext:value-type="float">
            <text:p>0.53</text:p>
          </table:table-cell>
          <table:table-cell table:formula="of:=[.E15]+[.D15]" office:value-type="float" office:value="1.38258561111111" calcext:value-type="float">
            <text:p>1.38</text:p>
          </table:table-cell>
          <table:table-cell office:value-type="float" office:value="65.7621793399627" calcext:value-type="float">
            <text:p>65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0.876211" calcext:value-type="float">
            <text:p>0.88</text:p>
          </table:table-cell>
          <table:table-cell office:value-type="float" office:value="0.768587222222222" calcext:value-type="float">
            <text:p>0.77</text:p>
          </table:table-cell>
          <table:table-cell table:formula="of:=[.E16]+[.D16]" office:value-type="float" office:value="1.64479822222222" calcext:value-type="float">
            <text:p>1.64</text:p>
          </table:table-cell>
          <table:table-cell office:value-type="float" office:value="78.0075324238558" calcext:value-type="float">
            <text:p>78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RISK</text:p>
          </table:table-cell>
          <table:table-cell office:value-type="float" office:value="242.5578" calcext:value-type="float">
            <text:p>242.56</text:p>
          </table:table-cell>
          <table:table-cell office:value-type="float" office:value="1.24491488888889" calcext:value-type="float">
            <text:p>1.24</text:p>
          </table:table-cell>
          <table:table-cell table:formula="of:=[.E17]+[.D17]" office:value-type="float" office:value="243.802714888889" calcext:value-type="float">
            <text:p>243.80</text:p>
          </table:table-cell>
          <table:table-cell office:value-type="float" office:value="62.9705222073836" calcext:value-type="float">
            <text:p>62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40.1109" calcext:value-type="float">
            <text:p>240.11</text:p>
          </table:table-cell>
          <table:table-cell office:value-type="float" office:value="1.27913866666667" calcext:value-type="float">
            <text:p>1.28</text:p>
          </table:table-cell>
          <table:table-cell table:formula="of:=[.E18]+[.D18]" office:value-type="float" office:value="241.390038666667" calcext:value-type="float">
            <text:p>241.39</text:p>
          </table:table-cell>
          <table:table-cell office:value-type="float" office:value="68.3489144287359" calcext:value-type="float">
            <text:p>68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88.2534" calcext:value-type="float">
            <text:p>288.25</text:p>
          </table:table-cell>
          <table:table-cell office:value-type="float" office:value="1.57189" calcext:value-type="float">
            <text:p>1.57</text:p>
          </table:table-cell>
          <table:table-cell table:formula="of:=[.E19]+[.D19]" office:value-type="float" office:value="289.82529" calcext:value-type="float">
            <text:p>289.83</text:p>
          </table:table-cell>
          <table:table-cell office:value-type="float" office:value="60.5720188824116" calcext:value-type="float">
            <text:p>60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48.1308" calcext:value-type="float">
            <text:p>248.13</text:p>
          </table:table-cell>
          <table:table-cell office:value-type="float" office:value="0.997678333333334" calcext:value-type="float">
            <text:p>1.00</text:p>
          </table:table-cell>
          <table:table-cell table:formula="of:=[.E20]+[.D20]" office:value-type="float" office:value="249.128478333333" calcext:value-type="float">
            <text:p>249.13</text:p>
          </table:table-cell>
          <table:table-cell office:value-type="float" office:value="61.1846435193795" calcext:value-type="float">
            <text:p>61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47.4923" calcext:value-type="float">
            <text:p>247.49</text:p>
          </table:table-cell>
          <table:table-cell office:value-type="float" office:value="2.97731555555556" calcext:value-type="float">
            <text:p>2.98</text:p>
          </table:table-cell>
          <table:table-cell table:formula="of:=[.E21]+[.D21]" office:value-type="float" office:value="250.469615555556" calcext:value-type="float">
            <text:p>250.47</text:p>
          </table:table-cell>
          <table:table-cell office:value-type="float" office:value="65.9895859343296" calcext:value-type="float">
            <text:p>65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.351027" calcext:value-type="float">
            <text:p>8.35</text:p>
          </table:table-cell>
          <table:table-cell office:value-type="float" office:value="0.258519444444444" calcext:value-type="float">
            <text:p>0.26</text:p>
          </table:table-cell>
          <table:table-cell table:formula="of:=[.E22]+[.D22]" office:value-type="float" office:value="8.60954644444444" calcext:value-type="float">
            <text:p>8.61</text:p>
          </table:table-cell>
          <table:table-cell office:value-type="float" office:value="70.3772072465551" calcext:value-type="float">
            <text:p>70.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359511" calcext:value-type="float">
            <text:p>9.36</text:p>
          </table:table-cell>
          <table:table-cell office:value-type="float" office:value="0.296441666666667" calcext:value-type="float">
            <text:p>0.30</text:p>
          </table:table-cell>
          <table:table-cell table:formula="of:=[.E23]+[.D23]" office:value-type="float" office:value="9.65595266666667" calcext:value-type="float">
            <text:p>9.66</text:p>
          </table:table-cell>
          <table:table-cell office:value-type="float" office:value="50.5971236907435" calcext:value-type="float">
            <text:p>50.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B</text:p>
          </table:table-cell>
          <table:table-cell office:value-type="float" office:value="8.600454" calcext:value-type="float">
            <text:p>8.60</text:p>
          </table:table-cell>
          <table:table-cell office:value-type="float" office:value="0.385929777777778" calcext:value-type="float">
            <text:p>0.39</text:p>
          </table:table-cell>
          <table:table-cell table:formula="of:=[.E24]+[.D24]" office:value-type="float" office:value="8.98638377777778" calcext:value-type="float">
            <text:p>8.99</text:p>
          </table:table-cell>
          <table:table-cell office:value-type="float" office:value="70.8990171781845" calcext:value-type="float">
            <text:p>70.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.018253" calcext:value-type="float">
            <text:p>9.02</text:p>
          </table:table-cell>
          <table:table-cell office:value-type="float" office:value="0.168159888888889" calcext:value-type="float">
            <text:p>0.17</text:p>
          </table:table-cell>
          <table:table-cell table:formula="of:=[.E25]+[.D25]" office:value-type="float" office:value="9.18641288888889" calcext:value-type="float">
            <text:p>9.19</text:p>
          </table:table-cell>
          <table:table-cell office:value-type="float" office:value="39.3748092843651" calcext:value-type="float">
            <text:p>39.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.049176" calcext:value-type="float">
            <text:p>8.05</text:p>
          </table:table-cell>
          <table:table-cell office:value-type="float" office:value="0.634863666666667" calcext:value-type="float">
            <text:p>0.63</text:p>
          </table:table-cell>
          <table:table-cell table:formula="of:=[.E26]+[.D26]" office:value-type="float" office:value="8.68403966666667" calcext:value-type="float">
            <text:p>8.68</text:p>
          </table:table-cell>
          <table:table-cell office:value-type="float" office:value="71.2768634722754" calcext:value-type="float">
            <text:p>71.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2.41304" calcext:value-type="float">
            <text:p>102.41</text:p>
          </table:table-cell>
          <table:table-cell office:value-type="float" office:value="0.814242" calcext:value-type="float">
            <text:p>0.81</text:p>
          </table:table-cell>
          <table:table-cell table:formula="of:=[.E27]+[.D27]" office:value-type="float" office:value="103.227282" calcext:value-type="float">
            <text:p>103.23</text:p>
          </table:table-cell>
          <table:table-cell office:value-type="float" office:value="80.8357884260272" calcext:value-type="float">
            <text:p>80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2.43745" calcext:value-type="float">
            <text:p>92.44</text:p>
          </table:table-cell>
          <table:table-cell office:value-type="float" office:value="0.734448444444444" calcext:value-type="float">
            <text:p>0.73</text:p>
          </table:table-cell>
          <table:table-cell table:formula="of:=[.E28]+[.D28]" office:value-type="float" office:value="93.1718984444445" calcext:value-type="float">
            <text:p>93.17</text:p>
          </table:table-cell>
          <table:table-cell office:value-type="float" office:value="84.1840164243255" calcext:value-type="float">
            <text:p>84.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6.39683" calcext:value-type="float">
            <text:p>96.40</text:p>
          </table:table-cell>
          <table:table-cell office:value-type="float" office:value="0.757245" calcext:value-type="float">
            <text:p>0.76</text:p>
          </table:table-cell>
          <table:table-cell table:formula="of:=[.E29]+[.D29]" office:value-type="float" office:value="97.154075" calcext:value-type="float">
            <text:p>97.15</text:p>
          </table:table-cell>
          <table:table-cell office:value-type="float" office:value="78.899892969527" calcext:value-type="float">
            <text:p>78.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7.54118" calcext:value-type="float">
            <text:p>87.54</text:p>
          </table:table-cell>
          <table:table-cell office:value-type="float" office:value="0.499901444444444" calcext:value-type="float">
            <text:p>0.50</text:p>
          </table:table-cell>
          <table:table-cell table:formula="of:=[.E30]+[.D30]" office:value-type="float" office:value="88.0410814444445" calcext:value-type="float">
            <text:p>88.04</text:p>
          </table:table-cell>
          <table:table-cell office:value-type="float" office:value="78.9868344006443" calcext:value-type="float">
            <text:p>78.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KAZE</text:p>
          </table:table-cell>
          <table:table-cell table:style-name="ce5" office:value-type="string" calcext:value-type="string">
            <text:p>AKAZE</text:p>
          </table:table-cell>
          <table:table-cell office:value-type="float" office:value="93.62787" calcext:value-type="float">
            <text:p>93.63</text:p>
          </table:table-cell>
          <table:table-cell office:value-type="float" office:value="0.600161" calcext:value-type="float">
            <text:p>0.60</text:p>
          </table:table-cell>
          <table:table-cell table:formula="of:=[.E31]+[.D31]" office:value-type="float" office:value="94.228031" calcext:value-type="float">
            <text:p>94.23</text:p>
          </table:table-cell>
          <table:table-cell office:value-type="float" office:value="83.7215726936259" calcext:value-type="float">
            <text:p>83.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9.6772" calcext:value-type="float">
            <text:p>99.68</text:p>
          </table:table-cell>
          <table:table-cell office:value-type="float" office:value="0.722807125" calcext:value-type="float">
            <text:p>0.72</text:p>
          </table:table-cell>
          <table:table-cell table:formula="of:=[.E32]+[.D32]" office:value-type="float" office:value="100.400007125" calcext:value-type="float">
            <text:p>100.40</text:p>
          </table:table-cell>
          <table:table-cell office:value-type="float" office:value="84.41750643874" calcext:value-type="float">
            <text:p>84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26.78308" calcext:value-type="float">
            <text:p>126.78</text:p>
          </table:table-cell>
          <table:table-cell office:value-type="float" office:value="0.600727888888889" calcext:value-type="float">
            <text:p>0.60</text:p>
          </table:table-cell>
          <table:table-cell table:formula="of:=[.E33]+[.D33]" office:value-type="float" office:value="127.383807888889" calcext:value-type="float">
            <text:p>127.38</text:p>
          </table:table-cell>
          <table:table-cell office:value-type="float" office:value="47.6504238832632" calcext:value-type="float">
            <text:p>47.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5.3271" calcext:value-type="float">
            <text:p>135.33</text:p>
          </table:table-cell>
          <table:table-cell office:value-type="float" office:value="3.24648788888889" calcext:value-type="float">
            <text:p>3.25</text:p>
          </table:table-cell>
          <table:table-cell table:formula="of:=[.E34]+[.D34]" office:value-type="float" office:value="138.573587888889" calcext:value-type="float">
            <text:p>138.57</text:p>
          </table:table-cell>
          <table:table-cell office:value-type="float" office:value="54.8006400799102" calcext:value-type="float">
            <text:p>54.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20.9758" calcext:value-type="float">
            <text:p>120.98</text:p>
          </table:table-cell>
          <table:table-cell office:value-type="float" office:value="0.894452111111111" calcext:value-type="float">
            <text:p>0.89</text:p>
          </table:table-cell>
          <table:table-cell table:formula="of:=[.E35]+[.D35]" office:value-type="float" office:value="121.870252111111" calcext:value-type="float">
            <text:p>121.87</text:p>
          </table:table-cell>
          <table:table-cell office:value-type="float" office:value="40.4320308291999" calcext:value-type="float">
            <text:p>40.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SIFT</text:p>
          </table:table-cell>
          <table:table-cell office:value-type="float" office:value="128.1194" calcext:value-type="float">
            <text:p>128.12</text:p>
          </table:table-cell>
          <table:table-cell office:value-type="float" office:value="0.524074666666667" calcext:value-type="float">
            <text:p>0.52</text:p>
          </table:table-cell>
          <table:table-cell table:formula="of:=[.E36]+[.D36]" office:value-type="float" office:value="128.643474666667" calcext:value-type="float">
            <text:p>128.64</text:p>
          </table:table-cell>
          <table:table-cell office:value-type="float" office:value="64.1965703221277" calcext:value-type="float">
            <text:p>64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3" loext:min-decimal-places="3" number:min-integer-digits="1"/>
    </number:number-style>
    <number:currency-style style:name="N144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4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9P2" style:volatile="true">
      <loext:text> $</loext:text>
      <loext:fill-character> </loext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4.233cm" fo:margin-bottom="4.233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2:53:02.050373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6" style:display-name="PageStyle_Sheet1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7" style:display-name="PageStyle_Sheet1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8" style:display-name="PageStyle_Sheet1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9" style:display-name="PageStyle_Sheet1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0" style:display-name="PageStyle_Sheet1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1" style:display-name="PageStyle_Sheet1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2" style:display-name="PageStyle_Sheet1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3" style:display-name="PageStyle_Sheet1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4" style:display-name="PageStyle_Sheet1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5" style:display-name="PageStyle_Sheet1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6" style:display-name="PageStyle_Sheet1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7" style:display-name="PageStyle_Sheet1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8" style:display-name="PageStyle_Sheet1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9" style:display-name="PageStyle_Sheet1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0" style:display-name="PageStyle_Sheet1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1" style:display-name="PageStyle_Sheet1 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2" style:display-name="PageStyle_Sheet1 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3" style:display-name="PageStyle_Sheet1 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4" style:display-name="PageStyle_Sheet1 3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5" style:display-name="PageStyle_Sheet1 3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6" style:display-name="PageStyle_Sheet1 3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7" style:display-name="PageStyle_Sheet1 3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8" style:display-name="PageStyle_Sheet1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9" style:display-name="PageStyle_Sheet1 3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01:21:59.481197146</meta:creation-date>
    <dc:date>2020-06-27T22:53:22.974399822</dc:date>
    <meta:editing-duration>P1DT17H28M11S</meta:editing-duration>
    <meta:editing-cycles>8</meta:editing-cycles>
    <meta:generator>LibreOffice/6.4.3.2$Linux_X86_64 LibreOffice_project/40$Build-2</meta:generator>
    <meta:document-statistic meta:table-count="2" meta:cell-count="4220" meta:object-count="0"/>
  </office:meta>
</office:document-meta>
</file>